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50000020FF02CC39A8F156671.png" manifest:media-type="image/png"/>
  <manifest:file-entry manifest:full-path="Pictures/100002010000030C000002142EFB069064135851.png" manifest:media-type="image/png"/>
  <manifest:file-entry manifest:full-path="Pictures/10003442000050A6000036F9C011D2B03080E052.svg" manifest:media-type="image/svg+xml"/>
  <manifest:file-entry manifest:full-path="Pictures/10000201000003120000020F898807A528500F1B.png" manifest:media-type="image/png"/>
  <manifest:file-entry manifest:full-path="Pictures/10004E690000518400003672888927602FAE09BA.svg" manifest:media-type="image/svg+xml"/>
  <manifest:file-entry manifest:full-path="Pictures/1000020100000314000001C32FCB7F15CA0B14B6.png" manifest:media-type="image/png"/>
  <manifest:file-entry manifest:full-path="Pictures/10001DF00000516A00002EA77EF417D795CC9096.svg" manifest:media-type="image/svg+xml"/>
  <manifest:file-entry manifest:full-path="Pictures/1000308A0000513E0000367801753F1206647781.svg" manifest:media-type="image/svg+xml"/>
  <manifest:file-entry manifest:full-path="Pictures/10000201000001A50000010E19756A61FDE6F744.png" manifest:media-type="image/png"/>
  <manifest:file-entry manifest:full-path="Pictures/10000201000000C1000000D0FB2E27362D471EDE.png" manifest:media-type="image/png"/>
  <manifest:file-entry manifest:full-path="Pictures/100002010000028C0000013E8BEBF16A0BA03D0C.png" manifest:media-type="image/png"/>
  <manifest:file-entry manifest:full-path="Pictures/100002010000028C0000010F803E9A16A682091E.png" manifest:media-type="image/png"/>
  <manifest:file-entry manifest:full-path="Pictures/10000201000002270000013DF08FFDE67451C607.png" manifest:media-type="image/png"/>
  <manifest:file-entry manifest:full-path="Pictures/10000201000002DC000002889BA90C00A0ED1C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b083fc2"/>
    </style:style>
    <style:style style:name="P2" style:family="paragraph" style:parent-style-name="Standard">
      <style:paragraph-properties fo:text-align="center" style:justify-single-word="false"/>
      <style:text-properties officeooo:paragraph-rsid="0b146296"/>
    </style:style>
    <style:style style:name="P3" style:family="paragraph" style:parent-style-name="Standard">
      <style:paragraph-properties fo:text-align="start" style:justify-single-word="false"/>
      <style:text-properties officeooo:paragraph-rsid="0b083fc2"/>
    </style:style>
    <style:style style:name="P4" style:family="paragraph" style:parent-style-name="Standard">
      <style:paragraph-properties fo:text-align="start" style:justify-single-word="false"/>
      <style:text-properties officeooo:paragraph-rsid="0b0b8abd"/>
    </style:style>
    <style:style style:name="P5" style:family="paragraph" style:parent-style-name="Standard">
      <style:paragraph-properties fo:text-align="start" style:justify-single-word="false"/>
      <style:text-properties officeooo:paragraph-rsid="0b0be7a9"/>
    </style:style>
    <style:style style:name="P6" style:family="paragraph" style:parent-style-name="Standard">
      <style:paragraph-properties fo:text-align="start" style:justify-single-word="false"/>
      <style:text-properties officeooo:paragraph-rsid="0b0d290f"/>
    </style:style>
    <style:style style:name="P7" style:family="paragraph" style:parent-style-name="Standard">
      <style:paragraph-properties fo:text-align="start" style:justify-single-word="false"/>
      <style:text-properties officeooo:paragraph-rsid="0b0d4cdc"/>
    </style:style>
    <style:style style:name="P8" style:family="paragraph" style:parent-style-name="Standard">
      <style:paragraph-properties fo:text-align="start" style:justify-single-word="false"/>
      <style:text-properties officeooo:paragraph-rsid="0b0fca92"/>
    </style:style>
    <style:style style:name="P9" style:family="paragraph" style:parent-style-name="Standard">
      <style:paragraph-properties fo:text-align="start" style:justify-single-word="false"/>
      <style:text-properties officeooo:paragraph-rsid="0b126828"/>
    </style:style>
    <style:style style:name="P10" style:family="paragraph" style:parent-style-name="Standard">
      <style:paragraph-properties fo:text-align="start" style:justify-single-word="false"/>
      <style:text-properties officeooo:paragraph-rsid="0b146296"/>
    </style:style>
    <style:style style:name="P11" style:family="paragraph" style:parent-style-name="Standard">
      <style:paragraph-properties fo:text-align="start" style:justify-single-word="false"/>
      <style:text-properties officeooo:paragraph-rsid="0b159521"/>
    </style:style>
    <style:style style:name="P12" style:family="paragraph" style:parent-style-name="Standard">
      <style:paragraph-properties fo:text-align="start" style:justify-single-word="false"/>
      <style:text-properties officeooo:paragraph-rsid="0b1a846d"/>
    </style:style>
    <style:style style:name="P13" style:family="paragraph" style:parent-style-name="Standard">
      <style:paragraph-properties fo:text-align="start" style:justify-single-word="false"/>
      <style:text-properties officeooo:paragraph-rsid="0b20dd65"/>
    </style:style>
    <style:style style:name="P14" style:family="paragraph" style:parent-style-name="Standard">
      <style:paragraph-properties fo:text-align="start" style:justify-single-word="false"/>
      <style:text-properties officeooo:paragraph-rsid="0b3b1cb9"/>
    </style:style>
    <style:style style:name="P15" style:family="paragraph" style:parent-style-name="Standard">
      <style:paragraph-properties fo:text-align="start" style:justify-single-word="false"/>
      <style:text-properties officeooo:paragraph-rsid="0b3efcfc"/>
    </style:style>
    <style:style style:name="P16" style:family="paragraph" style:parent-style-name="Standard">
      <style:paragraph-properties fo:text-align="start" style:justify-single-word="false"/>
      <style:text-properties officeooo:paragraph-rsid="0b4016ca"/>
    </style:style>
    <style:style style:name="P17" style:family="paragraph" style:parent-style-name="Standard">
      <style:paragraph-properties fo:text-align="start" style:justify-single-word="false"/>
      <style:text-properties officeooo:paragraph-rsid="0b40e6c1"/>
    </style:style>
    <style:style style:name="P18" style:family="paragraph" style:parent-style-name="Standard">
      <style:paragraph-properties fo:text-align="start" style:justify-single-word="false"/>
      <style:text-properties officeooo:paragraph-rsid="0b42a9a9"/>
    </style:style>
    <style:style style:name="P19" style:family="paragraph" style:parent-style-name="Standard">
      <style:paragraph-properties fo:text-align="start" style:justify-single-word="false"/>
      <style:text-properties officeooo:paragraph-rsid="0b45ba2a"/>
    </style:style>
    <style:style style:name="P20" style:family="paragraph" style:parent-style-name="Standard">
      <style:paragraph-properties fo:text-align="start" style:justify-single-word="false"/>
      <style:text-properties officeooo:paragraph-rsid="0b47a6fd"/>
    </style:style>
    <style:style style:name="P21" style:family="paragraph" style:parent-style-name="Standard">
      <style:paragraph-properties fo:text-align="start" style:justify-single-word="false"/>
      <style:text-properties officeooo:paragraph-rsid="0b48f96b"/>
    </style:style>
    <style:style style:name="P22" style:family="paragraph" style:parent-style-name="Standard">
      <style:text-properties officeooo:paragraph-rsid="0b3635b7"/>
    </style:style>
    <style:style style:name="P23" style:family="paragraph" style:parent-style-name="Standard">
      <style:text-properties officeooo:paragraph-rsid="0b5e8812"/>
    </style:style>
    <style:style style:name="P24" style:family="paragraph" style:parent-style-name="Standard">
      <style:text-properties officeooo:paragraph-rsid="0b6b9f59"/>
    </style:style>
    <style:style style:name="P25" style:family="paragraph" style:parent-style-name="Standard">
      <style:text-properties officeooo:paragraph-rsid="0b6ca665"/>
    </style:style>
    <style:style style:name="P26" style:family="paragraph" style:parent-style-name="Standard">
      <style:text-properties officeooo:paragraph-rsid="0b6e91d7"/>
    </style:style>
    <style:style style:name="P27" style:family="paragraph" style:parent-style-name="Standard">
      <style:text-properties officeooo:paragraph-rsid="0b728fff"/>
    </style:style>
    <style:style style:name="P28" style:family="paragraph" style:parent-style-name="Standard">
      <style:text-properties officeooo:paragraph-rsid="0b765001"/>
    </style:style>
    <style:style style:name="P29" style:family="paragraph" style:parent-style-name="Standard">
      <style:text-properties officeooo:paragraph-rsid="0b7d6694"/>
    </style:style>
    <style:style style:name="P30" style:family="paragraph" style:parent-style-name="Standard">
      <style:text-properties officeooo:paragraph-rsid="0b8d28c3"/>
    </style:style>
    <style:style style:name="P31" style:family="paragraph" style:parent-style-name="Standard">
      <style:text-properties officeooo:paragraph-rsid="0b8e01c0"/>
    </style:style>
    <style:style style:name="P32" style:family="paragraph" style:parent-style-name="Standard">
      <style:text-properties officeooo:paragraph-rsid="0b907ba1"/>
    </style:style>
    <style:style style:name="P33" style:family="paragraph" style:parent-style-name="Standard">
      <style:text-properties officeooo:paragraph-rsid="0b944199"/>
    </style:style>
    <style:style style:name="P34" style:family="paragraph" style:parent-style-name="Standard">
      <style:text-properties officeooo:paragraph-rsid="0b9be2a5"/>
    </style:style>
    <style:style style:name="P35" style:family="paragraph" style:parent-style-name="Standard">
      <style:text-properties officeooo:paragraph-rsid="0b9e9a2e"/>
    </style:style>
    <style:style style:name="P36" style:family="paragraph" style:parent-style-name="Standard">
      <style:text-properties officeooo:paragraph-rsid="0ba97490"/>
    </style:style>
    <style:style style:name="P37" style:family="paragraph" style:parent-style-name="Standard">
      <style:text-properties officeooo:paragraph-rsid="0bab26eb"/>
    </style:style>
    <style:style style:name="P38" style:family="paragraph" style:parent-style-name="Standard">
      <style:text-properties officeooo:paragraph-rsid="0baba6a5"/>
    </style:style>
    <style:style style:name="P39" style:family="paragraph" style:parent-style-name="Standard">
      <style:text-properties officeooo:paragraph-rsid="0baf2695"/>
    </style:style>
    <style:style style:name="P40" style:family="paragraph" style:parent-style-name="Standard">
      <style:text-properties officeooo:paragraph-rsid="0baffdd1"/>
    </style:style>
    <style:style style:name="P41" style:family="paragraph" style:parent-style-name="Standard">
      <style:text-properties officeooo:paragraph-rsid="0bb3c71c"/>
    </style:style>
    <style:style style:name="P42" style:family="paragraph" style:parent-style-name="Standard">
      <style:text-properties officeooo:paragraph-rsid="0bb437f4"/>
    </style:style>
    <style:style style:name="P43" style:family="paragraph" style:parent-style-name="Standard">
      <style:text-properties officeooo:paragraph-rsid="0bb72b75"/>
    </style:style>
    <style:style style:name="P44" style:family="paragraph" style:parent-style-name="Standard">
      <style:text-properties officeooo:paragraph-rsid="0bb8580c"/>
    </style:style>
    <style:style style:name="P45" style:family="paragraph" style:parent-style-name="Standard">
      <style:text-properties officeooo:paragraph-rsid="0bd06c5a"/>
    </style:style>
    <style:style style:name="P46" style:family="paragraph" style:parent-style-name="Preformatted_20_Text">
      <style:paragraph-properties fo:text-align="start" style:justify-single-word="false"/>
      <style:text-properties officeooo:paragraph-rsid="0b083fc2"/>
    </style:style>
    <style:style style:name="P47" style:family="paragraph" style:parent-style-name="Preformatted_20_Text">
      <style:paragraph-properties fo:text-align="start" style:justify-single-word="false"/>
      <style:text-properties officeooo:paragraph-rsid="0b126828"/>
    </style:style>
    <style:style style:name="P48" style:family="paragraph" style:parent-style-name="Preformatted_20_Text">
      <style:paragraph-properties fo:text-align="start" style:justify-single-word="false"/>
      <style:text-properties officeooo:paragraph-rsid="0b47a6fd"/>
    </style:style>
    <style:style style:name="P49" style:family="paragraph" style:parent-style-name="Preformatted_20_Text">
      <style:paragraph-properties fo:text-align="start" style:justify-single-word="false"/>
      <style:text-properties officeooo:paragraph-rsid="0b48f96b"/>
    </style:style>
    <style:style style:name="P50" style:family="paragraph" style:parent-style-name="Preformatted_20_Text">
      <style:paragraph-properties fo:text-align="start" style:justify-single-word="false"/>
      <style:text-properties officeooo:paragraph-rsid="0b4ae9fb"/>
    </style:style>
    <style:style style:name="P51" style:family="paragraph" style:parent-style-name="Preformatted_20_Text">
      <style:paragraph-properties fo:text-align="start" style:justify-single-word="false"/>
      <style:text-properties officeooo:paragraph-rsid="0b4ec14a"/>
    </style:style>
    <style:style style:name="P52" style:family="paragraph" style:parent-style-name="Preformatted_20_Text">
      <style:text-properties officeooo:paragraph-rsid="0b5e8812"/>
    </style:style>
    <style:style style:name="P53" style:family="paragraph" style:parent-style-name="Preformatted_20_Text">
      <style:paragraph-properties fo:margin-top="0cm" fo:margin-bottom="0.499cm" loext:contextual-spacing="false"/>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Standard" style:master-page-name="Standard">
      <style:paragraph-properties fo:text-align="center" style:justify-single-word="false" style:page-number="auto"/>
      <style:text-properties officeooo:paragraph-rsid="0b146296"/>
    </style:style>
    <style:style style:name="P58" style:family="paragraph" style:parent-style-name="Heading_20_1">
      <style:paragraph-properties fo:text-align="center" style:justify-single-word="false"/>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8d28c3"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07ba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4419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9f8e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be2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e9a2e"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9749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26e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a6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ffd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3c71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437f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72b7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8580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1771f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8d28c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07ba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4419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9f8e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be2a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e9a2e"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9749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b26e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ffd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3c71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437f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72b7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1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4"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5"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6"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7" style:family="text">
      <style:text-properties fo:font-variant="normal" fo:text-transform="none" fo:color="#000000" style:text-line-through-style="none" style:text-line-through-type="none" fo:font-size="11pt" fo:letter-spacing="normal" fo:language="en" fo:country="IN" fo:font-style="normal" style:text-underline-style="none" officeooo:rsid="0ba97490"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8" style:family="text">
      <style:text-properties fo:font-variant="normal" fo:text-transform="none" fo:color="#000000" style:text-line-through-style="none" style:text-line-through-type="none" fo:font-size="11pt" fo:letter-spacing="normal" fo:language="en" fo:country="IN" fo:font-style="normal" style:text-underline-style="none" officeooo:rsid="0baffd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9"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0"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1"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2"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3" style:family="text">
      <style:text-properties fo:font-variant="normal" fo:text-transform="none" fo:color="#000000" style:text-line-through-style="none" style:text-line-through-type="none" fo:font-size="11pt" fo:letter-spacing="normal" fo:language="en" fo:country="IN" style:text-underline-style="none" fo:font-weight="normal" officeooo:rsid="0b9e9a2e"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4"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5"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6"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87"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0e6c1"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8"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5493e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9"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2a9a9"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0"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6359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1"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5ba2a"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2"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d474c"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3"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e13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4"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e1b8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4ae9fb"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96"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24bd4"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9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38953"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9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5a31f"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99"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5e881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0"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72c7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1"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a97490"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2"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bee7e"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3"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b3c71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dccb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f6ea59"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6"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5e881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07"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d72c7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08" style:family="text">
      <style:text-properties fo:font-size="14pt" style:font-size-asian="14pt" style:font-size-complex="14pt"/>
    </style:style>
    <style:style style:name="T109" style:family="text">
      <style:text-properties fo:font-size="14pt" officeooo:rsid="0be532c7" style:font-size-asian="14pt" style:font-size-complex="14pt"/>
    </style:style>
    <style:style style:name="T110" style:family="text">
      <style:text-properties fo:font-size="14pt" officeooo:rsid="0be559ce" style:font-size-asian="14pt" style:font-size-complex="14pt"/>
    </style:style>
    <style:style style:name="T111" style:family="text">
      <style:text-properties fo:font-size="14pt" officeooo:rsid="0be861b6" style:font-size-asian="14pt" style:font-size-complex="14pt"/>
    </style:style>
    <style:style style:name="T112" style:family="text">
      <style:text-properties fo:font-size="14pt" officeooo:rsid="0be8b09c" style:font-size-asian="14pt" style:font-size-complex="14pt"/>
    </style:style>
    <style:style style:name="T113" style:family="text">
      <style:text-properties fo:font-size="14pt" officeooo:rsid="0bea1d98" style:font-size-asian="14pt" style:font-size-complex="14pt"/>
    </style:style>
    <style:style style:name="T114" style:family="text">
      <style:text-properties fo:font-size="14pt" officeooo:rsid="0bebebe9" style:font-size-asian="14pt" style:font-size-complex="14pt"/>
    </style:style>
    <style:style style:name="T115" style:family="text">
      <style:text-properties fo:font-size="14pt" officeooo:rsid="0bedccbc" style:font-size-asian="14pt" style:font-size-complex="14pt"/>
    </style:style>
    <style:style style:name="T116" style:family="text">
      <style:text-properties fo:font-size="14pt" officeooo:rsid="0bf6ea59" style:font-size-asian="14pt" style:font-size-complex="14pt"/>
    </style:style>
    <style:style style:name="T117" style:family="text">
      <style:text-properties fo:font-size="14pt" officeooo:rsid="0bf6fa9f" style:font-size-asian="14pt" style:font-size-complex="14pt"/>
    </style:style>
    <style:style style:name="T118" style:family="text">
      <style:text-properties fo:font-size="13pt" style:font-size-asian="13pt" style:font-size-complex="13pt"/>
    </style:style>
    <style:style style:name="T119" style:family="text">
      <style:text-properties fo:font-size="13pt" officeooo:rsid="0bd78626" style:font-size-asian="13pt" style:font-size-complex="13pt"/>
    </style:style>
    <style:style style:name="T120" style:family="text">
      <style:text-properties fo:font-size="13pt" officeooo:rsid="0beb8159" style:font-size-asian="13pt" style:font-size-complex="13pt"/>
    </style:style>
    <style:style style:name="T121" style:family="text">
      <style:text-properties fo:font-size="12pt" style:font-size-asian="12pt" style:font-size-complex="12pt"/>
    </style:style>
    <style:style style:name="T122" style:family="text">
      <style:text-properties fo:font-size="12pt" officeooo:rsid="0bdeb9d6" style:font-size-asian="12pt" style:font-size-complex="12pt"/>
    </style:style>
    <style:style style:name="T12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Source_20_Text"><text:span text:style-name="T46"/></text:span></text:p>
      <text:p text:style-name="P2"><text:span text:style-name="Source_20_Text"><text:span text:style-name="T46">https://www.git-tower.com/blog/git-cheat-sheet/</text:span></text:span></text:p>
      <text:p text:style-name="P2"><text:span text:style-name="Source_20_Text"><text:span text:style-name="T46">https://shafiul.github.io//gitbook/index.html</text:span></text:span></text:p>
      <text:p text:style-name="P2"><text:span text:style-name="Source_20_Text"><text:span text:style-name="T46"/></text:span></text:p>
      <text:p text:style-name="P2"><text:span text:style-name="Source_20_Text"><text:span text:style-name="T46"/></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4840_883239861" text:style-name="Index_20_Link" text:visited-style-name="Index_20_Link">A BIT OF HISTORY<text:tab/>2</text:a></text:p>
          <text:p text:style-name="P56"><text:a xlink:type="simple" xlink:href="#__RefHeading___Toc4738_883239861" text:style-name="Index_20_Link" text:visited-style-name="Index_20_Link">DELTA ENCODING OR DELTA COMPRESSION:<text:tab/>4</text:a></text:p>
          <text:p text:style-name="P56"><text:a xlink:type="simple" xlink:href="#__RefHeading___Toc4942_883239861" text:style-name="Index_20_Link" text:visited-style-name="Index_20_Link">GIT DATA STRUCTURES:<text:tab/>4</text:a></text:p>
          <text:p text:style-name="P55"><text:a xlink:type="simple" xlink:href="#__RefHeading___Toc4944_883239861" text:style-name="Index_20_Link" text:visited-style-name="Index_20_Link">GIT OBJECT MODEL<text:tab/>5</text:a></text:p>
          <text:p text:style-name="P56"><text:a xlink:type="simple" xlink:href="#__RefHeading___Toc4946_883239861" text:style-name="Index_20_Link" text:visited-style-name="Index_20_Link">HOW DOES GIT UTILIZES SHA1:<text:tab/>5</text:a></text:p>
          <text:p text:style-name="P54"><text:a xlink:type="simple" xlink:href="#__RefHeading___Toc4948_883239861" text:style-name="Index_20_Link" text:visited-style-name="Index_20_Link">NOTES ON SHA1:<text:tab/>5</text:a></text:p>
          <text:p text:style-name="P56"><text:a xlink:type="simple" xlink:href="#__RefHeading___Toc4950_883239861" text:style-name="Index_20_Link" text:visited-style-name="Index_20_Link">OBJECTS IN GIT:<text:tab/>6</text:a></text:p>
          <text:p text:style-name="P54"><text:a xlink:type="simple" xlink:href="#__RefHeading___Toc4952_883239861" text:style-name="Index_20_Link" text:visited-style-name="Index_20_Link">TYPES OF OBJECTS:<text:tab/>6</text:a></text:p>
          <text:p text:style-name="P54"><text:a xlink:type="simple" xlink:href="#__RefHeading___Toc4954_883239861" text:style-name="Index_20_Link" text:visited-style-name="Index_20_Link">NOTES ON BLOBS:<text:tab/>6</text:a></text:p>
          <text:p text:style-name="P54"><text:a xlink:type="simple" xlink:href="#__RefHeading___Toc4956_883239861" text:style-name="Index_20_Link" text:visited-style-name="Index_20_Link"><text:span text:style-name="T123">DIFFEREN</text:span></text:a><text:a xlink:type="simple" xlink:href="#__RefHeading___Toc4956_883239861" text:style-name="Index_20_Link" text:visited-style-name="Index_20_Link"><text:span text:style-name="T123">T</text:span></text:a><text:a xlink:type="simple" xlink:href="#__RefHeading___Toc4956_883239861" text:style-name="Index_20_Link" text:visited-style-name="Index_20_Link"><text:span text:style-name="T123"> FROM SVN:</text:span></text:a><text:a xlink:type="simple" xlink:href="#__RefHeading___Toc4956_883239861" text:style-name="Index_20_Link" text:visited-style-name="Index_20_Link"><text:tab/>7</text:a></text:p>
          <text:p text:style-name="P54"><text:a xlink:type="simple" xlink:href="#__RefHeading___Toc4958_883239861" text:style-name="Index_20_Link" text:visited-style-name="Index_20_Link"><text:span text:style-name="T123">THE BLOB OBJECT </text:span></text:a><text:a xlink:type="simple" xlink:href="#__RefHeading___Toc4958_883239861" text:style-name="Index_20_Link" text:visited-style-name="Index_20_Link"><text:span text:style-name="T123">IN GIT </text:span></text:a><text:a xlink:type="simple" xlink:href="#__RefHeading___Toc4958_883239861" text:style-name="Index_20_Link" text:visited-style-name="Index_20_Link"><text:span text:style-name="T123">(USING GIT SHOW)</text:span></text:a><text:a xlink:type="simple" xlink:href="#__RefHeading___Toc4958_883239861" text:style-name="Index_20_Link" text:visited-style-name="Index_20_Link"><text:span text:style-name="T123">:</text:span></text:a><text:a xlink:type="simple" xlink:href="#__RefHeading___Toc4958_883239861" text:style-name="Index_20_Link" text:visited-style-name="Index_20_Link"><text:tab/>7</text:a></text:p>
          <text:p text:style-name="P54"><text:a xlink:type="simple" xlink:href="#__RefHeading___Toc4960_883239861" text:style-name="Index_20_Link" text:visited-style-name="Index_20_Link"><text:span text:style-name="T123">THE TREE OBJECT </text:span></text:a><text:a xlink:type="simple" xlink:href="#__RefHeading___Toc4960_883239861" text:style-name="Index_20_Link" text:visited-style-name="Index_20_Link"><text:span text:style-name="T123">IN GIT </text:span></text:a><text:a xlink:type="simple" xlink:href="#__RefHeading___Toc4960_883239861" text:style-name="Index_20_Link" text:visited-style-name="Index_20_Link"><text:span text:style-name="T123">(USING </text:span></text:a><text:a xlink:type="simple" xlink:href="#__RefHeading___Toc4960_883239861" text:style-name="Index_20_Link" text:visited-style-name="Index_20_Link"><text:span text:style-name="T123">GIT </text:span></text:a><text:a xlink:type="simple" xlink:href="#__RefHeading___Toc4960_883239861" text:style-name="Index_20_Link" text:visited-style-name="Index_20_Link"><text:span text:style-name="T123">LS-TREE)</text:span></text:a><text:a xlink:type="simple" xlink:href="#__RefHeading___Toc4960_883239861" text:style-name="Index_20_Link" text:visited-style-name="Index_20_Link"><text:span text:style-name="T123">:</text:span></text:a><text:a xlink:type="simple" xlink:href="#__RefHeading___Toc4960_883239861" text:style-name="Index_20_Link" text:visited-style-name="Index_20_Link"><text:tab/>7</text:a></text:p>
          <text:p text:style-name="P54"><text:a xlink:type="simple" xlink:href="#__RefHeading___Toc4962_883239861" text:style-name="Index_20_Link" text:visited-style-name="Index_20_Link">THE COMMIT OBJECT IN GIT:<text:tab/>8</text:a></text:p>
          <text:p text:style-name="P54"><text:a xlink:type="simple" xlink:href="#__RefHeading___Toc4964_883239861" text:style-name="Index_20_Link" text:visited-style-name="Index_20_Link">THE TAG OBJECT IN GIT (USING GIT CAT-FILE):<text:tab/>8</text:a></text:p>
          <text:p text:style-name="P55"><text:a xlink:type="simple" xlink:href="#__RefHeading___Toc4966_883239861" text:style-name="Index_20_Link" text:visited-style-name="Index_20_Link">THE GIT DIRECTORY<text:tab/>9</text:a></text:p>
          <text:p text:style-name="P55"><text:a xlink:type="simple" xlink:href="#__RefHeading___Toc4968_883239861" text:style-name="Index_20_Link" text:visited-style-name="Index_20_Link"><text:span text:style-name="T123">THE GIT INDEX</text:span></text:a><text:a xlink:type="simple" xlink:href="#__RefHeading___Toc4968_883239861" text:style-name="Index_20_Link" text:visited-style-name="Index_20_Link"><text:tab/>9</text:a></text:p>
          <text:p text:style-name="P55"><text:a xlink:type="simple" xlink:href="#__RefHeading___Toc4970_883239861" text:style-name="Index_20_Link" text:visited-style-name="Index_20_Link"><text:span text:style-name="T123">GIT CONFIG</text:span></text:a><text:a xlink:type="simple" xlink:href="#__RefHeading___Toc4970_883239861" text:style-name="Index_20_Link" text:visited-style-name="Index_20_Link"><text:tab/>9</text:a></text:p>
          <text:p text:style-name="P55"><text:a xlink:type="simple" xlink:href="#__RefHeading___Toc4972_883239861" text:style-name="Index_20_Link" text:visited-style-name="Index_20_Link">CLONING A REPOSITORY – GIT CLONE<text:tab/>10</text:a></text:p>
          <text:p text:style-name="P55"><text:a xlink:type="simple" xlink:href="#__RefHeading___Toc4974_883239861" text:style-name="Index_20_Link" text:visited-style-name="Index_20_Link"><text:span text:style-name="T123">INITIALIZING A REPO - </text:span></text:a><text:a xlink:type="simple" xlink:href="#__RefHeading___Toc4974_883239861" text:style-name="Index_20_Link" text:visited-style-name="Index_20_Link"><text:span text:style-name="T123">GIT INIT</text:span></text:a><text:a xlink:type="simple" xlink:href="#__RefHeading___Toc4974_883239861" text:style-name="Index_20_Link" text:visited-style-name="Index_20_Link"><text:tab/>10</text:a></text:p>
          <text:p text:style-name="P55"><text:a xlink:type="simple" xlink:href="#__RefHeading___Toc4976_883239861" text:style-name="Index_20_Link" text:visited-style-name="Index_20_Link"><text:span text:style-name="T123">NORMAL WORKFLOW – </text:span></text:a><text:a xlink:type="simple" xlink:href="#__RefHeading___Toc4976_883239861" text:style-name="Index_20_Link" text:visited-style-name="Index_20_Link"><text:span text:style-name="T123">GIT ADD, DIFF, STATUS, COMMIT</text:span></text:a><text:a xlink:type="simple" xlink:href="#__RefHeading___Toc4976_883239861" text:style-name="Index_20_Link" text:visited-style-name="Index_20_Link"><text:tab/>10</text:a></text:p>
          <text:p text:style-name="P56"><text:a xlink:type="simple" xlink:href="#__RefHeading___Toc4978_883239861" text:style-name="Index_20_Link" text:visited-style-name="Index_20_Link"><text:span text:style-name="T123">GIT TRACKS CONTENT NOT FILES</text:span></text:a><text:a xlink:type="simple" xlink:href="#__RefHeading___Toc4978_883239861" text:style-name="Index_20_Link" text:visited-style-name="Index_20_Link"><text:span text:style-name="T123">:</text:span></text:a><text:a xlink:type="simple" xlink:href="#__RefHeading___Toc4978_883239861" text:style-name="Index_20_Link" text:visited-style-name="Index_20_Link"><text:tab/>11</text:a></text:p>
          <text:p text:style-name="P55"><text:a xlink:type="simple" xlink:href="#__RefHeading___Toc4980_883239861" text:style-name="Index_20_Link" text:visited-style-name="Index_20_Link"><text:span text:style-name="T123">BASIC BRANCHING AND MERGING – </text:span></text:a><text:a xlink:type="simple" xlink:href="#__RefHeading___Toc4980_883239861" text:style-name="Index_20_Link" text:visited-style-name="Index_20_Link"><text:span text:style-name="T123">GIT BRANCH, CHECKOUT, MERGE, GITK</text:span></text:a><text:a xlink:type="simple" xlink:href="#__RefHeading___Toc4980_883239861" text:style-name="Index_20_Link" text:visited-style-name="Index_20_Link"><text:tab/>11</text:a></text:p>
          <text:p text:style-name="P56"><text:a xlink:type="simple" xlink:href="#__RefHeading___Toc4982_883239861" text:style-name="Index_20_Link" text:visited-style-name="Index_20_Link">HOW TO MERGE:<text:tab/>12</text:a></text:p>
          <text:p text:style-name="P56"><text:a xlink:type="simple" xlink:href="#__RefHeading___Toc4984_883239861" text:style-name="Index_20_Link" text:visited-style-name="Index_20_Link">RESOLVING A MERGE:<text:tab/>13</text:a></text:p>
          <text:p text:style-name="P56"><text:a xlink:type="simple" xlink:href="#__RefHeading___Toc4986_883239861" text:style-name="Index_20_Link" text:visited-style-name="Index_20_Link">UNDOING A MERGE – GIT RESET:<text:tab/>13</text:a></text:p>
          <text:p text:style-name="P56"><text:a xlink:type="simple" xlink:href="#__RefHeading___Toc4988_883239861" text:style-name="Index_20_Link" text:visited-style-name="Index_20_Link">FAST-FORWARD MERGES:<text:tab/>14</text:a></text:p>
          <text:p text:style-name="P55"><text:a xlink:type="simple" xlink:href="#__RefHeading___Toc4990_883239861" text:style-name="Index_20_Link" text:visited-style-name="Index_20_Link">REVIEWING HISTORY - GIT LOG<text:tab/>14</text:a></text:p>
          <text:p text:style-name="P56"><text:a xlink:type="simple" xlink:href="#__RefHeading___Toc4992_883239861" text:style-name="Index_20_Link" text:visited-style-name="Index_20_Link">LOG STATS:<text:tab/>14</text:a></text:p>
          <text:p text:style-name="P56"><text:a xlink:type="simple" xlink:href="#__RefHeading___Toc4994_883239861" text:style-name="Index_20_Link" text:visited-style-name="Index_20_Link">FORMATTING THE LOG:<text:tab/>14</text:a></text:p>
          <text:p text:style-name="P56"><text:a xlink:type="simple" xlink:href="#__RefHeading___Toc4996_883239861" text:style-name="Index_20_Link" text:visited-style-name="Index_20_Link">ORDERING THE LOG:<text:tab/>15</text:a></text:p>
          <text:p text:style-name="P55"><text:a xlink:type="simple" xlink:href="#__RefHeading___Toc4998_883239861" text:style-name="Index_20_Link" text:visited-style-name="Index_20_Link">GIT DIFFs:<text:tab/>15</text:a></text:p>
          <text:p text:style-name="P55"><text:soft-page-break/><text:a xlink:type="simple" xlink:href="#__RefHeading___Toc5000_883239861" text:style-name="Index_20_Link" text:visited-style-name="Index_20_Link">DISTRIBUTED WORKFLOWS - GIT CLONE, PULL, REMOTE, FETCH<text:tab/>16</text:a></text:p>
          <text:p text:style-name="P55"><text:a xlink:type="simple" xlink:href="#__RefHeading___Toc5002_883239861" text:style-name="Index_20_Link" text:visited-style-name="Index_20_Link">PUBLIC REPOSITORY – GIT PUSH<text:tab/>18</text:a></text:p>
          <text:p text:style-name="P55"><text:a xlink:type="simple" xlink:href="#__RefHeading___Toc5004_883239861" text:style-name="Index_20_Link" text:visited-style-name="Index_20_Link">GIT TAGS – LIGHWEIGHT &amp; TAG OBJECTs<text:tab/>19</text:a></text:p>
          <text:p text:style-name="P55"><text:a xlink:type="simple" xlink:href="#__RefHeading___Toc5006_883239861" text:style-name="Index_20_Link" text:visited-style-name="Index_20_Link">IGNORING FILES - .GITIGNORE<text:tab/>20</text:a></text:p>
          <text:p text:style-name="P55"><text:a xlink:type="simple" xlink:href="#__RefHeading___Toc5008_883239861" text:style-name="Index_20_Link" text:visited-style-name="Index_20_Link">REBASING – GIT CHECKOUT, REBASE<text:tab/>20</text:a></text:p>
          <text:p text:style-name="P56"><text:a xlink:type="simple" xlink:href="#__RefHeading___Toc5010_883239861" text:style-name="Index_20_Link" text:visited-style-name="Index_20_Link">ADDITIONAL NOTES ON REBASE:<text:tab/>23</text:a></text:p>
          <text:p text:style-name="P56"><text:a xlink:type="simple" xlink:href="#__RefHeading___Toc5012_883239861" text:style-name="Index_20_Link" text:visited-style-name="Index_20_Link">THE GOLDEN RULE OF REBASING – GIT REVERT:<text:tab/>25</text:a></text:p>
          <text:p text:style-name="P55"><text:a xlink:type="simple" xlink:href="#__RefHeading___Toc5014_883239861" text:style-name="Index_20_Link" text:visited-style-name="Index_20_Link">STASHING – GIT STASH<text:tab/>26</text:a></text:p>
          <text:p text:style-name="P55"><text:a xlink:type="simple" xlink:href="#__RefHeading___Toc5016_883239861" text:style-name="Index_20_Link" text:visited-style-name="Index_20_Link">PARTIAL SHA<text:tab/>27</text:a></text:p>
          <text:p text:style-name="P55"><text:a xlink:type="simple" xlink:href="#__RefHeading___Toc5018_883239861" text:style-name="Index_20_Link" text:visited-style-name="Index_20_Link"><text:span text:style-name="T123">BRANCH, REMO</text:span></text:a><text:a xlink:type="simple" xlink:href="#__RefHeading___Toc5018_883239861" text:style-name="Index_20_Link" text:visited-style-name="Index_20_Link"><text:span text:style-name="T123">T</text:span></text:a><text:a xlink:type="simple" xlink:href="#__RefHeading___Toc5018_883239861" text:style-name="Index_20_Link" text:visited-style-name="Index_20_Link"><text:span text:style-name="T123">E OR TAG NAME INSTEAD OF SHA</text:span></text:a><text:a xlink:type="simple" xlink:href="#__RefHeading___Toc5018_883239861" text:style-name="Index_20_Link" text:visited-style-name="Index_20_Link"><text:tab/>27</text:a></text:p>
          <text:p text:style-name="P55"><text:a xlink:type="simple" xlink:href="#__RefHeading___Toc5020_883239861" text:style-name="Index_20_Link" text:visited-style-name="Index_20_Link">TRACKING BRANCHES<text:tab/>27</text:a></text:p>
          <text:p text:style-name="P55"><text:a xlink:type="simple" xlink:href="#__RefHeading___Toc5022_883239861" text:style-name="Index_20_Link" text:visited-style-name="Index_20_Link">FINDING WITH GIT GREP<text:tab/>28</text:a></text:p>
          <text:p text:style-name="P55"><text:a xlink:type="simple" xlink:href="#__RefHeading___Toc5024_883239861" text:style-name="Index_20_Link" text:visited-style-name="Index_20_Link">FIXING UN-COMMITTED MISTAKES – GIT RESET, CHECKOUT<text:tab/>28</text:a></text:p>
          <text:p text:style-name="P55"><text:a xlink:type="simple" xlink:href="#__RefHeading___Toc5026_883239861" text:style-name="Index_20_Link" text:visited-style-name="Index_20_Link">FIXING COMMITTED MISTAKES – GIT REVERT<text:tab/>29</text:a></text:p>
          <text:p text:style-name="P55"><text:a xlink:type="simple" xlink:href="#__RefHeading___Toc5028_883239861" text:style-name="Index_20_Link" text:visited-style-name="Index_20_Link"><text:span text:style-name="T123">ENSURING GOOD PERFORMANCE – </text:span></text:a><text:a xlink:type="simple" xlink:href="#__RefHeading___Toc5028_883239861" text:style-name="Index_20_Link" text:visited-style-name="Index_20_Link"><text:span text:style-name="T123">GIT GC</text:span></text:a><text:a xlink:type="simple" xlink:href="#__RefHeading___Toc5028_883239861" text:style-name="Index_20_Link" text:visited-style-name="Index_20_Link"><text:tab/>30</text:a></text:p>
          <text:p text:style-name="P55"><text:a xlink:type="simple" xlink:href="#__RefHeading___Toc5030_883239861" text:style-name="Index_20_Link" text:visited-style-name="Index_20_Link">ENSURING REALIABILITY – GIT FSCK<text:tab/>30</text:a></text:p>
          <text:p text:style-name="P55"><text:a xlink:type="simple" xlink:href="#__RefHeading___Toc5032_883239861" text:style-name="Index_20_Link" text:visited-style-name="Index_20_Link">FINDING OUT WHO CHANGED FILE - GIT BLAME<text:tab/>30</text:a></text:p>
          <text:p text:style-name="P55"><text:a xlink:type="simple" xlink:href="#__RefHeading___Toc5034_883239861" text:style-name="Index_20_Link" text:visited-style-name="Index_20_Link">HOW GIT STORES OBJECTS<text:tab/>30</text:a></text:p>
          <text:p text:style-name="P56"><text:a xlink:type="simple" xlink:href="#__RefHeading___Toc5036_883239861" text:style-name="Index_20_Link" text:visited-style-name="Index_20_Link">LOOSE OBJECTS:<text:tab/>31</text:a></text:p>
          <text:p text:style-name="P56"><text:a xlink:type="simple" xlink:href="#__RefHeading___Toc5038_883239861" text:style-name="Index_20_Link" text:visited-style-name="Index_20_Link">PACKED OBJECTS:<text:tab/>31</text:a></text:p>
        </text:index-body>
      </text:table-of-content>
      <text:p text:style-name="P2"><text:span text:style-name="Source_20_Text"><text:span text:style-name="T46"/></text:span></text:p>
      <text:p text:style-name="P2"><text:span text:style-name="Source_20_Text"><text:span text:style-name="T46"/></text:span></text:p>
      <text:p text:style-name="P2"><text:span text:style-name="Source_20_Text"><text:span text:style-name="T46"/></text:span></text:p>
      <text:p text:style-name="P2"><text:span text:style-name="Source_20_Text"><text:span text:style-name="T46"/></text:span></text:p>
      <text:p text:style-name="P2"><text:span text:style-name="Source_20_Text"><text:span text:style-name="T46"/></text:span></text:p>
      <text:h text:style-name="P58" text:outline-level="1"><text:bookmark-start text:name="__RefHeading___Toc4840_883239861"/><text:span text:style-name="Source_20_Text"><text:span text:style-name="T108">A BIT OF HISTORY</text:span></text:span><text:bookmark-end text:name="__RefHeading___Toc4840_883239861"/></text:h>
      <text:p text:style-name="P2"><text:span text:style-name="Source_20_Text"><text:span text:style-name="T46"/></text:span></text:p>
      <text:p text:style-name="P11"><text:span text:style-name="Source_20_Text"><text:span text:style-name="T40">Git is a distributed version-control system for tracking changes in source code during software development. </text:span></text:span></text:p>
      <text:p text:style-name="P11"><text:span text:style-name="Source_20_Text"><text:span text:style-name="T40"/></text:span></text:p>
      <text:p text:style-name="P11"><text:span text:style-name="Source_20_Text"><text:span text:style-name="T41">I</text:span></text:span><text:span text:style-name="Source_20_Text"><text:span text:style-name="T40">t is designed for coordinating work among programmers, but it can be used to track changes in any set of files. </text:span></text:span></text:p>
      <text:p text:style-name="P11"><text:span text:style-name="Source_20_Text"><text:span text:style-name="T40"/></text:span></text:p>
      <text:p text:style-name="P11"><text:span text:style-name="Source_20_Text"><text:span text:style-name="T40">Its goals include speed, data integrity, and support for distributed, non-linear workflows.</text:span></text:span></text:p>
      <text:p text:style-name="P10"><text:soft-page-break/><text:span text:style-name="Source_20_Text"><text:span text:style-name="T42"/></text:span></text:p>
      <text:p text:style-name="P10"><text:span text:style-name="Source_20_Text"><text:span text:style-name="T42">Git was created by Linus Torvalds in 2005 for development of the Linux kernel, with other kernel developers contributing to its initial development.</text:span></text:span></text:p>
      <text:p text:style-name="P10"><text:span text:style-name="Source_20_Text"><text:span text:style-name="T42"/></text:span></text:p>
      <text:p text:style-name="P10"><text:span text:style-name="Source_20_Text"><text:span text:style-name="T42">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1"><text:span text:style-name="Source_20_Text"><text:span text:style-name="T72"/></text:span></text:p>
      <text:p text:style-name="P3"><text:span text:style-name="Source_20_Text"><text:span text:style-name="T40">Git is free and open-source software distributed under the terms of the GNU General Public License version 2.</text:span></text:span></text:p>
      <text:p text:style-name="P3"><text:span text:style-name="Source_20_Text"><text:span text:style-name="T72"/></text:span></text:p>
      <text:p text:style-name="P3"><text:span text:style-name="Source_20_Text"><text:span text:style-name="T40">Git development began in April 2005, after many developers of the Linux kernel gave up access to BitKeeper, a proprietary source-control management (SCM) system that they had formerly used to maintain the project. The copyright holder of BitKeeper, Larry McVoy, had withdrawn free use of the product after claiming that Andrew Tridgell had created SourcePuller by reverse engineering the BitKeeper protocols. The same incident also spurred the creation of another version-control system, Mercurial.</text:span></text:span></text:p>
      <text:p text:style-name="P3"><text:span text:style-name="Source_20_Text"><text:span text:style-name="T40"/></text:span></text:p>
      <text:p text:style-name="P12"><text:span text:style-name="Source_20_Text"><text:span text:style-name="T40">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2"><text:span text:style-name="Source_20_Text"><text:span text:style-name="T43">a.Take Concurrent Versions System (CVS) as an example of what </text:span></text:span><text:span text:style-name="Source_20_Text"><text:span text:style-name="T86">not</text:span></text:span><text:span text:style-name="Source_20_Text"><text:span text:style-name="T43"> to do; if in doubt, make the exact opposite decision.</text:span></text:span></text:p>
      <text:p text:style-name="P12"><text:span text:style-name="Source_20_Text"><text:span text:style-name="T43">b.Support a distributed, BitKeeper-like workflow.</text:span></text:span></text:p>
      <text:p text:style-name="P12"><text:span text:style-name="Source_20_Text"><text:span text:style-name="T43">c.Include very strong safeguards against corruption, either accidental or malicious.</text:span></text:span><text:span text:style-name="Source_20_Text"><text:span text:style-name="T40"> </text:span></text:span></text:p>
      <text:p text:style-name="P3"><text:span text:style-name="Source_20_Text"><text:span text:style-name="T40"/></text:span></text:p>
      <text:p text:style-name="P3"><text:span text:style-name="Source_20_Text"><text:span text:style-name="T40">These criteria eliminated every then-extant version-control system, so immediately after the 2.6.12-rc2 Linux kernel development release, Torvalds set out to write his own.</text:span></text:span></text:p>
      <text:p text:style-name="P3"><text:span text:style-name="Source_20_Text"><text:span text:style-name="T40"/></text:span></text:p>
      <text:p text:style-name="P3"><text:span text:style-name="Source_20_Text"><text:span text:style-name="T40">The development of Git began on 3 April 2005. Torvalds announced the project on 6 April;it became self-hosting as of 7 April. The first merge of multiple branches took place on 18 April. Torvalds achieved his performance goals; on 29 April, the nascent Git was benchmarked recording patches to the Linux kernel tree at the rate of 6.7 patches per second. On 16 June Git managed the kernel 2.6.12 release.</text:span></text:span></text:p>
      <text:p text:style-name="P3"><text:span text:style-name="Source_20_Text"><text:span text:style-name="T40"/></text:span></text:p>
      <text:p text:style-name="P3"><text:span text:style-name="Source_20_Text"><text:span text:style-name="T40">Torvalds turned over maintenance on 26 July 2005 to Junio Hamano, a major contributor to the project. Hamano was responsible for the 1.0 release on 21 December 2005 and remains the project's maintainer.</text:span></text:span></text:p>
      <text:p text:style-name="P3"><text:span text:style-name="Source_20_Text"><text:span text:style-name="T40"/></text:span></text:p>
      <text:p text:style-name="P3"><text:span text:style-name="Source_20_Text"><text:span text:style-name="T40">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3"><text:span text:style-name="Source_20_Text"><text:span text:style-name="T40"/></text:span></text:p>
      <text:p text:style-name="P3"><text:soft-page-break/><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3"><text:span text:style-name="Source_20_Text"><text:span text:style-name="T44"/></text:span></text:p>
      <text:p text:style-name="P3"><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3"><text:span text:style-name="Source_20_Text"><text:span text:style-name="T1"/></text:span></text:p>
      <text:p text:style-name="P3"><text:span text:style-name="Source_20_Text"><text:span text:style-name="T1">The Git history is stored in such a way that the ID of a particular version (a </text:span></text:span><text:span text:style-name="Source_20_Text"><text:span text:style-name="T84">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3"><text:span text:style-name="Source_20_Text"><text:span text:style-name="T1"/></text:span></text:p>
      <text:p text:style-name="P3"><text:span text:style-name="Source_20_Text"><text:span text:style-name="T1">Git was designed as a set of programs written in </text:span></text:span><text:span text:style-name="Source_20_Text">C</text:span><text:span text:style-name="Source_20_Text"><text:span text:style-name="T1"> and several shell scripts that provide wrappers around those programs. Although most of those scripts have since been rewritten in C for speed and portability, the design remains, and it is easy to chain the components together.</text:span></text:span></text:p>
      <text:p text:style-name="P3"><text:span text:style-name="Source_20_Text"><text:span text:style-name="T1"/></text:span></text:p>
      <text:p text:style-name="P3"><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3"><text:span text:style-name="Source_20_Text"><text:span text:style-name="T44"/></text:span></text:p>
      <text:p text:style-name="P13"><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84">packs</text:span></text:span><text:span text:style-name="Source_20_Text"><text:span text:style-name="T1"> that store a large number of objects delta-compressed among themselves in one file (or network byte stream) called a </text:span></text:span><text:span text:style-name="Source_20_Text"><text:span text:style-name="T84">packfile</text:span></text:span><text:span text:style-name="Source_20_Text"><text:span text:style-name="T1">. Packs are compressed using the heuristic that files with the same name are probably similar, but do not depend on it for correctness. A corresponding index file is created for each packfile, 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3"><text:span text:style-name="Source_20_Text"><text:span text:style-name="Teletype"><text:span text:style-name="T1">fsck</text:span></text:span></text:span><text:span text:style-name="Source_20_Text"><text:span text:style-name="T1"> command.</text:span></text:span></text:p>
      <text:p text:style-name="P13"><text:span text:style-name="Source_20_Text"><text:span text:style-name="T1"/></text:span></text:p>
      <text:h text:style-name="Heading_20_2" text:outline-level="2"><text:bookmark-start text:name="__RefHeading___Toc4738_883239861"/><text:span text:style-name="Source_20_Text"><text:span text:style-name="T118">DELTA ENCODING OR DELTA COMPRESSION:</text:span></text:span><text:bookmark-end text:name="__RefHeading___Toc4738_883239861"/></text:h>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text:span></text:span><text:soft-page-break/><text:span text:style-name="Source_20_Text"><text:span text:style-name="T1">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2"><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2"><text:span text:style-name="Source_20_Text"><text:span text:style-name="T1"><text:s/></text:span></text:span></text:p>
      <text:h text:style-name="Heading_20_2" text:outline-level="2"><text:bookmark-start text:name="__RefHeading___Toc4942_883239861"/><text:span text:style-name="Source_20_Text"><text:span text:style-name="T118">GIT DATA STRUCTURES:</text:span></text:span><text:bookmark-end text:name="__RefHeading___Toc4942_883239861"/></text:h>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h text:style-name="P58" text:outline-level="1"><text:bookmark-start text:name="__RefHeading___Toc4944_883239861"/><text:span text:style-name="Source_20_Text"><text:span text:style-name="T108">GIT OBJECT MODEL</text:span></text:span><text:bookmark-end text:name="__RefHeading___Toc4944_883239861"/></text:h>
      <text:p text:style-name="P3"><text:span text:style-name="Source_20_Text"><text:span text:style-name="T1"/></text:span></text:p>
      <text:p text:style-name="P3"><text:span text:style-name="Source_20_Text"><text:span text:style-name="T1">All the information needed to represent the history of a project is stored in files referenced by a 40-digit "object name" that looks something like this:</text:span></text:span></text:p>
      <text:p text:style-name="P3"><text:span text:style-name="Source_20_Text"><text:span text:style-name="T1"/></text:span></text:p>
      <text:p text:style-name="P46"><text:span text:style-name="Source_20_Text"><text:span text:style-name="T1">6ff87c4664981e4397625791c8ea3bbb5f2279a3</text:span></text:span></text:p>
      <text:p text:style-name="P3"><text:span text:style-name="Source_20_Text"><text:span text:style-name="T1"/></text:span></text:p>
      <text:p text:style-name="P3"><text:span text:style-name="Source_20_Text"><text:span text:style-name="T1">You will see these 40-character strings all over the place in Git. In each case the name is calculated by taking the SHA1 hash of the contents of the object.</text:span></text:span></text:p>
      <text:p text:style-name="P3"><text:span text:style-name="Source_20_Text"><text:span text:style-name="T1"/></text:span></text:p>
      <text:h text:style-name="Heading_20_2" text:outline-level="2"><text:bookmark-start text:name="__RefHeading___Toc4946_883239861"/><text:span text:style-name="Source_20_Text"><text:span text:style-name="T118">HOW DOES GIT UTILIZES SHA1:</text:span></text:span><text:bookmark-end text:name="__RefHeading___Toc4946_883239861"/></text:h>
      <text:p text:style-name="P4"><text:span text:style-name="Source_20_Text"><text:span text:style-name="T2">a.Git can quickly determine whether two objects are identical or not, just by comparing names.</text:span></text:span></text:p>
      <text:p text:style-name="P5"><text:span text:style-name="Source_20_Text"><text:span text:style-name="T3">b.Since object names are computed the same way in every repository, the same content stored in two repositories will always be stored under the same name.</text:span></text:span></text:p>
      <text:p text:style-name="P5"><text:span text:style-name="Source_20_Text"><text:span text:style-name="T3">c.Git can detect errors when it reads an object, by checking that the object's name is still the SHA1 hash of its contents.</text:span></text:span></text:p>
      <text:p text:style-name="P5"><text:span text:style-name="Source_20_Text"><text:span text:style-name="T3"/></text:span></text:p>
      <text:h text:style-name="Heading_20_3" text:outline-level="3"><text:bookmark-start text:name="__RefHeading___Toc4948_883239861"/><text:span text:style-name="Source_20_Text"><text:span text:style-name="T121">NOTES ON SHA1:</text:span></text:span><text:bookmark-end text:name="__RefHeading___Toc4948_883239861"/></text:h>
      <text:p text:style-name="P5"><text:span text:style-name="Source_20_Text"><text:span text:style-name="T3">SHA-1 (Secure Hash Algorithm 1) is a cryptographic hash function which takes an input and produces a 160-bit (20-byte) hash value known as a message digest – typically rendered as a hexadecimal number, 40 digits </text:span></text:span><text:soft-page-break/><text:span text:style-name="Source_20_Text"><text:span text:style-name="T3">long. It was designed by the United States National Security Agency, and is a U.S. Federal Information Processing Standard.</text:span></text:span></text:p>
      <text:p text:style-name="P5"><text:span text:style-name="Source_20_Text"><text:span text:style-name="T3"/></text:span></text:p>
      <text:p text:style-name="P5"><text:span text:style-name="Source_20_Text"><text:span text:style-name="T3">Since 2005 SHA-1 has not been considered secure against well-funded opponents, and since 2010 many organizations have recommended its replacement by SHA-2 or SHA-3.</text:span></text:span></text:p>
      <text:p text:style-name="P5"><text:span text:style-name="Source_20_Text"><text:span text:style-name="T3"/></text:span></text:p>
      <text:p text:style-name="P5"><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5"><text:span text:style-name="Source_20_Text"><text:span text:style-name="T3"/></text:span></text:p>
      <text:p text:style-name="P5"><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5"><text:span text:style-name="Source_20_Text"><text:span text:style-name="T3"/></text:span></text:p>
      <text:p text:style-name="P5"><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 though that was later relaxed to allow SHA-1 to be used for verifying old digital signatures and time stamps.</text:span></text:span></text:p>
      <text:p text:style-name="P5"><text:span text:style-name="Source_20_Text"><text:span text:style-name="T3"/></text:span></text:p>
      <text:p text:style-name="P5"><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5"><text:span text:style-name="Source_20_Text"><text:span text:style-name="T3"/></text:span></text:p>
      <text:p text:style-name="P6"><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6"><text:span text:style-name="Source_20_Text"><text:span text:style-name="T3">do with security, it's just the best hash you can get.</text:span></text:span></text:p>
      <text:p text:style-name="P6"><text:span text:style-name="Source_20_Text"><text:span text:style-name="T3"/></text:span></text:p>
      <text:h text:style-name="Heading_20_2" text:outline-level="2"><text:bookmark-start text:name="__RefHeading___Toc4950_883239861"/><text:span text:style-name="Source_20_Text"><text:span text:style-name="T118">OBJECTS IN GIT:</text:span></text:span><text:bookmark-end text:name="__RefHeading___Toc4950_883239861"/></text:h>
      <text:p text:style-name="P7"><text:span text:style-name="Source_20_Text"><text:span text:style-name="T4">Every object consists of three things - a </text:span></text:span><text:span text:style-name="Source_20_Text"><text:span text:style-name="Strong_20_Emphasis"><text:span text:style-name="T73">type</text:span></text:span></text:span><text:span text:style-name="Source_20_Text"><text:span text:style-name="T4">, a </text:span></text:span><text:span text:style-name="Source_20_Text"><text:span text:style-name="Strong_20_Emphasis"><text:span text:style-name="T73">size</text:span></text:span></text:span><text:span text:style-name="Source_20_Text"><text:span text:style-name="T4"> and </text:span></text:span><text:span text:style-name="Source_20_Text"><text:span text:style-name="Strong_20_Emphasis"><text:span text:style-name="T73">content</text:span></text:span></text:span><text:span text:style-name="Source_20_Text"><text:span text:style-name="T4">.</text:span></text:span></text:p>
      <text:p text:style-name="P7"><text:span text:style-name="Source_20_Text"><text:span text:style-name="T4"/></text:span></text:p>
      <text:p text:style-name="P7"><text:span text:style-name="Source_20_Text"><text:span text:style-name="T4">The </text:span></text:span><text:span text:style-name="Source_20_Text"><text:span text:style-name="Emphasis"><text:span text:style-name="T79">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45">"blob", "tree", "commit", and "tag".</text:span></text:span></text:p>
      <text:p text:style-name="P7"><text:span text:style-name="Source_20_Text"><text:span text:style-name="T45"/></text:span></text:p>
      <text:h text:style-name="Heading_20_3" text:outline-level="3"><text:bookmark-start text:name="__RefHeading___Toc4952_883239861"/><text:span text:style-name="Source_20_Text"><text:span text:style-name="T121">TYPES OF OBJECTS:</text:span></text:span><text:bookmark-end text:name="__RefHeading___Toc4952_883239861"/></text:h>
      <text:p text:style-name="P8"><text:span text:style-name="Source_20_Text"><text:span text:style-name="T5">a.A </text:span></text:span><text:span text:style-name="Source_20_Text"><text:span text:style-name="Strong_20_Emphasis"><text:span text:style-name="T74">"blob"</text:span></text:span></text:span><text:span text:style-name="Source_20_Text"><text:span text:style-name="T5"> is used to store file data - it is generally a file.</text:span></text:span></text:p>
      <text:p text:style-name="P8"><text:span text:style-name="Source_20_Text"><text:span text:style-name="T5">b.A </text:span></text:span><text:span text:style-name="Source_20_Text"><text:span text:style-name="Strong_20_Emphasis"><text:span text:style-name="T74">"tree"</text:span></text:span></text:span><text:span text:style-name="Source_20_Text"><text:span text:style-name="T5"> is basically like a directory - it references a bunch of other trees and/or blobs (i.e. files and sub-directories)</text:span></text:span></text:p>
      <text:p text:style-name="P8"><text:span text:style-name="Source_20_Text"><text:span text:style-name="T5">c.A </text:span></text:span><text:span text:style-name="Source_20_Text"><text:span text:style-name="Strong_20_Emphasis"><text:span text:style-name="T74">"commit"</text:span></text:span></text:span><text:span text:style-name="Source_20_Text"><text:span text:style-name="T5"> points to a single tree, marking it as what the project looked like at a certain point in time. It contains meta-information </text:span></text:span><text:soft-page-break/><text:span text:style-name="Source_20_Text"><text:span text:style-name="T5">about that point in time, such as a timestamp, the author of the changes since the last commit, a pointer to the previous commit(s), etc.</text:span></text:span></text:p>
      <text:p text:style-name="P9"><text:span text:style-name="Source_20_Text"><text:span text:style-name="T6">d.A </text:span></text:span><text:span text:style-name="Source_20_Text"><text:span text:style-name="Strong_20_Emphasis"><text:span text:style-name="T75">"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9"><text:span text:style-name="Source_20_Text"><text:span text:style-name="T6"/></text:span></text:p>
      <text:h text:style-name="Heading_20_3" text:outline-level="3"><text:bookmark-start text:name="__RefHeading___Toc4954_883239861"/><text:span text:style-name="Source_20_Text"><text:span text:style-name="T121">NOTES ON BLOBS:</text:span></text:span><text:bookmark-end text:name="__RefHeading___Toc4954_883239861"/></text:h>
      <text:p text:style-name="P14"><text:span text:style-name="Source_20_Text"><text:span text:style-name="T7">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4"><text:span text:style-name="Source_20_Text"><text:span text:style-name="T7"/></text:span></text:p>
      <text:p text:style-name="P14"><text:span text:style-name="Source_20_Text"><text:span text:style-name="T7">The term is used in NoSQL databases, especially in Key-value store databases such as Redis</text:span></text:span></text:p>
      <text:p text:style-name="P14"><text:span text:style-name="Source_20_Text"><text:span text:style-name="T7"/></text:span></text:p>
      <text:p text:style-name="P14"><text:span text:style-name="Source_20_Text"><text:span text:style-name="T7">The name "blob" is further borrowed by the deep learning software Caffe to represent multi-dimensional arrays.</text:span></text:span></text:p>
      <text:p text:style-name="P14"><text:span text:style-name="Source_20_Text"><text:span text:style-name="T7"/></text:span></text:p>
      <text:p text:style-name="P14"><text:span text:style-name="Source_20_Text"><text:span text:style-name="T7">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85">binary blob</text:span></text:span><text:span text:style-name="Source_20_Text"><text:span text:style-name="T7"> is common, even though the first letter in the </text:span></text:span><text:span text:style-name="Source_20_Text"><text:span text:style-name="T85">blob</text:span></text:span><text:span text:style-name="Source_20_Text"><text:span text:style-name="T7"> abbreviation already stands for </text:span></text:span><text:span text:style-name="Source_20_Text"><text:span text:style-name="T85">binary</text:span></text:span><text:span text:style-name="Source_20_Text"><text:span text:style-name="T7">.</text:span></text:span></text:p>
      <text:p text:style-name="P14"><text:span text:style-name="Source_20_Text"><text:span text:style-name="T7"/></text:span></text:p>
      <text:p text:style-name="P14"><text:span text:style-name="Source_20_Text"><text:span text:style-name="T8">I</text:span></text:span><text:span text:style-name="Source_20_Text"><text:span text:style-name="T7">f you add an image hello.jpg to your repository, and then commit it, you will have two copies of the same data:</text:span></text:span></text:p>
      <text:p text:style-name="P15"><text:span text:style-name="Source_20_Text"><text:span text:style-name="T8">a.You will have a </text:span></text:span><text:span text:style-name="Source_20_Text"><text:span text:style-name="Emphasis"><text:span text:style-name="T80">file</text:span></text:span></text:span><text:span text:style-name="Source_20_Text"><text:span text:style-name="T8"> on disk, named hello.jpg, which contains the JPEG data</text:span></text:span></text:p>
      <text:p text:style-name="P15"><text:span text:style-name="Source_20_Text"><text:span text:style-name="T8">b.You will have a </text:span></text:span><text:span text:style-name="Source_20_Text"><text:span text:style-name="Emphasis"><text:span text:style-name="T80">blob</text:span></text:span></text:span><text:span text:style-name="Source_20_Text"><text:span text:style-name="T8"> in your Git object database, named with the hash of its contents, which contains the </text:span></text:span><text:span text:style-name="Source_20_Text"><text:span text:style-name="Emphasis"><text:span text:style-name="T80">exact same</text:span></text:span></text:span><text:span text:style-name="Source_20_Text"><text:span text:style-name="T8"> JPEG data in the same format.</text:span></text:span></text:p>
      <text:p text:style-name="P15"><text:span text:style-name="Source_20_Text"><text:span text:style-name="T8"/></text:span></text:p>
      <text:p text:style-name="P16"><text:span text:style-name="Source_20_Text"><text:span text:style-name="T9">BLOBs in Git helps store data of all types of formats, it could be images, textfiles or anything else. It’s easy to have just one file format, i.e. BLOB, instead of having many.</text:span></text:span></text:p>
      <text:p text:style-name="P16"><text:span text:style-name="Source_20_Text"><text:span text:style-name="T9"/></text:span></text:p>
      <text:p text:style-name="P17"><text:span text:style-name="Source_20_Text"><text:span text:style-name="T47"/></text:span></text:p>
      <text:h text:style-name="Heading_20_3" text:outline-level="3"><text:bookmark-start text:name="__RefHeading___Toc4956_883239861"/><text:span text:style-name="Source_20_Text"><text:span text:style-name="T87">DIFFEREN</text:span></text:span><text:span text:style-name="Source_20_Text"><text:span text:style-name="T88">T</text:span></text:span><text:span text:style-name="Source_20_Text"><text:span text:style-name="T87"> FROM SVN:</text:span></text:span><text:bookmark-end text:name="__RefHeading___Toc4956_883239861"/></text:h>
      <text:p text:style-name="P17"><text:span text:style-name="Source_20_Text"><text:span text:style-name="T10">Subversion, CVS, Perforce, Mercurial and the like all use </text:span></text:span><text:span text:style-name="Source_20_Text"><text:span text:style-name="Emphasis"><text:span text:style-name="T81">Delta Storage</text:span></text:span></text:span><text:span text:style-name="Source_20_Text"><text:span text:style-name="T10">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7"><text:span text:style-name="Source_20_Text"><text:span text:style-name="T10"/></text:span></text:p>
      <text:h text:style-name="Heading_20_3" text:outline-level="3"><text:bookmark-start text:name="__RefHeading___Toc4958_883239861"/><text:span text:style-name="Source_20_Text"><text:span text:style-name="T89">THE BLOB OBJECT </text:span></text:span><text:span text:style-name="Source_20_Text"><text:span text:style-name="T90">IN GIT </text:span></text:span><text:span text:style-name="Source_20_Text"><text:span text:style-name="T92">(USING GIT SHOW)</text:span></text:span><text:span text:style-name="Source_20_Text"><text:span text:style-name="T89">:</text:span></text:span><text:bookmark-end text:name="__RefHeading___Toc4958_883239861"/></text:h>
      <text:p text:style-name="P18"><text:span text:style-name="Source_20_Text"><text:span text:style-name="T11">A blob generally stores the contents of a file.</text:span></text:span></text:p>
      <text:p text:style-name="P18"><text:span text:style-name="Source_20_Text"><text:span text:style-name="T11"/></text:span></text:p>
      <text:p text:style-name="P18"><text:span text:style-name="Source_20_Text"><text:span text:style-name="T11">You can use </text:span></text:span><text:span text:style-name="Source_20_Text"><text:span text:style-name="T48">git show</text:span></text:span><text:span text:style-name="Source_20_Text"><text:span text:style-name="T11"> to examine the contents of any blob. Assuming we have the SHA for a blob, we can examine its contents like this:</text:span></text:span></text:p>
      <text:p text:style-name="P9"><text:span text:style-name="Source_20_Text"><text:span text:style-name="T6"/></text:span></text:p>
      <text:p text:style-name="P47"><text:span text:style-name="Source_20_Text"><text:span text:style-name="T51">$ git show 6ff87c4664</text:span></text:span></text:p>
      <text:p text:style-name="P9"><text:span text:style-name="Source_20_Text"><text:span text:style-name="T6"/></text:span></text:p>
      <text:p text:style-name="P9"><text:soft-page-break/><text:span text:style-name="Source_20_Text"><text:span text:style-name="T6">A "blob" object is nothing but a chunk of binary data. It doesn't refer to anything else or have attributes of any kind, not even a file name.</text:span></text:span></text:p>
      <text:p text:style-name="P9"><text:span text:style-name="Source_20_Text"><text:span text:style-name="T6"/></text:span></text:p>
      <text:p text:style-name="P9"><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9"><text:span text:style-name="Source_20_Text"><text:span text:style-name="T6"/></text:span></text:p>
      <text:h text:style-name="Heading_20_3" text:outline-level="3"><text:bookmark-start text:name="__RefHeading___Toc4960_883239861"/><text:span text:style-name="Source_20_Text"><text:span text:style-name="T91">THE TREE OBJECT </text:span></text:span><text:span text:style-name="Source_20_Text"><text:span text:style-name="T90">IN GIT </text:span></text:span><text:span text:style-name="Source_20_Text"><text:span text:style-name="T93">(USING </text:span></text:span><text:span text:style-name="Source_20_Text"><text:span text:style-name="T94">GIT </text:span></text:span><text:span text:style-name="Source_20_Text"><text:span text:style-name="T93">LS-TREE)</text:span></text:span><text:span text:style-name="Source_20_Text"><text:span text:style-name="T91">:</text:span></text:span><text:bookmark-end text:name="__RefHeading___Toc4960_883239861"/></text:h>
      <text:p text:style-name="P19"><text:span text:style-name="Source_20_Text"><text:span text:style-name="T12">A tree is a simple object that has a bunch of pointers to blobs and other trees - it generally represents the contents of a directory or subdirectory.</text:span></text:span></text:p>
      <text:p text:style-name="P19"><text:span text:style-name="Source_20_Text"><text:span text:style-name="T12"/></text:span></text:p>
      <text:p text:style-name="P19"><text:span text:style-name="Source_20_Text"><text:span text:style-name="T12">The ever-versatile git show command can also be used to examine tree objects, but git ls-tree will give you more details. Assuming we have the SHA for a tree, we can examine it like this:</text:span></text:span></text:p>
      <text:p text:style-name="P19"><text:span text:style-name="Source_20_Text"><text:span text:style-name="T12"/></text:span></text:p>
      <text:p text:style-name="P48"><text:span text:style-name="Source_20_Text"><text:span text:style-name="T50">$ git ls-tree fb3a8bdd0ce</text:span></text:span></text:p>
      <text:p text:style-name="P20"><text:span text:style-name="Source_20_Text"><text:span text:style-name="T13"/></text:span></text:p>
      <text:p text:style-name="P19"><text:span text:style-name="Source_20_Text"><text:span text:style-name="T14">A</text:span></text:span><text:span text:style-name="Source_20_Text"><text:span text:style-name="T12"> tree object contains a list of entries, each with a mode, object type, SHA1 name, and name, sorted by name. It represents the contents of a single directory tree.</text:span></text:span></text:p>
      <text:p text:style-name="P19"><text:span text:style-name="Source_20_Text"><text:span text:style-name="T12"/></text:span></text:p>
      <text:p text:style-name="P19"><text:span text:style-name="Source_20_Text"><text:span text:style-name="T12">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19"><text:span text:style-name="Source_20_Text"><text:span text:style-name="T12"/></text:span></text:p>
      <text:p text:style-name="P19"><text:span text:style-name="Source_20_Text"><text:span text:style-name="T12">Note that the files all have mode 644 or 755: git actually only pays attention to the executable bit.</text:span></text:span></text:p>
      <text:p text:style-name="P19"><text:span text:style-name="Source_20_Text"><text:span text:style-name="T12"/></text:span></text:p>
      <text:p text:style-name="P19"><text:span text:style-name="Source_20_Text"><text:span text:style-name="T12"/></text:span></text:p>
      <text:h text:style-name="Heading_20_3" text:outline-level="3"><text:bookmark-start text:name="__RefHeading___Toc4962_883239861"/><text:span text:style-name="Source_20_Text"><text:span text:style-name="T121">THE COMMIT OBJECT IN GIT:</text:span></text:span><text:bookmark-end text:name="__RefHeading___Toc4962_883239861"/></text:h>
      <text:p text:style-name="P21"><text:span text:style-name="Source_20_Text"><text:span text:style-name="T14">The "commit" object links a physical state of a tree with a description of how we got there and why.</text:span></text:span></text:p>
      <text:p text:style-name="P21"><text:span text:style-name="Source_20_Text"><text:span text:style-name="T14"/></text:span></text:p>
      <text:p text:style-name="P21"><text:span text:style-name="Source_20_Text"><text:span text:style-name="T14">You can use the --pretty=raw option to git show or git log to examine your favorite commit:</text:span></text:span></text:p>
      <text:p text:style-name="P21"><text:span text:style-name="Source_20_Text"><text:span text:style-name="T14"/></text:span></text:p>
      <text:p text:style-name="Standard"><text:span text:style-name="Source_20_Text"><text:span text:style-name="T49">$ git show -s --pretty=raw 2be7fcb476</text:span></text:span></text:p>
      <text:p text:style-name="P49"><text:span text:style-name="Source_20_Text"><text:span text:style-name="T14"/></text:span></text:p>
      <text:p text:style-name="Standard"><text:span text:style-name="Source_20_Text"><text:span text:style-name="T15">A</text:span></text:span><text:span text:style-name="Source_20_Text"><text:span text:style-name="T14"> commit is defined by:</text:span></text:span></text:p>
      <text:p text:style-name="Standard"><text:span text:style-name="Source_20_Text"><text:span text:style-name="T15">a.a </text:span></text:span><text:span text:style-name="Source_20_Text"><text:span text:style-name="Strong_20_Emphasis"><text:span text:style-name="T76">tree</text:span></text:span></text:span><text:span text:style-name="Source_20_Text"><text:span text:style-name="T15">: The SHA1 name of a tree object, representing the contents of a directory at a certain point in time.</text:span></text:span></text:p>
      <text:p text:style-name="Standard"><text:span text:style-name="Source_20_Text"><text:span text:style-name="T15">b.</text:span></text:span><text:span text:style-name="Source_20_Text"><text:span text:style-name="Strong_20_Emphasis"><text:span text:style-name="T76">parent(s)</text:span></text:span></text:span><text:span text:style-name="Source_20_Text"><text:span text:style-name="T15">: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oft-page-break/><text:span text:style-name="Source_20_Text"><text:span text:style-name="T15">c.an </text:span></text:span><text:span text:style-name="Source_20_Text"><text:span text:style-name="Strong_20_Emphasis"><text:span text:style-name="T76">author</text:span></text:span></text:span><text:span text:style-name="Source_20_Text"><text:span text:style-name="T15">: The name of the person responsible for this change, together with its date.</text:span></text:span></text:p>
      <text:p text:style-name="Standard"><text:span text:style-name="Source_20_Text"><text:span text:style-name="T15">d.a </text:span></text:span><text:span text:style-name="Source_20_Text"><text:span text:style-name="Strong_20_Emphasis"><text:span text:style-name="T76">committer</text:span></text:span></text:span><text:span text:style-name="Source_20_Text"><text:span text:style-name="T15">: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5">e.a </text:span></text:span><text:span text:style-name="Source_20_Text"><text:span text:style-name="Strong_20_Emphasis"><text:span text:style-name="T76">comment</text:span></text:span></text:span><text:span text:style-name="Source_20_Text"><text:span text:style-name="T15"> describing this commit.</text:span></text:span></text:p>
      <text:p text:style-name="Standard"><text:span text:style-name="Source_20_Text"><text:span text:style-name="T15"/></text:span></text:p>
      <text:p text:style-name="Standard"><text:span text:style-name="Source_20_Text"><text:span text:style-name="T15">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5"/></text:span></text:p>
      <text:p text:style-name="P50"><text:span text:style-name="Source_20_Text"><text:span text:style-name="T15"/></text:span></text:p>
      <text:h text:style-name="Heading_20_3" text:outline-level="3"><text:bookmark-start text:name="__RefHeading___Toc4964_883239861"/><text:span text:style-name="Source_20_Text"><text:span text:style-name="T121">THE TAG OBJECT IN GIT </text:span></text:span><text:span text:style-name="Source_20_Text"><text:span text:style-name="T122">(USING GIT CAT-FILE)</text:span></text:span><text:span text:style-name="Source_20_Text"><text:span text:style-name="T121">:</text:span></text:span><text:bookmark-end text:name="__RefHeading___Toc4964_883239861"/></text:h>
      <text:p text:style-name="Standard"><text:span text:style-name="Source_20_Text"><text:span text:style-name="T15">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5"/></text:span></text:p>
      <text:p text:style-name="Standard"><text:span text:style-name="Source_20_Text"><text:span text:style-name="T52">$ git cat-file tag v1.5.0</text:span></text:span></text:p>
      <text:p text:style-name="Standard"><text:span text:style-name="Source_20_Text"><text:span text:style-name="T15"/></text:span></text:p>
      <text:p text:style-name="Standard"><text:span text:style-name="Source_20_Text"><text:span text:style-name="T39">Check t</text:span></text:span><text:span text:style-name="Source_20_Text"><text:span text:style-name="T15">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5"/></text:span></text:p>
      <text:p text:style-name="P51"><text:span text:style-name="Source_20_Text"><text:span text:style-name="T16"/></text:span></text:p>
      <text:h text:style-name="P58" text:outline-level="1"><text:bookmark-start text:name="__RefHeading___Toc4966_883239861"/><text:span text:style-name="Source_20_Text"><text:span text:style-name="T108">THE GIT DIRECTORY</text:span></text:span><text:bookmark-end text:name="__RefHeading___Toc4966_883239861"/></text:h>
      <text:p text:style-name="Standard"><text:span text:style-name="Source_20_Text"><text:span text:style-name="T15">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5"/></text:span></text:p>
      <text:p text:style-name="Standard"><text:span text:style-name="Source_20_Text"><text:span text:style-name="T15"/></text:span></text:p>
      <text:h text:style-name="P58" text:outline-level="1"><text:bookmark-start text:name="__RefHeading___Toc4968_883239861"/><text:span text:style-name="Source_20_Text"><text:span text:style-name="T95">THE GIT INDEX</text:span></text:span><text:bookmark-end text:name="__RefHeading___Toc4968_883239861"/></text:h>
      <text:p text:style-name="Standard"><text:span text:style-name="Source_20_Text"><text:span text:style-name="T15">The Git index is used as a staging area between your working directory and your repository. </text:span></text:span></text:p>
      <text:p text:style-name="Standard"><text:span text:style-name="Source_20_Text"><text:span text:style-name="T15"/></text:span></text:p>
      <text:p text:style-name="Standard"><text:span text:style-name="Source_20_Text"><text:span text:style-name="T15">You can use the index to build up a set of changes that you want to commit together.</text:span></text:span></text:p>
      <text:p text:style-name="Standard"><text:span text:style-name="Source_20_Text"><text:span text:style-name="T15"/></text:span></text:p>
      <text:p text:style-name="Standard"><text:span text:style-name="Source_20_Text"><text:span text:style-name="T15">When you create a commit, what is committed is what is currently in the index, not what is in your working directory.</text:span></text:span></text:p>
      <text:p text:style-name="Standard"><text:span text:style-name="Source_20_Text"><text:span text:style-name="T15"/></text:span></text:p>
      <text:p text:style-name="Standard"><text:span text:style-name="Source_20_Text"><text:span text:style-name="T15">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5"/></text:span></text:p>
      <text:p text:style-name="Standard"><text:span text:style-name="Source_20_Text"><text:span text:style-name="T52">$&gt;git status</text:span></text:span></text:p>
      <text:p text:style-name="Standard"><text:span text:style-name="Source_20_Text"><text:span text:style-name="T15"/></text:span></text:p>
      <text:p text:style-name="Standard"><text:span text:style-name="Source_20_Text"><text:span text:style-name="T15"/></text:span></text:p>
      <text:h text:style-name="P58" text:outline-level="1"><text:bookmark-start text:name="__RefHeading___Toc4970_883239861"/><text:soft-page-break/><text:span text:style-name="Source_20_Text"><text:span text:style-name="T95">GIT CONFIG</text:span></text:span><text:bookmark-end text:name="__RefHeading___Toc4970_883239861"/></text:h>
      <text:p text:style-name="P45"><text:span text:style-name="Source_20_Text"><text:span text:style-name="T15">The first thing you're going to want to do is set up your name and email address for Git to use to sign your commits.</text:span></text:span></text:p>
      <text:p text:style-name="Standard"><text:span text:style-name="Source_20_Text"><text:span text:style-name="T15"/></text:span></text:p>
      <text:p text:style-name="Standard"><text:span text:style-name="Source_20_Text"><text:span text:style-name="T52">$ git config --global user.name "Scott Chacon"</text:span></text:span></text:p>
      <text:p text:style-name="Standard"><text:span text:style-name="Source_20_Text"><text:span text:style-name="T52">$ git config --global user.email "</text:span></text:span><text:span text:style-name="Source_20_Text">schacon@gmail.com</text:span><text:span text:style-name="Source_20_Text"><text:span text:style-name="T52">"</text:span></text:span></text:p>
      <text:p text:style-name="Standard"><text:span text:style-name="Source_20_Text"><text:span text:style-name="T52"/></text:span></text:p>
      <text:p text:style-name="Standard"><text:span text:style-name="Source_20_Text"><text:span text:style-name="T15">That will set up a file in your home directory which may be used by any of your projects. By default that file is ~/.gitconfig and the contents will look like this:</text:span></text:span></text:p>
      <text:p text:style-name="Standard"><text:span text:style-name="Source_20_Text"><text:span text:style-name="T15"/></text:span></text:p>
      <text:p text:style-name="Standard"><text:span text:style-name="Source_20_Text"><text:span text:style-name="T15">[user]</text:span></text:span></text:p>
      <text:p text:style-name="Standard"><text:span text:style-name="Source_20_Text"><text:span text:style-name="T15"><text:s text:c="8"/>name = Scott Chacon</text:span></text:span></text:p>
      <text:p text:style-name="Standard"><text:span text:style-name="Source_20_Text"><text:span text:style-name="T15"><text:s text:c="8"/>email = </text:span></text:span><text:span text:style-name="Source_20_Text">schacon@gmail.com</text:span></text:p>
      <text:p text:style-name="Standard"><text:span text:style-name="Source_20_Text"><text:span text:style-name="T15"/></text:span></text:p>
      <text:p text:style-name="Standard"><text:span text:style-name="Source_20_Text"><text:span text:style-name="T15">If you want to override those values for a specific project (to use a work email address, for example), you can run the </text:span></text:span><text:span text:style-name="Source_20_Text"><text:span text:style-name="Emphasis"><text:span text:style-name="T82">git config</text:span></text:span></text:span><text:span text:style-name="Source_20_Text"><text:span text:style-name="T15"> command without the </text:span></text:span><text:span text:style-name="Source_20_Text"><text:span text:style-name="Emphasis"><text:span text:style-name="T82">--global</text:span></text:span></text:span><text:span text:style-name="Source_20_Text"><text:span text:style-name="T15"> option while in that project. This will add a [user] section like the one shown above to the </text:span></text:span><text:span text:style-name="Source_20_Text"><text:span text:style-name="Emphasis"><text:span text:style-name="T82">.git/config</text:span></text:span></text:span><text:span text:style-name="Source_20_Text"><text:span text:style-name="T15"> file in your project's root directory.</text:span></text:span></text:p>
      <text:p text:style-name="Standard"><text:span text:style-name="Source_20_Text"><text:span text:style-name="T15"/></text:span></text:p>
      <text:p text:style-name="Standard"><text:span text:style-name="Source_20_Text"><text:span text:style-name="T52"/></text:span></text:p>
      <text:h text:style-name="P58" text:outline-level="1"><text:bookmark-start text:name="__RefHeading___Toc4972_883239861"/><text:span text:style-name="Source_20_Text"><text:span text:style-name="T108">CLONING A REPOSITORY – </text:span></text:span><text:span text:style-name="Source_20_Text"><text:span text:style-name="T116">GIT CLONE</text:span></text:span><text:bookmark-end text:name="__RefHeading___Toc4972_883239861"/></text:h>
      <text:p text:style-name="Standard"><text:span text:style-name="Source_20_Text"><text:span text:style-name="T15">In order to get a copy of a project, you will need to know the project's Git URL - the location of the repository.</text:span></text:span></text:p>
      <text:p text:style-name="Standard"><text:span text:style-name="Source_20_Text"><text:span text:style-name="T15"/></text:span></text:p>
      <text:p text:style-name="Standard"><text:span text:style-name="Source_20_Text"><text:span text:style-name="T15">Git can operate over many different protocols, so it may begin with ssh://, http(s)://, git://, or just a username (in which case git will assume ssh).</text:span></text:span></text:p>
      <text:p text:style-name="Standard"><text:span text:style-name="Source_20_Text"><text:span text:style-name="T15"/></text:span></text:p>
      <text:p text:style-name="Standard"><text:span text:style-name="Source_20_Text"><text:span text:style-name="T52">git clone </text:span></text:span><text:span text:style-name="Source_20_Text">http://www.kernel.org/pub/scm/git/git.git</text:span></text:p>
      <text:p text:style-name="Standard"><text:span text:style-name="Source_20_Text"><text:span text:style-name="T52"/></text:span></text:p>
      <text:p text:style-name="Standard"><text:span text:style-name="Source_20_Text"><text:span text:style-name="T15">The git:// protocol is faster and more efficient, but sometimes it is necessary to use http when behind corporate firewalls or what have you.</text:span></text:span></text:p>
      <text:p text:style-name="Standard"><text:span text:style-name="Source_20_Text"><text:span text:style-name="T15"/></text:span></text:p>
      <text:p text:style-name="Standard"><text:span text:style-name="Source_20_Text"><text:span text:style-name="T17">What you get </text:span></text:span><text:span text:style-name="Source_20_Text"><text:span text:style-name="T15">is basically a complete copy of what was on the server.</text:span></text:span></text:p>
      <text:p text:style-name="Standard"><text:span text:style-name="Source_20_Text"><text:span text:style-name="T15"/></text:span></text:p>
      <text:p text:style-name="Standard"><text:span text:style-name="Source_20_Text"><text:span text:style-name="T52"/></text:span></text:p>
      <text:h text:style-name="P58" text:outline-level="1"><text:bookmark-start text:name="__RefHeading___Toc4974_883239861"/><text:span text:style-name="Source_20_Text"><text:span text:style-name="T96">INITIALIZING A REP</text:span></text:span><text:span text:style-name="Source_20_Text"><text:span text:style-name="T105">O - </text:span></text:span><text:span text:style-name="Source_20_Text"><text:span text:style-name="T97">GIT INIT</text:span></text:span><text:bookmark-end text:name="__RefHeading___Toc4974_883239861"/></text:h>
      <text:p text:style-name="Standard"><text:span text:style-name="Source_20_Text"><text:span text:style-name="T15">Assume you have a tarball named project.tar.gz with your initial work. You can place it under git revision control as follows.</text:span></text:span></text:p>
      <text:p text:style-name="Standard"><text:span text:style-name="Source_20_Text"><text:span text:style-name="T15"/></text:span></text:p>
      <text:p text:style-name="Preformatted_20_Text"><text:span text:style-name="Source_20_Text"><text:span text:style-name="T52">$ tar xzf project.tar.gz</text:span></text:span></text:p>
      <text:p text:style-name="Preformatted_20_Text"><text:span text:style-name="Source_20_Text"><text:span text:style-name="T52">$ cd project</text:span></text:span></text:p>
      <text:p text:style-name="P53"><text:span text:style-name="Source_20_Text"><text:span text:style-name="T52">$ git init</text:span></text:span></text:p>
      <text:p text:style-name="Standard"><text:span text:style-name="Source_20_Text"><text:span text:style-name="T15">Git will reply</text:span></text:span></text:p>
      <text:p text:style-name="Standard"><text:span text:style-name="Source_20_Text"><text:span text:style-name="T15"/></text:span></text:p>
      <text:p text:style-name="Preformatted_20_Text"><text:span text:style-name="Source_20_Text"><text:span text:style-name="T15">Initialized empty Git repository in .git/</text:span></text:span></text:p>
      <text:p text:style-name="Standard"><text:span text:style-name="Source_20_Text"><text:span text:style-name="T15"/></text:span></text:p>
      <text:p text:style-name="Standard"><text:span text:style-name="Source_20_Text"><text:span text:style-name="T15">You've now initialized the working directory--you may notice a new directory created, named ".git".</text:span></text:span></text:p>
      <text:p text:style-name="Standard"><text:soft-page-break/><text:span text:style-name="Source_20_Text"><text:span text:style-name="T15"/></text:span></text:p>
      <text:p text:style-name="Standard"><text:span text:style-name="Source_20_Text"><text:span text:style-name="T15"/></text:span></text:p>
      <text:h text:style-name="P58" text:outline-level="1"><text:bookmark-start text:name="__RefHeading___Toc4976_883239861"/><text:span text:style-name="Source_20_Text"><text:span text:style-name="T99">NORMAL WORKFLOW – </text:span></text:span><text:span text:style-name="Source_20_Text"><text:span text:style-name="T98">GIT ADD, DIFF, STATUS, COMMIT</text:span></text:span><text:bookmark-end text:name="__RefHeading___Toc4976_883239861"/></text:h>
      <text:p text:style-name="P23"><text:span text:style-name="Source_20_Text"><text:span text:style-name="T18">Modify some files, then add their updated contents to the index:</text:span></text:span></text:p>
      <text:p text:style-name="P23"><text:span text:style-name="Source_20_Text"><text:span text:style-name="T18"/></text:span></text:p>
      <text:p text:style-name="Standard"><text:span text:style-name="Source_20_Text"><text:span text:style-name="T53">$ git add file1 file2 file3</text:span></text:span></text:p>
      <text:p text:style-name="P52"><text:span text:style-name="Source_20_Text"><text:span text:style-name="T18"/></text:span></text:p>
      <text:p text:style-name="Standard"><text:span text:style-name="Source_20_Text"><text:span text:style-name="T18">You are now ready to commit. You can see what is about to be committed using git diff with the --cached option:</text:span></text:span></text:p>
      <text:p text:style-name="Standard"><text:span text:style-name="Source_20_Text"><text:span text:style-name="T18"/></text:span></text:p>
      <text:p text:style-name="Standard"><text:span text:style-name="Source_20_Text"><text:span text:style-name="T53">$ git diff --cached</text:span></text:span></text:p>
      <text:p text:style-name="Standard"><text:span text:style-name="Source_20_Text"><text:span text:style-name="T18">(Without --cached, git diff will show you any changes that you've made but not yet added to the index.) You can also get a brief summary of the situation with git status:</text:span></text:span></text:p>
      <text:p text:style-name="Standard"><text:span text:style-name="Source_20_Text"><text:span text:style-name="T18"/></text:span></text:p>
      <text:p text:style-name="Standard"><text:span text:style-name="Source_20_Text"><text:span text:style-name="T53">$ git status</text:span></text:span></text:p>
      <text:p text:style-name="Standard"><text:span text:style-name="Source_20_Text"><text:span text:style-name="T18"/></text:span></text:p>
      <text:p text:style-name="Standard"><text:span text:style-name="Source_20_Text"><text:span text:style-name="T18">If you need to make any further adjustments, do so now, and then add any newly modified content to the index. Finally, commit your changes with:</text:span></text:span></text:p>
      <text:p text:style-name="Standard"><text:span text:style-name="Source_20_Text"><text:span text:style-name="T18"/></text:span></text:p>
      <text:p text:style-name="Standard"><text:span text:style-name="Source_20_Text"><text:span text:style-name="T53">$ git commit</text:span></text:span></text:p>
      <text:p text:style-name="Standard"><text:span text:style-name="Source_20_Text"><text:span text:style-name="T18"/></text:span></text:p>
      <text:p text:style-name="Standard"><text:span text:style-name="Source_20_Text"><text:span text:style-name="T18">This will again prompt you for a message describing the change, and then record a new version of the project.</text:span></text:span></text:p>
      <text:p text:style-name="Standard"><text:span text:style-name="Source_20_Text"><text:span text:style-name="T18"/></text:span></text:p>
      <text:p text:style-name="Standard"><text:span text:style-name="Source_20_Text"><text:span text:style-name="T18">Alternatively, instead of running git add beforehand, you can use</text:span></text:span></text:p>
      <text:p text:style-name="Standard"><text:span text:style-name="Source_20_Text"><text:span text:style-name="T18"/></text:span></text:p>
      <text:p text:style-name="Standard"><text:span text:style-name="Source_20_Text"><text:span text:style-name="T53">$ git commit -a</text:span></text:span></text:p>
      <text:p text:style-name="Standard"><text:span text:style-name="Source_20_Text"><text:span text:style-name="T18"/></text:span></text:p>
      <text:p text:style-name="Standard"><text:span text:style-name="Source_20_Text"><text:span text:style-name="T18">which will automatically notice any modified (but not new) files, add them to the index, and commit, all in one step.</text:span></text:span></text:p>
      <text:p text:style-name="Standard"><text:span text:style-name="Source_20_Text"><text:span text:style-name="T18"/></text:span></text:p>
      <text:p text:style-name="Standard"><text:span text:style-name="Source_20_Text"><text:span text:style-name="T18">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18"/></text:span></text:p>
      <text:p text:style-name="Standard"><text:span text:style-name="Source_20_Text"><text:span text:style-name="T53"/></text:span></text:p>
      <text:h text:style-name="Heading_20_2" text:outline-level="2"><text:bookmark-start text:name="__RefHeading___Toc4978_883239861"/><text:span text:style-name="Source_20_Text"><text:span text:style-name="T106">GIT TRACKS CONTENT NOT FILES</text:span></text:span><text:span text:style-name="Source_20_Text"><text:span text:style-name="T107">:</text:span></text:span><text:bookmark-end text:name="__RefHeading___Toc4978_883239861"/></text:h>
      <text:p text:style-name="Standard"><text:span text:style-name="Source_20_Text"><text:span text:style-name="T18">Many revision control systems provide an "add" command that tells the system to start tracking changes to a new file. Git's "add" command does 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18"/></text:span></text:p>
      <text:p text:style-name="Standard"><text:span text:style-name="Source_20_Text"><text:span text:style-name="T18"/></text:span></text:p>
      <text:h text:style-name="P58" text:outline-level="1"><text:bookmark-start text:name="__RefHeading___Toc4980_883239861"/><text:soft-page-break/><text:span text:style-name="Source_20_Text"><text:span text:style-name="T99">BASIC BRANCHING AND MERGING – </text:span></text:span><text:span text:style-name="Source_20_Text"><text:span text:style-name="T100">GIT BRANCH, CHECKOUT, MERGE, GITK</text:span></text:span><text:bookmark-end text:name="__RefHeading___Toc4980_883239861"/></text:h>
      <text:p text:style-name="Standard"><text:span text:style-name="Source_20_Text"><text:span text:style-name="T18">A single git repository can maintain multiple branches of development. To create a new branch named "experimental", use</text:span></text:span></text:p>
      <text:p text:style-name="Standard"><text:span text:style-name="Source_20_Text"><text:span text:style-name="T18"/></text:span></text:p>
      <text:p text:style-name="Standard"><text:span text:style-name="Source_20_Text"><text:span text:style-name="T53">$ git branch experimental</text:span></text:span></text:p>
      <text:p text:style-name="Standard"><text:span text:style-name="Source_20_Text"><text:span text:style-name="T18"/></text:span></text:p>
      <text:p text:style-name="Standard"><text:span text:style-name="Source_20_Text"><text:span text:style-name="T18">If you now run</text:span></text:span></text:p>
      <text:p text:style-name="Standard"><text:span text:style-name="Source_20_Text"><text:span text:style-name="T18"/></text:span></text:p>
      <text:p text:style-name="Standard"><text:span text:style-name="Source_20_Text"><text:span text:style-name="T53">$ git branch</text:span></text:span></text:p>
      <text:p text:style-name="Standard"><text:span text:style-name="Source_20_Text"><text:span text:style-name="T18"/></text:span></text:p>
      <text:p text:style-name="Standard"><text:span text:style-name="Source_20_Text"><text:span text:style-name="T18">you'll get a list of all existing branches:</text:span></text:span></text:p>
      <text:p text:style-name="Standard"><text:span text:style-name="Source_20_Text"><text:span text:style-name="T18"/></text:span></text:p>
      <text:p text:style-name="Standard"><text:span text:style-name="Source_20_Text"><text:span text:style-name="T53">experimental</text:span></text:span></text:p>
      <text:p text:style-name="Standard"><text:span text:style-name="Source_20_Text"><text:span text:style-name="T53">* master</text:span></text:span></text:p>
      <text:p text:style-name="Standard"><text:span text:style-name="Source_20_Text"><text:span text:style-name="T18"/></text:span></text:p>
      <text:p text:style-name="Standard"><text:span text:style-name="Source_20_Text"><text:span text:style-name="T18">The "experimental" branch is the one you just created, and the "master" branch is a default branch that was created for you automatically. The asterisk marks the branch you are currently on; type</text:span></text:span></text:p>
      <text:p text:style-name="Standard"><text:span text:style-name="Source_20_Text"><text:span text:style-name="T18"/></text:span></text:p>
      <text:p text:style-name="Standard"><text:span text:style-name="Source_20_Text"><text:span text:style-name="T53">$ git checkout experimental</text:span></text:span></text:p>
      <text:p text:style-name="Standard"><text:span text:style-name="Source_20_Text"><text:span text:style-name="T18"/></text:span></text:p>
      <text:p text:style-name="Standard"><text:span text:style-name="Source_20_Text"><text:span text:style-name="T18">to switch to the experimental branch. Now edit a file, commit the change, and switch back to the master branch:</text:span></text:span></text:p>
      <text:p text:style-name="Standard"><text:span text:style-name="Source_20_Text"><text:span text:style-name="T18"/></text:span></text:p>
      <text:p text:style-name="Standard"><text:span text:style-name="Source_20_Text"><text:span text:style-name="T53">(edit file)</text:span></text:span></text:p>
      <text:p text:style-name="Standard"><text:span text:style-name="Source_20_Text"><text:span text:style-name="T53">$ git commit -a</text:span></text:span></text:p>
      <text:p text:style-name="Standard"><text:span text:style-name="Source_20_Text"><text:span text:style-name="T53">$ git checkout master</text:span></text:span></text:p>
      <text:p text:style-name="Standard"><text:span text:style-name="Source_20_Text"><text:span text:style-name="T53"/></text:span></text:p>
      <text:p text:style-name="Standard"><text:span text:style-name="Source_20_Text"><text:span text:style-name="T18">Check that the change you made is no longer visible, since it was made on the experimental branch and you're back on the master branch.</text:span></text:span></text:p>
      <text:p text:style-name="Standard"><text:span text:style-name="Source_20_Text"><text:span text:style-name="T18"/></text:span></text:p>
      <text:p text:style-name="Standard"><text:span text:style-name="Source_20_Text"><text:span text:style-name="T18">You can make a different change on the master branch:</text:span></text:span></text:p>
      <text:p text:style-name="Standard"><text:span text:style-name="Source_20_Text"><text:span text:style-name="T18"/></text:span></text:p>
      <text:p text:style-name="Standard"><text:span text:style-name="Source_20_Text"><text:span text:style-name="T53">(edit file)</text:span></text:span></text:p>
      <text:p text:style-name="Standard"><text:span text:style-name="Source_20_Text"><text:span text:style-name="T53">$ git commit -a</text:span></text:span></text:p>
      <text:p text:style-name="Standard"><text:span text:style-name="Source_20_Text"><text:span text:style-name="T53"/></text:span></text:p>
      <text:p text:style-name="Standard"><text:span text:style-name="Source_20_Text"><text:span text:style-name="T18">at this point the two branches have diverged, with different changes made in each. To merge the changes made in experimental into master, run</text:span></text:span></text:p>
      <text:p text:style-name="Standard"><text:span text:style-name="Source_20_Text"><text:span text:style-name="T18"/></text:span></text:p>
      <text:p text:style-name="Standard"><text:span text:style-name="Source_20_Text"><text:span text:style-name="T53">$ git merge experimental</text:span></text:span></text:p>
      <text:p text:style-name="Standard"><text:span text:style-name="Source_20_Text"><text:span text:style-name="T18"/></text:span></text:p>
      <text:p text:style-name="Standard"><text:span text:style-name="Source_20_Text"><text:span text:style-name="T18">If the changes don't conflict, you're done. If there are conflicts, markers will be left in the problematic files showing the conflict;</text:span></text:span></text:p>
      <text:p text:style-name="Standard"><text:span text:style-name="Source_20_Text"><text:span text:style-name="T18"/></text:span></text:p>
      <text:p text:style-name="Standard"><text:span text:style-name="Source_20_Text"><text:span text:style-name="T53">$ git diff</text:span></text:span></text:p>
      <text:p text:style-name="Standard"><text:span text:style-name="Source_20_Text"><text:span text:style-name="T18"/></text:span></text:p>
      <text:p text:style-name="Standard"><text:span text:style-name="Source_20_Text"><text:span text:style-name="T18">will show this. Once you've edited the files to resolve the conflicts,</text:span></text:span></text:p>
      <text:p text:style-name="Standard"><text:span text:style-name="Source_20_Text"><text:span text:style-name="T18"/></text:span></text:p>
      <text:p text:style-name="Standard"><text:span text:style-name="Source_20_Text"><text:span text:style-name="T53">$ git commit -a</text:span></text:span></text:p>
      <text:p text:style-name="Standard"><text:span text:style-name="Source_20_Text"><text:span text:style-name="T18"/></text:span></text:p>
      <text:p text:style-name="Standard"><text:span text:style-name="Source_20_Text"><text:span text:style-name="T18">will commit the result of the merge. Finally,</text:span></text:span></text:p>
      <text:p text:style-name="Standard"><text:span text:style-name="Source_20_Text"><text:span text:style-name="T18"/></text:span></text:p>
      <text:p text:style-name="Standard"><text:span text:style-name="Source_20_Text"><text:span text:style-name="T53">$ gitk</text:span></text:span></text:p>
      <text:p text:style-name="Standard"><text:span text:style-name="Source_20_Text"><text:span text:style-name="T18"/></text:span></text:p>
      <text:p text:style-name="Standard"><text:soft-page-break/><text:span text:style-name="Source_20_Text"><text:span text:style-name="T18">will show a nice graphical representation of the resulting history.</text:span></text:span></text:p>
      <text:p text:style-name="Standard"><text:span text:style-name="Source_20_Text"><text:span text:style-name="T18"/></text:span></text:p>
      <text:p text:style-name="Standard"><text:span text:style-name="Source_20_Text"><text:span text:style-name="T18">At this point you could delete the experimental branch with</text:span></text:span></text:p>
      <text:p text:style-name="Standard"><text:span text:style-name="Source_20_Text"><text:span text:style-name="T18"/></text:span></text:p>
      <text:p text:style-name="Standard"><text:span text:style-name="Source_20_Text"><text:span text:style-name="T53">$ git branch -d experimental</text:span></text:span></text:p>
      <text:p text:style-name="Standard"><text:span text:style-name="Source_20_Text"><text:span text:style-name="T18"/></text:span></text:p>
      <text:p text:style-name="Standard"><text:span text:style-name="Source_20_Text"><text:span text:style-name="T18">This command ensures that the changes in the experimental branch are already in the current branch.</text:span></text:span></text:p>
      <text:p text:style-name="Standard"><text:span text:style-name="Source_20_Text"><text:span text:style-name="T18"/></text:span></text:p>
      <text:p text:style-name="Standard"><text:span text:style-name="Source_20_Text"><text:span text:style-name="T18">If you develop on a branch crazy-idea, then regret it, you can always delete the branch with</text:span></text:span></text:p>
      <text:p text:style-name="Standard"><text:span text:style-name="Source_20_Text"><text:span text:style-name="T18"/></text:span></text:p>
      <text:p text:style-name="Standard"><text:span text:style-name="Source_20_Text"><text:span text:style-name="T53">$ git branch -D crazy-idea</text:span></text:span></text:p>
      <text:p text:style-name="Standard"><text:span text:style-name="Source_20_Text"><text:span text:style-name="T18"/></text:span></text:p>
      <text:p text:style-name="Standard"><text:span text:style-name="Source_20_Text"><text:span text:style-name="T18">Branches are cheap and easy, so this is a good way to try something out.</text:span></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4982_883239861"/><text:span text:style-name="Source_20_Text"><text:span text:style-name="T118">HOW TO MERGE:</text:span></text:span><text:bookmark-end text:name="__RefHeading___Toc4982_883239861"/></text:h>
      <text:p text:style-name="Standard"><text:span text:style-name="Source_20_Text"><text:span text:style-name="T18">You can rejoin two diverging branches of development using git merge:</text:span></text:span></text:p>
      <text:p text:style-name="P53"><text:span text:style-name="Source_20_Text"><text:span text:style-name="T18">$ git merge branchname</text:span></text:span></text:p>
      <text:p text:style-name="Standard"><text:span text:style-name="Source_20_Text"><text:span text:style-name="T53">$ git merge branchname</text:span></text:span></text:p>
      <text:p text:style-name="Standard"><text:span text:style-name="Source_20_Text"><text:span text:style-name="T18"/></text:span></text:p>
      <text:p text:style-name="Standard"><text:span text:style-name="Source_20_Text"><text:span text:style-name="T18">merges the changes made in the branch "branchname" into the current branch. If there are conflicts--for example, if the same file is modified in two different ways in the remote branch and the local branch--then you are warned;</text:span></text:span></text:p>
      <text:p text:style-name="Standard"><text:span text:style-name="Source_20_Text"><text:span text:style-name="T18"/></text:span></text:p>
      <text:p text:style-name="Standard"><text:span text:style-name="Source_20_Text"><text:span text:style-name="T18">Conflict markers are left in the problematic files, and after you resolve the conflicts manually, you can update the index with the contents and run git commit, as you normally would when modifying a file.</text:span></text:span></text:p>
      <text:p text:style-name="Standard"><text:span text:style-name="Source_20_Text"><text:span text:style-name="T18"/></text:span></text:p>
      <text:p text:style-name="Standard"><text:span text:style-name="Source_20_Text"><text:span text:style-name="T18">If you examine the resulting commit using gitk, you will see that it has two parents: one pointing to the top of the current branch, and one to the top of the other branch.</text:span></text:span></text:p>
      <text:p text:style-name="Standard"><text:span text:style-name="Source_20_Text"><text:span text:style-name="T18"/></text:span></text:p>
      <text:p text:style-name="Standard"><text:span text:style-name="Source_20_Text"><text:span text:style-name="T53"/></text:span></text:p>
      <text:h text:style-name="Heading_20_2" text:outline-level="2"><text:bookmark-start text:name="__RefHeading___Toc4984_883239861"/><text:span text:style-name="Source_20_Text"><text:span text:style-name="T118">RESOLVING A MERGE:</text:span></text:span><text:bookmark-end text:name="__RefHeading___Toc4984_883239861"/></text:h>
      <text:p text:style-name="Standard"><text:span text:style-name="Source_20_Text"><text:span text:style-name="T18">When a merge isn't resolved automatically, git leaves the index and the working tree in a special state that gives you all the information you need to help resolve the merge.</text:span></text:span></text:p>
      <text:p text:style-name="Standard"><text:span text:style-name="Source_20_Text"><text:span text:style-name="T18"/></text:span></text:p>
      <text:p text:style-name="Standard"><text:span text:style-name="Source_20_Text"><text:span text:style-name="T18">Files with conflicts are marked specially in the index, so until you resolve the problem and update the index, </text:span></text:span><text:span text:style-name="Source_20_Text"><text:span text:style-name="T53">git commit</text:span></text:span><text:span text:style-name="Source_20_Text"><text:span text:style-name="T18"> will fail.</text:span></text:span></text:p>
      <text:p text:style-name="Standard"><text:span text:style-name="Source_20_Text"><text:span text:style-name="T18"/></text:span></text:p>
      <text:p text:style-name="Standard"><text:span text:style-name="Source_20_Text"><text:span text:style-name="T18">Also, </text:span></text:span><text:span text:style-name="Source_20_Text"><text:span text:style-name="T53">git status</text:span></text:span><text:span text:style-name="Source_20_Text"><text:span text:style-name="T18"> will list those files as "unmerged", and the files with conflicts will have conflict markers added.</text:span></text:span></text:p>
      <text:p text:style-name="Standard"><text:span text:style-name="Source_20_Text"><text:span text:style-name="T18"/></text:span></text:p>
      <text:p text:style-name="Standard"><text:span text:style-name="Source_20_Text"><text:span text:style-name="T18">All you need to do is edit the files to resolve the conflicts, and then</text:span></text:span></text:p>
      <text:p text:style-name="Standard"><text:span text:style-name="Source_20_Text"><text:span text:style-name="T18"/></text:span></text:p>
      <text:p text:style-name="Standard"><text:span text:style-name="Source_20_Text"><text:span text:style-name="T53">(edit file)</text:span></text:span></text:p>
      <text:p text:style-name="Standard"><text:span text:style-name="Source_20_Text"><text:span text:style-name="T53">$ git add file.txt</text:span></text:span></text:p>
      <text:p text:style-name="Standard"><text:span text:style-name="Source_20_Text"><text:span text:style-name="T53">$ git commit</text:span></text:span></text:p>
      <text:p text:style-name="Standard"><text:soft-page-break/><text:span text:style-name="Source_20_Text"><text:span text:style-name="T18"/></text:span></text:p>
      <text:p text:style-name="Standard"><text:span text:style-name="Source_20_Text"><text:span text:style-name="T18">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18"/></text:span></text:p>
      <text:h text:style-name="Heading_20_2" text:outline-level="2"><text:bookmark-start text:name="__RefHeading___Toc4986_883239861"/><text:span text:style-name="Source_20_Text"><text:span text:style-name="T118">UNDOING A MERGE – </text:span></text:span><text:span text:style-name="Source_20_Text"><text:span text:style-name="T119">GIT RESET</text:span></text:span><text:span text:style-name="Source_20_Text"><text:span text:style-name="T118">:</text:span></text:span><text:bookmark-end text:name="__RefHeading___Toc4986_883239861"/></text:h>
      <text:p text:style-name="P24"><text:span text:style-name="Source_20_Text"><text:span text:style-name="T19">If you get stuck and decide to just give up and throw the whole mess away, you can always return to the pre-merge state with</text:span></text:span></text:p>
      <text:p text:style-name="P24"><text:span text:style-name="Source_20_Text"><text:span text:style-name="T19"/></text:span></text:p>
      <text:p text:style-name="Standard"><text:span text:style-name="Source_20_Text"><text:span text:style-name="T54">$ git reset --hard HEAD</text:span></text:span></text:p>
      <text:p text:style-name="Standard"><text:span text:style-name="Source_20_Text"><text:span text:style-name="T19"/></text:span></text:p>
      <text:p text:style-name="Standard"><text:span text:style-name="Source_20_Text"><text:span text:style-name="T19">Or, if you've already committed the merge that you want to throw away,</text:span></text:span></text:p>
      <text:p text:style-name="Standard"><text:span text:style-name="Source_20_Text"><text:span text:style-name="T19"/></text:span></text:p>
      <text:p text:style-name="Standard"><text:span text:style-name="Source_20_Text"><text:span text:style-name="T54">$ git reset --hard ORIG_HEAD</text:span></text:span></text:p>
      <text:p text:style-name="Standard"><text:span text:style-name="Source_20_Text"><text:span text:style-name="T19"/></text:span></text:p>
      <text:p text:style-name="Standard"><text:span text:style-name="Source_20_Text"><text:span text:style-name="T54">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54"/></text:span></text:p>
      <text:p text:style-name="P24"><text:span text:style-name="Source_20_Text"><text:span text:style-name="T19"/></text:span></text:p>
      <text:h text:style-name="Heading_20_2" text:outline-level="2"><text:bookmark-start text:name="__RefHeading___Toc4988_883239861"/><text:span text:style-name="Source_20_Text"><text:span text:style-name="T118">FAST-FORWARD MERGES:</text:span></text:span><text:bookmark-end text:name="__RefHeading___Toc4988_883239861"/></text:h>
      <text:p text:style-name="P25"><text:span text:style-name="Source_20_Text"><text:span text:style-name="T20">There is one special case not mentioned above, which is treated differently. Normally, a merge results in a merge commit with two parents, one for each of the two lines of development that were merged.</text:span></text:span></text:p>
      <text:p text:style-name="P25"><text:span text:style-name="Source_20_Text"><text:span text:style-name="T20"/></text:span></text:p>
      <text:p text:style-name="P25"><text:span text:style-name="Source_20_Text"><text:span text:style-name="T20">However, if the current branch has not diverged from the other--so every commit present in the current branch is already contained in the other--then git just performs a "fast forward"; the head of the current branch is moved forward to point at the head of the merged-in branch, without any new commits being created.</text:span></text:span></text:p>
      <text:p text:style-name="P25"><text:span text:style-name="Source_20_Text"><text:span text:style-name="T20"/></text:span></text:p>
      <text:p text:style-name="Standard"><text:span text:style-name="Source_20_Text"><text:span text:style-name="T55"/></text:span></text:p>
      <text:h text:style-name="P58" text:outline-level="1"><text:bookmark-start text:name="__RefHeading___Toc4990_883239861"/><text:span text:style-name="Source_20_Text"><text:span text:style-name="T108">REVIEWING HISTORY - GIT LOG</text:span></text:span><text:bookmark-end text:name="__RefHeading___Toc4990_883239861"/></text:h>
      <text:p text:style-name="Standard"><text:span text:style-name="Source_20_Text"><text:span text:style-name="T20">The git log command can show lists of commits. On its own, it shows all commits reachable from the parent commit; but you can also make more specific requests:</text:span></text:span></text:p>
      <text:p text:style-name="Standard"><text:span text:style-name="Source_20_Text"><text:span text:style-name="T20"/></text:span></text:p>
      <text:p text:style-name="Standard"><text:span text:style-name="Source_20_Text"><text:span text:style-name="T55">$ git log v2.5.. <text:s text:c="7"/># commits since (not reachable from) v2.5</text:span></text:span></text:p>
      <text:p text:style-name="Standard"><text:span text:style-name="Source_20_Text"><text:span text:style-name="T55">$ git log test..master <text:s/># commits reachable from master but not test</text:span></text:span></text:p>
      <text:p text:style-name="Standard"><text:span text:style-name="Source_20_Text"><text:span text:style-name="T55">$ git log master..test <text:s/># commits reachable from test but not master</text:span></text:span></text:p>
      <text:p text:style-name="Standard"><text:span text:style-name="Source_20_Text"><text:span text:style-name="T55">$ git log master...test # commits reachable from either test or</text:span></text:span></text:p>
      <text:p text:style-name="Standard"><text:span text:style-name="Source_20_Text"><text:span text:style-name="T55"><text:s text:c="24"/># <text:s text:c="3"/>master, but not both</text:span></text:span></text:p>
      <text:p text:style-name="Standard"><text:span text:style-name="Source_20_Text"><text:span text:style-name="T55">$ git log --since="2 weeks ago" # commits from the last 2 weeks</text:span></text:span></text:p>
      <text:p text:style-name="Standard"><text:span text:style-name="Source_20_Text"><text:span text:style-name="T55">$ git log Makefile <text:s text:c="5"/># commits that modify Makefile</text:span></text:span></text:p>
      <text:p text:style-name="Standard"><text:span text:style-name="Source_20_Text"><text:span text:style-name="T55">$ git log fs/ <text:s text:c="10"/># commits that modify any file under fs/</text:span></text:span></text:p>
      <text:p text:style-name="Standard"><text:span text:style-name="Source_20_Text"><text:span text:style-name="T55">$ git log -S'foo()' <text:s text:c="4"/># commits that add or remove any file data</text:span></text:span></text:p>
      <text:p text:style-name="Standard"><text:span text:style-name="Source_20_Text"><text:span text:style-name="T55"><text:s text:c="24"/># matching the string 'foo()'</text:span></text:span></text:p>
      <text:p text:style-name="Standard"><text:span text:style-name="Source_20_Text"><text:span text:style-name="T55">$ git log --no-merges <text:s text:c="2"/># dont show merge commits</text:span></text:span></text:p>
      <text:p text:style-name="Standard"><text:span text:style-name="Source_20_Text"><text:span text:style-name="T55"/></text:span></text:p>
      <text:p text:style-name="P25"><text:span text:style-name="Source_20_Text"><text:span text:style-name="T20">And of course you can combine all of these; the following finds commits since v2.5 which touch the Makefile or any file under fs:</text:span></text:span></text:p>
      <text:p text:style-name="P25"><text:soft-page-break/><text:span text:style-name="Source_20_Text"><text:span text:style-name="T20"/></text:span></text:p>
      <text:p text:style-name="Standard"><text:span text:style-name="Source_20_Text"><text:span text:style-name="T55">$ git log v2.5.. Makefile fs/</text:span></text:span></text:p>
      <text:p text:style-name="Standard"><text:span text:style-name="Source_20_Text"><text:span text:style-name="T55"/></text:span></text:p>
      <text:p text:style-name="Standard"><text:span text:style-name="Source_20_Text"><text:span text:style-name="T20">You can also ask git log to show patches:</text:span></text:span></text:p>
      <text:p text:style-name="Standard"><text:span text:style-name="Source_20_Text"><text:span text:style-name="T20"/></text:span></text:p>
      <text:p text:style-name="Standard"><text:span text:style-name="Source_20_Text"><text:span text:style-name="T55">$ git log -p</text:span></text:span></text:p>
      <text:p text:style-name="Standard"><text:span text:style-name="Source_20_Text"><text:span text:style-name="T55"/></text:span></text:p>
      <text:p text:style-name="P26"><text:span text:style-name="Source_20_Text"><text:span text:style-name="T56"/></text:span></text:p>
      <text:h text:style-name="Heading_20_2" text:outline-level="2"><text:bookmark-start text:name="__RefHeading___Toc4992_883239861"/><text:span text:style-name="Source_20_Text"><text:span text:style-name="T118">LOG STATS:</text:span></text:span><text:bookmark-end text:name="__RefHeading___Toc4992_883239861"/></text:h>
      <text:p text:style-name="P26"><text:span text:style-name="Source_20_Text"><text:span text:style-name="T21">If you pass the --stat option to 'git log', it will show you which files have changed in that commit and how many lines were added and removed from each.</text:span></text:span></text:p>
      <text:p text:style-name="P26"><text:span text:style-name="Source_20_Text"><text:span text:style-name="T21"/></text:span></text:p>
      <text:p text:style-name="Standard"><text:span text:style-name="Source_20_Text"><text:span text:style-name="T56">$ git log –-stat</text:span></text:span></text:p>
      <text:p text:style-name="Standard"><text:span text:style-name="Source_20_Text"><text:span text:style-name="T21"/></text:span></text:p>
      <text:p text:style-name="Standard"><text:span text:style-name="Source_20_Text"><text:span text:style-name="T21"/></text:span></text:p>
      <text:h text:style-name="Heading_20_2" text:outline-level="2"><text:bookmark-start text:name="__RefHeading___Toc4994_883239861"/><text:span text:style-name="Source_20_Text"><text:span text:style-name="T118">FORMATTING THE LOG:</text:span></text:span><text:bookmark-end text:name="__RefHeading___Toc4994_883239861"/></text:h>
      <text:p text:style-name="P26"><text:span text:style-name="Source_20_Text"><text:span text:style-name="T21">You can also format the log output almost however you want. The '--pretty' option can take a number of preset formats, such as 'oneline':</text:span></text:span></text:p>
      <text:p text:style-name="P26"><text:span text:style-name="Source_20_Text"><text:span text:style-name="T21"/></text:span></text:p>
      <text:p text:style-name="Standard"><text:span text:style-name="Source_20_Text"><text:span text:style-name="T56">$ git log --pretty=oneline</text:span></text:span></text:p>
      <text:p text:style-name="P26"><text:span text:style-name="Source_20_Text"><text:span text:style-name="T21"/></text:span></text:p>
      <text:p text:style-name="P26"><text:span text:style-name="Source_20_Text"><text:span text:style-name="T21">or you can do 'short' format:</text:span></text:span></text:p>
      <text:p text:style-name="P26"><text:span text:style-name="Source_20_Text"><text:span text:style-name="T21"/></text:span></text:p>
      <text:p text:style-name="Standard"><text:span text:style-name="Source_20_Text"><text:span text:style-name="T56">$ git log –pretty=short</text:span></text:span></text:p>
      <text:p text:style-name="Standard"><text:span text:style-name="Source_20_Text"><text:span text:style-name="T21"/></text:span></text:p>
      <text:p text:style-name="Standard"><text:span text:style-name="Source_20_Text"><text:span text:style-name="T21">You can also use 'medium', 'full', 'fuller', 'email' or 'raw'.</text:span></text:span></text:p>
      <text:p text:style-name="Standard"><text:span text:style-name="Source_20_Text"><text:span text:style-name="T21"/></text:span></text:p>
      <text:p text:style-name="Standard"><text:span text:style-name="Source_20_Text"><text:span text:style-name="T21">Another interesting thing you can do is visualize the commit graph with the '--graph' option, like so:</text:span></text:span></text:p>
      <text:p text:style-name="Standard"><text:span text:style-name="Source_20_Text"><text:span text:style-name="T21"/></text:span></text:p>
      <text:p text:style-name="Standard"><text:span text:style-name="Source_20_Text"><text:span text:style-name="T56">$ git log --pretty=format:'%h : %s' –-graph</text:span></text:span></text:p>
      <text:p text:style-name="Standard"><text:span text:style-name="Source_20_Text"><text:span text:style-name="T21"/></text:span></text:p>
      <text:p text:style-name="Standard"><text:span text:style-name="Source_20_Text"><text:span text:style-name="T21">It will give a pretty nice ASCII representation of the commit history lines.</text:span></text:span></text:p>
      <text:p text:style-name="Standard"><text:span text:style-name="Source_20_Text"><text:span text:style-name="T21"/></text:span></text:p>
      <text:p text:style-name="P26"><text:span text:style-name="Source_20_Text"><text:span text:style-name="T21"/></text:span></text:p>
      <text:h text:style-name="Heading_20_2" text:outline-level="2"><text:bookmark-start text:name="__RefHeading___Toc4996_883239861"/><text:span text:style-name="Source_20_Text"><text:span text:style-name="T118">ORDERING THE LOG:</text:span></text:span><text:bookmark-end text:name="__RefHeading___Toc4996_883239861"/></text:h>
      <text:p text:style-name="P27"><text:span text:style-name="Source_20_Text"><text:span text:style-name="T22">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27"><text:span text:style-name="Source_20_Text"><text:span text:style-name="T22"/></text:span></text:p>
      <text:p text:style-name="P27"><text:span text:style-name="Source_20_Text"><text:span text:style-name="T22">By default, the commits are shown in reverse chronological order.</text:span></text:span></text:p>
      <text:p text:style-name="P27"><text:span text:style-name="Source_20_Text"><text:span text:style-name="T22"/></text:span></text:p>
      <text:p text:style-name="P27"><text:span text:style-name="Source_20_Text"><text:span text:style-name="T22">However, you can also specify '--topo-order', which makes the commits appear in topological order (i.e. descendant commits are shown before their parents).</text:span></text:span></text:p>
      <text:p text:style-name="P27"><text:span text:style-name="Source_20_Text"><text:span text:style-name="T22"/></text:span></text:p>
      <text:p text:style-name="Standard"><text:span text:style-name="Source_20_Text"><text:span text:style-name="T57">$ git log --pretty=format:'%h : %s' --topo-order --graph</text:span></text:span></text:p>
      <text:p text:style-name="P27"><text:soft-page-break/><text:span text:style-name="Source_20_Text"><text:span text:style-name="T22"/></text:span></text:p>
      <text:p text:style-name="P26"><text:span text:style-name="Source_20_Text"><text:span text:style-name="T22">You can also use '--date-order', which orders the commits primarily by commit date.</text:span></text:span></text:p>
      <text:p text:style-name="P26"><text:span text:style-name="Source_20_Text"><text:span text:style-name="T22"/></text:span></text:p>
      <text:p text:style-name="Standard"><text:span text:style-name="Source_20_Text"><text:span text:style-name="T57">$ git log --pretty=format:'%h : %s' --date-order --graph</text:span></text:span></text:p>
      <text:p text:style-name="P26"><text:span text:style-name="Source_20_Text"><text:span text:style-name="T22"/></text:span></text:p>
      <text:p text:style-name="P26"><text:span text:style-name="Source_20_Text"><text:span text:style-name="T22">Lastly, you can reverse the order of the log with the '--reverse' option.</text:span></text:span></text:p>
      <text:p text:style-name="P25"><text:span text:style-name="Source_20_Text"><text:span text:style-name="T22"/></text:span></text:p>
      <text:p text:style-name="Standard"><text:span text:style-name="Source_20_Text"><text:span text:style-name="T22"/></text:span></text:p>
      <text:h text:style-name="P58" text:outline-level="1"><text:bookmark-start text:name="__RefHeading___Toc4998_883239861"/><text:span text:style-name="Source_20_Text"><text:span text:style-name="T108">GIT DIFFs:</text:span></text:span><text:bookmark-end text:name="__RefHeading___Toc4998_883239861"/></text:h>
      <text:p text:style-name="P28"><text:span text:style-name="Source_20_Text"><text:span text:style-name="T23">git diff is an incredibly useful tool for figuring out what has changed between any two points in your project's history, or to see what people are trying to introduce in new branches, etc.</text:span></text:span></text:p>
      <text:p text:style-name="P28"><text:span text:style-name="Source_20_Text"><text:span text:style-name="T58"/></text:span></text:p>
      <text:p text:style-name="P28"><text:span text:style-name="Source_20_Text"><text:span text:style-name="T23">You will commonly use git diff for figuring out differences between your last commit, your index, and your current working directory. A common use is to simply run</text:span></text:span></text:p>
      <text:p text:style-name="P28"><text:span text:style-name="Source_20_Text"><text:span text:style-name="T23"/></text:span></text:p>
      <text:p text:style-name="Standard"><text:span text:style-name="Source_20_Text"><text:span text:style-name="T58">$ git diff</text:span></text:span></text:p>
      <text:p text:style-name="Standard"><text:span text:style-name="Source_20_Text"><text:span text:style-name="T23"/></text:span></text:p>
      <text:p text:style-name="Standard"><text:span text:style-name="Source_20_Text"><text:span text:style-name="T23">which will show you changes in the working directory that are not yet staged for the next commit. If you want to see what is staged for the next commit, you can run</text:span></text:span></text:p>
      <text:p text:style-name="Standard"><text:span text:style-name="Source_20_Text"><text:span text:style-name="T23"/></text:span></text:p>
      <text:p text:style-name="Standard"><text:span text:style-name="Source_20_Text"><text:span text:style-name="T58">$ git diff –cached</text:span></text:span></text:p>
      <text:p text:style-name="Standard"><text:span text:style-name="Source_20_Text"><text:span text:style-name="T23"/></text:span></text:p>
      <text:p text:style-name="Standard"><text:span text:style-name="Source_20_Text"><text:span text:style-name="T23">which will show you the difference between the index and your last commit; what you would be committing if you run "git commit" without the "-a" option. Lastly, you can run</text:span></text:span></text:p>
      <text:p text:style-name="Standard"><text:span text:style-name="Source_20_Text"><text:span text:style-name="T23"/></text:span></text:p>
      <text:p text:style-name="Standard"><text:span text:style-name="Source_20_Text"><text:span text:style-name="T58">$ git diff HEAD</text:span></text:span></text:p>
      <text:p text:style-name="Standard"><text:span text:style-name="Source_20_Text"><text:span text:style-name="T23"/></text:span></text:p>
      <text:p text:style-name="Standard"><text:span text:style-name="Source_20_Text"><text:span text:style-name="T23">which shows changes in the working directory since your last commit; what you would be committing if you run "git commit -a".</text:span></text:span></text:p>
      <text:p text:style-name="Standard"><text:span text:style-name="Source_20_Text"><text:span text:style-name="T23"/></text:span></text:p>
      <text:p text:style-name="Standard"><text:span text:style-name="Source_20_Text"><text:span text:style-name="T23">If you want to see how your current working directory differs from the state of the project in another branch, you can run something like</text:span></text:span></text:p>
      <text:p text:style-name="Standard"><text:span text:style-name="Source_20_Text"><text:span text:style-name="T23"/></text:span></text:p>
      <text:p text:style-name="Standard"><text:span text:style-name="Source_20_Text"><text:span text:style-name="T58">$ git diff test</text:span></text:span></text:p>
      <text:p text:style-name="Standard"><text:span text:style-name="Source_20_Text"><text:span text:style-name="T23"/></text:span></text:p>
      <text:p text:style-name="Standard"><text:span text:style-name="Source_20_Text"><text:span text:style-name="T23">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3"/></text:span></text:p>
      <text:p text:style-name="Standard"><text:span text:style-name="Source_20_Text"><text:span text:style-name="T58">$&gt;git diff --stat</text:span></text:span></text:p>
      <text:p text:style-name="Standard"><text:span text:style-name="Source_20_Text"><text:span text:style-name="T23"/></text:span></text:p>
      <text:p text:style-name="Standard"><text:span text:style-name="Source_20_Text"><text:span text:style-name="T23">Sometimes that makes it easier to see overall what has changed, to jog your memory.</text:span></text:span></text:p>
      <text:p text:style-name="Standard"><text:span text:style-name="Source_20_Text"><text:span text:style-name="T23"/></text:span></text:p>
      <text:p text:style-name="P24"><text:span text:style-name="Source_20_Text"><text:span text:style-name="T23">You can generate diffs between any two versions of your project using:</text:span></text:span></text:p>
      <text:p text:style-name="P24"><text:span text:style-name="Source_20_Text"><text:span text:style-name="T23"/></text:span></text:p>
      <text:p text:style-name="Standard"><text:span text:style-name="Source_20_Text"><text:span text:style-name="T58">$ git diff master..test</text:span></text:span></text:p>
      <text:p text:style-name="Standard"><text:span text:style-name="Source_20_Text"><text:span text:style-name="T23"/></text:span></text:p>
      <text:p text:style-name="Standard"><text:soft-page-break/><text:span text:style-name="Source_20_Text"><text:span text:style-name="T23">That will produce the diff between the tips of the two branches. If you'd prefer to find the diff from their common ancestor to test, you can use three dots instead of two:</text:span></text:span></text:p>
      <text:p text:style-name="Standard"><text:span text:style-name="Source_20_Text"><text:span text:style-name="T23"/></text:span></text:p>
      <text:p text:style-name="Standard"><text:span text:style-name="Source_20_Text"><text:span text:style-name="T58">$ git diff master...test</text:span></text:span></text:p>
      <text:p text:style-name="Standard"><text:span text:style-name="Source_20_Text"><text:span text:style-name="T23"/></text:span></text:p>
      <text:p text:style-name="Standard"><text:span text:style-name="Source_20_Text"><text:span text:style-name="T23"/></text:span></text:p>
      <text:h text:style-name="P58" text:outline-level="1"><text:bookmark-start text:name="__RefHeading___Toc5000_883239861"/><text:span text:style-name="Source_20_Text"><text:span text:style-name="T108">DISTRIBUTED WORKFLOWS -</text:span></text:span><text:span text:style-name="Source_20_Text"><text:span text:style-name="T110"> </text:span></text:span><text:span text:style-name="Source_20_Text"><text:span text:style-name="T109">GIT CLONE, PULL, REMOTE, FETCH</text:span></text:span><text:bookmark-end text:name="__RefHeading___Toc5000_883239861"/></text:h>
      <text:p text:style-name="Standard"><text:span text:style-name="Source_20_Text"><text:span text:style-name="T23">Suppose that Alice has started a new project with a git repository in /home/alice/project, and that Bob, who has a home directory on the same machine, wants to contribute.</text:span></text:span></text:p>
      <text:p text:style-name="Standard"><text:span text:style-name="Source_20_Text"><text:span text:style-name="T23"/></text:span></text:p>
      <text:p text:style-name="Standard"><text:span text:style-name="Source_20_Text"><text:span text:style-name="T23">Bob begins with:</text:span></text:span></text:p>
      <text:p text:style-name="Standard"><text:span text:style-name="Source_20_Text"><text:span text:style-name="T23"/></text:span></text:p>
      <text:p text:style-name="Standard"><text:span text:style-name="Source_20_Text"><text:span text:style-name="T58">$ git clone /home/alice/project myrepo</text:span></text:span></text:p>
      <text:p text:style-name="Standard"><text:span text:style-name="Source_20_Text"><text:span text:style-name="T23"/></text:span></text:p>
      <text:p text:style-name="Standard"><text:span text:style-name="Source_20_Text"><text:span text:style-name="T23">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3"/></text:span></text:p>
      <text:p text:style-name="Standard"><text:span text:style-name="Source_20_Text"><text:span text:style-name="T23">Bob then makes some changes and commits them:</text:span></text:span></text:p>
      <text:p text:style-name="Standard"><text:span text:style-name="Source_20_Text"><text:span text:style-name="T23"/></text:span></text:p>
      <text:p text:style-name="Standard"><text:span text:style-name="Source_20_Text"><text:span text:style-name="T58">(edit files)</text:span></text:span></text:p>
      <text:p text:style-name="Standard"><text:span text:style-name="Source_20_Text"><text:span text:style-name="T58">$ git commit -a</text:span></text:span></text:p>
      <text:p text:style-name="Standard"><text:span text:style-name="Source_20_Text"><text:span text:style-name="T58">(repeat as necessary)</text:span></text:span></text:p>
      <text:p text:style-name="Standard"><text:span text:style-name="Source_20_Text"><text:span text:style-name="T58"/></text:span></text:p>
      <text:p text:style-name="Standard"><text:span text:style-name="Source_20_Text"><text:span text:style-name="T23">When he's ready, he tells Alice to pull changes from the repository at /home/bob/myrepo. She does this with:</text:span></text:span></text:p>
      <text:p text:style-name="Standard"><text:span text:style-name="Source_20_Text"><text:span text:style-name="T23"/></text:span></text:p>
      <text:p text:style-name="Standard"><text:span text:style-name="Source_20_Text"><text:span text:style-name="T58">$ cd /home/alice/project</text:span></text:span></text:p>
      <text:p text:style-name="Standard"><text:span text:style-name="Source_20_Text"><text:span text:style-name="T58">$ git pull /home/bob/myrepo master</text:span></text:span></text:p>
      <text:p text:style-name="Standard"><text:span text:style-name="Source_20_Text"><text:span text:style-name="T58"/></text:span></text:p>
      <text:p text:style-name="Standard"><text:span text:style-name="Source_20_Text"><text:span text:style-name="T23">This merges the changes from Bob's "master" branch into Alice's current branch. If Alice has made her own changes in the meantime, then she may need to manually fix any conflicts. (Note that the "master" argument in the above command is actually unnecessary, as it is the default.)</text:span></text:span></text:p>
      <text:p text:style-name="Standard"><text:span text:style-name="Source_20_Text"><text:span text:style-name="T23"/></text:span></text:p>
      <text:p text:style-name="Standard"><text:span text:style-name="Source_20_Text"><text:span text:style-name="T23">The "pull" command thus performs two operations: it fetches changes from a remote branch, then merges them into the current branch.</text:span></text:span></text:p>
      <text:p text:style-name="Standard"><text:span text:style-name="Source_20_Text"><text:span text:style-name="T23"/></text:span></text:p>
      <text:p text:style-name="Standard"><text:span text:style-name="Source_20_Text"><text:span text:style-name="T23">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3"/></text:span></text:p>
      <text:p text:style-name="Standard"><text:span text:style-name="Source_20_Text"><text:span text:style-name="T58">$ git remote add bob /home/bob/myrepo</text:span></text:span></text:p>
      <text:p text:style-name="Standard"><text:span text:style-name="Source_20_Text"><text:span text:style-name="T58"/></text:span></text:p>
      <text:p text:style-name="Standard"><text:span text:style-name="Source_20_Text"><text:span text:style-name="T23">With this, Alice can perform the first operation alone using the "git fetch" command without merging them with her own branch, using:</text:span></text:span></text:p>
      <text:p text:style-name="Standard"><text:span text:style-name="Source_20_Text"><text:span text:style-name="T23"/></text:span></text:p>
      <text:p text:style-name="Standard"><text:span text:style-name="Source_20_Text"><text:span text:style-name="T58">$ git fetch bob</text:span></text:span></text:p>
      <text:p text:style-name="Standard"><text:span text:style-name="Source_20_Text"><text:span text:style-name="T58"/></text:span></text:p>
      <text:p text:style-name="Standard"><text:span text:style-name="Source_20_Text"><text:span text:style-name="T23">Unlike the longhand form, when Alice fetches from Bob using a remote repository shorthand set up with git remote, what was fetched is stored in a remote tracking branch, in this case bob/master. So after this:</text:span></text:span></text:p>
      <text:p text:style-name="Standard"><text:soft-page-break/><text:span text:style-name="Source_20_Text"><text:span text:style-name="T23"/></text:span></text:p>
      <text:p text:style-name="Standard"><text:span text:style-name="Source_20_Text"><text:span text:style-name="T58">$ git log -p master..bob/master</text:span></text:span></text:p>
      <text:p text:style-name="Standard"><text:span text:style-name="Source_20_Text"><text:span text:style-name="T58"/></text:span></text:p>
      <text:p text:style-name="Standard"><text:span text:style-name="Source_20_Text"><text:span text:style-name="T23">shows a list of all the changes that Bob made since he branched from Alice's master branch.</text:span></text:span></text:p>
      <text:p text:style-name="Standard"><text:span text:style-name="Source_20_Text"><text:span text:style-name="T23"/></text:span></text:p>
      <text:p text:style-name="Standard"><text:span text:style-name="Source_20_Text"><text:span text:style-name="T23">After examining those changes, Alice could merge the changes into her master branch:</text:span></text:span></text:p>
      <text:p text:style-name="Standard"><text:span text:style-name="Source_20_Text"><text:span text:style-name="T23"/></text:span></text:p>
      <text:p text:style-name="Standard"><text:span text:style-name="Source_20_Text"><text:span text:style-name="T58">$ git merge bob/master</text:span></text:span></text:p>
      <text:p text:style-name="Standard"><text:span text:style-name="Source_20_Text"><text:span text:style-name="T58"/></text:span></text:p>
      <text:p text:style-name="Standard"><text:span text:style-name="Source_20_Text"><text:span text:style-name="T23">This merge can also be done by 'pulling from her own remote tracking branch', like this:</text:span></text:span></text:p>
      <text:p text:style-name="Standard"><text:span text:style-name="Source_20_Text"><text:span text:style-name="T23"/></text:span></text:p>
      <text:p text:style-name="Standard"><text:span text:style-name="Source_20_Text"><text:span text:style-name="T58">$ git pull . remotes/bob/master</text:span></text:span></text:p>
      <text:p text:style-name="Standard"><text:span text:style-name="Source_20_Text"><text:span text:style-name="T58"/></text:span></text:p>
      <text:p text:style-name="Standard"><text:span text:style-name="Source_20_Text"><text:span text:style-name="T23">Note that git pull always merges into the current branch, regardless of what else is given on the command line.</text:span></text:span></text:p>
      <text:p text:style-name="Standard"><text:span text:style-name="Source_20_Text"><text:span text:style-name="T23"/></text:span></text:p>
      <text:p text:style-name="Standard"><text:span text:style-name="Source_20_Text"><text:span text:style-name="T23">Later, Bob can update his repo with Alice's latest changes using</text:span></text:span></text:p>
      <text:p text:style-name="Standard"><text:span text:style-name="Source_20_Text"><text:span text:style-name="T23"/></text:span></text:p>
      <text:p text:style-name="Standard"><text:span text:style-name="Source_20_Text"><text:span text:style-name="T58">$ git pull</text:span></text:span></text:p>
      <text:p text:style-name="Standard"><text:span text:style-name="Source_20_Text"><text:span text:style-name="T58"/></text:span></text:p>
      <text:p text:style-name="Standard"><text:span text:style-name="Source_20_Text"><text:span text:style-name="T23">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3"/></text:span></text:p>
      <text:p text:style-name="Standard"><text:span text:style-name="Source_20_Text"><text:span text:style-name="T58">$ git config --get remote.origin.url</text:span></text:span></text:p>
      <text:p text:style-name="Standard"><text:span text:style-name="Source_20_Text"><text:span text:style-name="T58">/home/alice/project</text:span></text:span></text:p>
      <text:p text:style-name="Standard"><text:span text:style-name="Source_20_Text"><text:span text:style-name="T58"/></text:span></text:p>
      <text:p text:style-name="Standard"><text:span text:style-name="Source_20_Text"><text:span text:style-name="T23">(The complete configuration created by git-clone is visible using "git config -l", and the git config man page explains the meaning of each option.)</text:span></text:span></text:p>
      <text:p text:style-name="Standard"><text:span text:style-name="Source_20_Text"><text:span text:style-name="T23"/></text:span></text:p>
      <text:p text:style-name="Standard"><text:span text:style-name="Source_20_Text"><text:span text:style-name="T23">Git also keeps a pristine copy of Alice's master branch under the name "origin/master":</text:span></text:span></text:p>
      <text:p text:style-name="Standard"><text:span text:style-name="Source_20_Text"><text:span text:style-name="T23"/></text:span></text:p>
      <text:p text:style-name="Standard"><text:span text:style-name="Source_20_Text"><text:span text:style-name="T58">$ git branch -r</text:span></text:span></text:p>
      <text:p text:style-name="Standard"><text:span text:style-name="Source_20_Text"><text:span text:style-name="T58"><text:s text:c="2"/>origin/master</text:span></text:span></text:p>
      <text:p text:style-name="Standard"><text:span text:style-name="Source_20_Text"><text:span text:style-name="T58"/></text:span></text:p>
      <text:p text:style-name="Standard"><text:span text:style-name="Source_20_Text"><text:span text:style-name="T23">If Bob later decides to work from a different host, he can still perform clones and pulls using the ssh protocol:</text:span></text:span></text:p>
      <text:p text:style-name="Standard"><text:span text:style-name="Source_20_Text"><text:span text:style-name="T23"/></text:span></text:p>
      <text:p text:style-name="Standard"><text:span text:style-name="Source_20_Text"><text:span text:style-name="T58">$ git clone alice.org:/home/alice/project myrepo</text:span></text:span></text:p>
      <text:p text:style-name="Standard"><text:span text:style-name="Source_20_Text"><text:span text:style-name="T58"/></text:span></text:p>
      <text:p text:style-name="Standard"><text:span text:style-name="Source_20_Text"><text:span text:style-name="T23">Alternatively, git has a native protocol, or can use rsync or http.</text:span></text:span></text:p>
      <text:p text:style-name="Standard"><text:span text:style-name="Source_20_Text"><text:span text:style-name="T23"/></text:span></text:p>
      <text:p text:style-name="Standard"><text:span text:style-name="Source_20_Text"><text:span text:style-name="T23">Git can also be used in a CVS-like mode, with a central repository that various users push changes to; see git push and gitcvs-migration.</text:span></text:span></text:p>
      <text:p text:style-name="Standard"><text:span text:style-name="Source_20_Text"><text:span text:style-name="T23"/></text:span></text:p>
      <text:p text:style-name="Standard"><text:span text:style-name="Source_20_Text"><text:span text:style-name="T23"/></text:span></text:p>
      <text:h text:style-name="P58" text:outline-level="1"><text:bookmark-start text:name="__RefHeading___Toc5002_883239861"/><text:span text:style-name="Source_20_Text"><text:span text:style-name="T108">PUBLIC REPOSITORY – </text:span></text:span><text:span text:style-name="Source_20_Text"><text:span text:style-name="T111">GIT PUSH</text:span></text:span><text:bookmark-end text:name="__RefHeading___Toc5002_883239861"/></text:h>
      <text:p text:style-name="P29"><text:span text:style-name="Source_20_Text"><text:span text:style-name="T24">The more common way to do this is to maintain a separate public repository (usually on a different host) for others to pull changes from. </text:span></text:span><text:soft-page-break/><text:span text:style-name="Source_20_Text"><text:span text:style-name="T24">This is usually more convenient, and allows you to cleanly separate private work in progress from publicly visible work.</text:span></text:span></text:p>
      <text:p text:style-name="P29"><text:span text:style-name="Source_20_Text"><text:span text:style-name="T24"/></text:span></text:p>
      <text:p text:style-name="P29"><text:span text:style-name="Source_20_Text"><text:span text:style-name="T24">You will continue to do your day-to-day work in your personal repository, but periodically "push" changes from your personal repository into your public repository, allowing other developers to pull from that repository.</text:span></text:span></text:p>
      <text:p text:style-name="P29"><text:span text:style-name="Source_20_Text"><text:span text:style-name="T24"/></text:span></text:p>
      <text:p text:style-name="P29"><text:span text:style-name="Source_20_Text"><text:span text:style-name="T24">You can publish your changes to the public repo by using </text:span></text:span><text:span text:style-name="Source_20_Text"><text:span text:style-name="T59">git push</text:span></text:span></text:p>
      <text:p text:style-name="P29"><text:span text:style-name="Source_20_Text"><text:span text:style-name="T24"/></text:span></text:p>
      <text:p text:style-name="Standard"><text:span text:style-name="Source_20_Text"><text:span text:style-name="T59">$ git push ssh://yourserver.com/~you/proj.git master</text:span></text:span></text:p>
      <text:p text:style-name="Standard"><text:span text:style-name="Source_20_Text"><text:span text:style-name="T24"/></text:span></text:p>
      <text:p text:style-name="Standard"><text:span text:style-name="Source_20_Text"><text:span text:style-name="T24">As with git-fetch, git-push will complain if this does not result in a fast forward.</text:span></text:span></text:p>
      <text:p text:style-name="Standard"><text:span text:style-name="Source_20_Text"><text:span text:style-name="T24"/></text:span></text:p>
      <text:p text:style-name="Standard"><text:span text:style-name="Source_20_Text"><text:span text:style-name="T24">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4"/></text:span></text:p>
      <text:p text:style-name="Standard"><text:span text:style-name="Source_20_Text"><text:span text:style-name="T24">As with git-fetch, you may also set up configuration options to save typing; so, for example, after</text:span></text:span></text:p>
      <text:p text:style-name="Standard"><text:span text:style-name="Source_20_Text"><text:span text:style-name="T24"/></text:span></text:p>
      <text:p text:style-name="Standard"><text:span text:style-name="Source_20_Text"><text:span text:style-name="T59">$ cat &gt;&gt;.git/config &lt;&lt;EOF</text:span></text:span></text:p>
      <text:p text:style-name="Standard"><text:span text:style-name="Source_20_Text"><text:span text:style-name="T59">[remote "public-repo"]</text:span></text:span></text:p>
      <text:p text:style-name="Standard"><text:span text:style-name="Source_20_Text"><text:span text:style-name="T59"><text:s text:c="4"/>url = ssh://yourserver.com/~you/proj.git</text:span></text:span></text:p>
      <text:p text:style-name="Standard"><text:span text:style-name="Source_20_Text"><text:span text:style-name="T59">EOF</text:span></text:span></text:p>
      <text:p text:style-name="Standard"><text:span text:style-name="Source_20_Text"><text:span text:style-name="T59"/></text:span></text:p>
      <text:p text:style-name="Standard"><text:span text:style-name="Source_20_Text"><text:span text:style-name="T24">you should be able to perform the above push with just</text:span></text:span></text:p>
      <text:p text:style-name="Standard"><text:span text:style-name="Source_20_Text"><text:span text:style-name="T24"/></text:span></text:p>
      <text:p text:style-name="Standard"><text:span text:style-name="Source_20_Text"><text:span text:style-name="T59">$ git push public-repo master</text:span></text:span></text:p>
      <text:p text:style-name="Standard"><text:span text:style-name="Source_20_Text"><text:span text:style-name="T24"/></text:span></text:p>
      <text:p text:style-name="P29"><text:span text:style-name="Source_20_Text"><text:span text:style-name="T24">If a push would not result in a fast forward of the remote branch, then it will fail with an error like:</text:span></text:span></text:p>
      <text:p text:style-name="P29"><text:span text:style-name="Source_20_Text"><text:span text:style-name="T24"/></text:span></text:p>
      <text:p text:style-name="Standard"><text:span text:style-name="Source_20_Text"><text:span text:style-name="T59">error: remote 'refs/heads/master' is not an ancestor of</text:span></text:span></text:p>
      <text:p text:style-name="Standard"><text:span text:style-name="Source_20_Text"><text:span text:style-name="T59">local <text:s/>'refs/heads/master'.</text:span></text:span></text:p>
      <text:p text:style-name="Standard"><text:span text:style-name="Source_20_Text"><text:span text:style-name="T59">Maybe you are not up-to-date and need to pull first?</text:span></text:span></text:p>
      <text:p text:style-name="Standard"><text:span text:style-name="Source_20_Text"><text:span text:style-name="T59">error: failed to push to 'ssh://yourserver.com/~you/proj.git'</text:span></text:span></text:p>
      <text:p text:style-name="Standard"><text:span text:style-name="Source_20_Text"><text:span text:style-name="T59"/></text:span></text:p>
      <text:p text:style-name="P29"><text:span text:style-name="Source_20_Text"><text:span text:style-name="T24">In this case, you can either pull first or force git-push to perform the update anyway by preceding the branch name with a plus sign:</text:span></text:span></text:p>
      <text:p text:style-name="P29"><text:span text:style-name="Source_20_Text"><text:span text:style-name="T24"/></text:span></text:p>
      <text:p text:style-name="Standard"><text:span text:style-name="Source_20_Text"><text:span text:style-name="T59">$ git push ssh://yourserver.com/~you/proj.git +master</text:span></text:span></text:p>
      <text:p text:style-name="P29"><text:span text:style-name="Source_20_Text"><text:span text:style-name="T59"/></text:span></text:p>
      <text:p text:style-name="Standard"><text:span text:style-name="Source_20_Text"><text:span text:style-name="T24">Normally whenever a branch head in a public repository is modified, it is modified to point to a descendant of the commit that it pointed to before. By forcing a push in this situation, you break that convention.</text:span></text:span></text:p>
      <text:p text:style-name="Standard"><text:span text:style-name="Source_20_Text"><text:span text:style-name="T24"/></text:span></text:p>
      <text:p text:style-name="Standard"><text:span text:style-name="Source_20_Text"><text:span text:style-name="T24">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pan text:style-name="Source_20_Text"><text:span text:style-name="T24"/></text:span></text:p>
      <text:p text:style-name="Standard"><text:span text:style-name="Source_20_Text"><text:span text:style-name="T24">It's also possible for a push to fail in this way when other people have the right to push to the same repository. In that case, the correct </text:span></text:span><text:soft-page-break/><text:span text:style-name="Source_20_Text"><text:span text:style-name="T24">solution is to retry the push after first updating your work: either by a pull, or by a fetch followed by a rebase;</text:span></text:span></text:p>
      <text:p text:style-name="Standard"><text:span text:style-name="Source_20_Text"><text:span text:style-name="T24"/></text:span></text:p>
      <text:p text:style-name="Standard"><text:span text:style-name="Source_20_Text"><text:span text:style-name="T24"/></text:span></text:p>
      <text:h text:style-name="P58" text:outline-level="1"><text:bookmark-start text:name="__RefHeading___Toc5004_883239861"/><text:span text:style-name="Source_20_Text"><text:span text:style-name="T108">GIT TAGS – </text:span></text:span><text:span text:style-name="Source_20_Text"><text:span text:style-name="T112">LIGHWEIGHT &amp; TAG OBJECTs</text:span></text:span><text:bookmark-end text:name="__RefHeading___Toc5004_883239861"/></text:h>
      <text:p text:style-name="P30"><text:span text:style-name="Source_20_Text"><text:span text:style-name="T25">We can create a tag to refer to a particular commit by running git tag with no arguments.</text:span></text:span></text:p>
      <text:p text:style-name="P30"><text:span text:style-name="Source_20_Text"><text:span text:style-name="T25"/></text:span></text:p>
      <text:p text:style-name="Standard"><text:span text:style-name="Source_20_Text"><text:span text:style-name="T60">$ git tag stable-1 1b2e1d63ff</text:span></text:span></text:p>
      <text:p text:style-name="Standard"><text:span text:style-name="Source_20_Text"><text:span text:style-name="T25"/></text:span></text:p>
      <text:p text:style-name="Standard"><text:span text:style-name="Source_20_Text"><text:span text:style-name="T25">After that, we can use stable-1 to refer to the commit 1b2e1d63ff.</text:span></text:span></text:p>
      <text:p text:style-name="Standard"><text:span text:style-name="Source_20_Text"><text:span text:style-name="T25"/></text:span></text:p>
      <text:p text:style-name="Standard"><text:span text:style-name="Source_20_Text"><text:span text:style-name="T25">This creates a "</text:span></text:span><text:span text:style-name="Source_20_Text"><text:span text:style-name="T60">lightweight</text:span></text:span><text:span text:style-name="Source_20_Text"><text:span text:style-name="T25">" tag, basically a branch that never moves. If you would also like to include a comment with the tag, and possibly sign it cryptographically, then we can create a </text:span></text:span><text:span text:style-name="Source_20_Text"><text:span text:style-name="T60">tag object</text:span></text:span><text:span text:style-name="Source_20_Text"><text:span text:style-name="T25"> instead.</text:span></text:span></text:p>
      <text:p text:style-name="Standard"><text:span text:style-name="Source_20_Text"><text:span text:style-name="T25"/></text:span></text:p>
      <text:p text:style-name="Standard"><text:span text:style-name="Source_20_Text"><text:span text:style-name="T25">If one of -a, -s, or -u is passed, the command creates a tag object, and requires the tag message. Unless -m </text:span></text:span></text:p>
      <text:p text:style-name="Standard"><text:span text:style-name="Source_20_Text"><text:span text:style-name="T25"/></text:span></text:p>
      <text:p text:style-name="Standard"><text:span text:style-name="Source_20_Text"><text:span text:style-name="T25">When this happens, a new object is added to the Git object database and the tag ref points to that tag object, rather than the commit itself. The strength of this is that you can sign the tag, so you can verify that it is the correct commit later. You can create a tag object like this:</text:span></text:span></text:p>
      <text:p text:style-name="Standard"><text:span text:style-name="Source_20_Text"><text:span text:style-name="T25"/></text:span></text:p>
      <text:p text:style-name="Standard"><text:span text:style-name="Source_20_Text"><text:span text:style-name="T60">$ git tag -a stable-1 1b2e1d63ff</text:span></text:span></text:p>
      <text:p text:style-name="Standard"><text:span text:style-name="Source_20_Text"><text:span text:style-name="T25"/></text:span></text:p>
      <text:p text:style-name="Standard"><text:span text:style-name="Source_20_Text"><text:span text:style-name="T25">It is actually possible to tag any object, but tagging commit objects is the most common.</text:span></text:span></text:p>
      <text:p text:style-name="Standard"><text:span text:style-name="Source_20_Text"><text:span text:style-name="T25"/></text:span></text:p>
      <text:p text:style-name="P31"><text:span text:style-name="Source_20_Text"><text:span text:style-name="T25">If you have a </text:span></text:span><text:span text:style-name="Source_20_Text"><text:span text:style-name="T60">GPG key</text:span></text:span><text:span text:style-name="Source_20_Text"><text:span text:style-name="T25"> setup, you can create signed tags fairly easily. First, you will probably want to setup your key id</text:span></text:span></text:p>
      <text:p text:style-name="P31"><text:span text:style-name="Source_20_Text"><text:span text:style-name="T25"/></text:span></text:p>
      <text:p text:style-name="Standard"><text:span text:style-name="Source_20_Text"><text:span text:style-name="T60">$ git config (--global) user.signingkey &lt;gpg-key-id&gt;</text:span></text:span></text:p>
      <text:p text:style-name="Standard"><text:span text:style-name="Source_20_Text"><text:span text:style-name="T60"/></text:span></text:p>
      <text:p text:style-name="Standard"><text:span text:style-name="Source_20_Text"><text:span text:style-name="T25">Now you can create a signed tag simply by replacing the -a with a -s.</text:span></text:span></text:p>
      <text:p text:style-name="Standard"><text:span text:style-name="Source_20_Text"><text:span text:style-name="T25"/></text:span></text:p>
      <text:p text:style-name="Standard"><text:span text:style-name="Source_20_Text"><text:span text:style-name="T60">$ git tag -s stable-1 1b2e1d63ff</text:span></text:span></text:p>
      <text:p text:style-name="Standard"><text:span text:style-name="Source_20_Text"><text:span text:style-name="T25"/></text:span></text:p>
      <text:p text:style-name="Standard"><text:span text:style-name="Source_20_Text"><text:span text:style-name="T25">If you don't have your GPG key in your config file, you can accomplish the same thing this way:</text:span></text:span></text:p>
      <text:p text:style-name="Standard"><text:span text:style-name="Source_20_Text"><text:span text:style-name="T25"/></text:span></text:p>
      <text:p text:style-name="Standard"><text:span text:style-name="Source_20_Text"><text:span text:style-name="T60">$ git tag -u &lt;gpg-key-id&gt; stable-1 1b2e1d63ff</text:span></text:span></text:p>
      <text:p text:style-name="Standard"><text:span text:style-name="Source_20_Text"><text:span text:style-name="T60"/></text:span></text:p>
      <text:p text:style-name="P32"><text:span text:style-name="Source_20_Text"><text:span text:style-name="T61"/></text:span></text:p>
      <text:h text:style-name="P58" text:outline-level="1"><text:bookmark-start text:name="__RefHeading___Toc5006_883239861"/><text:span text:style-name="Source_20_Text"><text:span text:style-name="T108">IGNORING FILES - .</text:span></text:span><text:span text:style-name="Source_20_Text"><text:span text:style-name="T117">GITIGNORE</text:span></text:span><text:bookmark-end text:name="__RefHeading___Toc5006_883239861"/></text:h>
      <text:p text:style-name="P32"><text:span text:style-name="Source_20_Text"><text:span text:style-name="T26">A project will often generate files that you do 'not' want to track with git. This typically includes files generated by a build process or temporary backup files made by your editor. Of course, 'not' tracking files with git is just a matter of 'not' calling "git-add" on them. But it quickly becomes annoying to have these untracked files lying around; e.g. they make "git add ." and "git commit -a" practically useless, and they keep showing up in the output of "git status".</text:span></text:span></text:p>
      <text:p text:style-name="P32"><text:span text:style-name="Source_20_Text"><text:span text:style-name="T26"/></text:span></text:p>
      <text:p text:style-name="P32"><text:soft-page-break/><text:span text:style-name="Source_20_Text"><text:span text:style-name="T26">You can tell git to ignore certain files by creating a file called .gitignore in the top level of your working directory, with contents such as:</text:span></text:span></text:p>
      <text:p text:style-name="P32"><text:span text:style-name="Source_20_Text"><text:span text:style-name="T26"/></text:span></text:p>
      <text:p text:style-name="Standard"><text:span text:style-name="Source_20_Text"><text:span text:style-name="T61"># Lines starting with '#' are considered comments.</text:span></text:span></text:p>
      <text:p text:style-name="Standard"><text:span text:style-name="Source_20_Text"><text:span text:style-name="T61"># Ignore any file named foo.txt.</text:span></text:span></text:p>
      <text:p text:style-name="Standard"><text:span text:style-name="Source_20_Text"><text:span text:style-name="T61">foo.txt</text:span></text:span></text:p>
      <text:p text:style-name="Standard"><text:span text:style-name="Source_20_Text"><text:span text:style-name="T61"># Ignore (generated) html files,</text:span></text:span></text:p>
      <text:p text:style-name="Standard"><text:span text:style-name="Source_20_Text"><text:span text:style-name="T61">*.html</text:span></text:span></text:p>
      <text:p text:style-name="Standard"><text:span text:style-name="Source_20_Text"><text:span text:style-name="T61"># except foo.html which is maintained by hand.</text:span></text:span></text:p>
      <text:p text:style-name="Standard"><text:span text:style-name="Source_20_Text"><text:span text:style-name="T61">!foo.html</text:span></text:span></text:p>
      <text:p text:style-name="Standard"><text:span text:style-name="Source_20_Text"><text:span text:style-name="T61"># Ignore objects and archives.</text:span></text:span></text:p>
      <text:p text:style-name="Standard"><text:span text:style-name="Source_20_Text"><text:span text:style-name="T61">*.[oa]</text:span></text:span></text:p>
      <text:p text:style-name="P32"><text:span text:style-name="Source_20_Text"><text:span text:style-name="T26"/></text:span></text:p>
      <text:p text:style-name="Standard"><text:span text:style-name="Source_20_Text"><text:span text:style-name="T26"/></text:span></text:p>
      <text:h text:style-name="Heading_20_5" text:outline-level="5"><text:span text:style-name="Source_20_Text"><text:span text:style-name="T26"/></text:span></text:h>
      <text:h text:style-name="P58" text:outline-level="1"><text:bookmark-start text:name="__RefHeading___Toc5008_883239861"/><text:span text:style-name="Source_20_Text"><text:span text:style-name="T108">REBASING – </text:span></text:span><text:span text:style-name="Source_20_Text"><text:span text:style-name="T113">GIT CHECKOUT, REBASE</text:span></text:span><text:bookmark-end text:name="__RefHeading___Toc5008_883239861"/></text:h>
      <text:p text:style-name="P33"><text:span text:style-name="Source_20_Text"><text:span text:style-name="T27">Suppose that you create a branch "mywork" on a remote-tracking branch "origin".</text:span></text:span></text:p>
      <text:p text:style-name="P33"><text:span text:style-name="Source_20_Text"><text:span text:style-name="T27"/></text:span></text:p>
      <text:p text:style-name="Standard"><text:span text:style-name="Source_20_Text"><text:span text:style-name="T62">$ git checkout -b mywork origin</text:span></text:span></text:p>
      <text:p text:style-name="Standard"><draw:frame draw:style-name="fr1" draw:name="Image1" text:anchor-type="paragraph" svg:x="0.101cm" svg:y="0.222cm" svg:width="5.106cm" svg:height="5.503cm" draw:z-index="0"><draw:image xlink:href="Pictures/10000201000000C1000000D0FB2E27362D471EDE.png" xlink:type="simple" xlink:show="embed" xlink:actuate="onLoad" loext:mime-type="image/png"/></draw:frame><text:span text:style-name="Source_20_Text"/></text:p>
      <text:p text:style-name="Standard"><text:span text:style-name="Source_20_Text"/></text:p>
      <text:p text:style-name="P33"><text:span text:style-name="Source_20_Text"><text:span text:style-name="T27"/></text:span></text:p>
      <text:p text:style-name="Standard"><text:span text:style-name="Source_20_Text"><text:span text:style-name="T26"/></text:span></text:p>
      <text:p text:style-name="Standard"><text:span text:style-name="Source_20_Text"><text:span text:style-name="T25"/></text:span></text:p>
      <text:p text:style-name="P31"><text:span text:style-name="Source_20_Text"><text:span text:style-name="T25"><text:s/></text:span></text:span></text:p>
      <text:p text:style-name="Standard"><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Now you do some work, creating two new commits.</text:span></text:span></text:p>
      <text:p text:style-name="P30"><text:span text:style-name="Source_20_Text"><text:span text:style-name="T25"/></text:span></text:p>
      <text:p text:style-name="Standard"><text:span text:style-name="Source_20_Text"><text:span text:style-name="T60">$ vi file.txt</text:span></text:span></text:p>
      <text:p text:style-name="Standard"><text:span text:style-name="Source_20_Text"><text:span text:style-name="T60">$ git commit</text:span></text:span></text:p>
      <text:p text:style-name="Standard"><text:span text:style-name="Source_20_Text"><text:span text:style-name="T60">$ vi otherfile.txt</text:span></text:span></text:p>
      <text:p text:style-name="Standard"><text:span text:style-name="Source_20_Text"><text:span text:style-name="T60">$ git commit</text:span></text:span></text:p>
      <text:p text:style-name="Standard"><text:span text:style-name="Source_20_Text"><text:span text:style-name="T60">...</text:span></text:span></text:p>
      <text:p text:style-name="Standard"><text:span text:style-name="Source_20_Text"><text:span text:style-name="T25"/></text:span></text:p>
      <text:p text:style-name="Standard"><text:span text:style-name="Source_20_Text"><text:span text:style-name="T25">Meanwhile, someone else does some work creating two new commits on the origin branch too. This means both 'origin' and 'mywork' has advanced, which means the work has diverged.</text:span></text:span></text:p>
      <text:p text:style-name="Standard"><draw:frame draw:style-name="fr1" draw:name="Image2" text:anchor-type="paragraph" svg:x="0.127cm" svg:y="0.275cm" svg:width="11.139cm" svg:height="4.78cm" draw:z-index="1"><draw:image xlink:href="Pictures/10000201000001A50000010E19756A61FDE6F744.png" xlink:type="simple" xlink:show="embed" xlink:actuate="onLoad" loext:mime-type="image/png"/></draw:frame><text:span text:style-name="Source_20_Text"/></text:p>
      <text:p text:style-name="Standard"><text:span text:style-name="Source_20_Text"/></text:p>
      <text:p text:style-name="P30"><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oft-page-break/><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P24"><text:span text:style-name="Source_20_Text"><text:span text:style-name="T25"/></text:span></text:p>
      <text:p text:style-name="Standard"><text:span text:style-name="Source_20_Text"><text:span text:style-name="T25">At this point, you could use "pull" to merge your changes back in; the result would create a new merge commit, like this:</text:span></text:span></text:p>
      <text:p text:style-name="Standard"><draw:frame draw:style-name="fr1" draw:name="Image3" text:anchor-type="paragraph" svg:x="0.101cm" svg:y="0.222cm" svg:width="14.579cm" svg:height="6.197cm" draw:z-index="2"><draw:image xlink:href="Pictures/10000201000002270000013DF08FFDE67451C607.png" xlink:type="simple" xlink:show="embed" xlink:actuate="onLoad" loext:mime-type="image/png"/></draw:frame><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However, if you prefer to keep the history in mywork a simple series of commits without any merges, you may instead choose to use git rebase:</text:span></text:span></text:p>
      <text:p text:style-name="Standard"><text:span text:style-name="Source_20_Text"><text:span text:style-name="T25"/></text:span></text:p>
      <text:p text:style-name="Standard"><text:span text:style-name="Source_20_Text"><text:span text:style-name="T60">$ git checkout mywork</text:span></text:span></text:p>
      <text:p text:style-name="Standard"><text:span text:style-name="Source_20_Text"><text:span text:style-name="T60">$ git rebase origin</text:span></text:span></text:p>
      <text:p text:style-name="Standard"><text:span text:style-name="Source_20_Text"><text:span text:style-name="T60"/></text:span></text:p>
      <text:p text:style-name="Standard"><text:span text:style-name="Source_20_Text"><text:span text:style-name="T25">This will remove each of your commits from mywork, temporarily saving them as patches (in a directory named ".git/rebase"), update mywork to point at the latest version of origin, then apply each of the saved patches to the new mywork.</text:span></text:span></text:p>
      <text:p text:style-name="Standard"><text:span text:style-name="Source_20_Text"><text:span text:style-name="T25"/></text:span></text:p>
      <text:p text:style-name="Standard"><draw:frame draw:style-name="fr2" draw:name="Image4" text:anchor-type="paragraph" svg:width="17cm" svg:height="5.808cm" draw:z-index="3"><draw:image xlink:href="Pictures/100002010000028C0000013E8BEBF16A0BA03D0C.png" xlink:type="simple" xlink:show="embed" xlink:actuate="onLoad" loext:mime-type="image/png"/></draw:frame><text:span text:style-name="Source_20_Text"><text:span text:style-name="T25"/></text:span></text:p>
      <text:p text:style-name="Standard"><text:span text:style-name="Source_20_Text"><text:span text:style-name="T25">Once the ref ('mywork') is updated to point to the newly created commit objects, your older commits will be abandoned. They will likely be removed if you run a pruning garbage collection.</text:span></text:span></text:p>
      <text:p text:style-name="Standard"><text:span text:style-name="Source_20_Text"><text:span text:style-name="T25"/></text:span></text:p>
      <text:p text:style-name="Standard"><draw:frame draw:style-name="fr2" draw:name="Image5" text:anchor-type="paragraph" svg:width="17cm" svg:height="4.882cm" draw:z-index="4"><draw:image xlink:href="Pictures/100002010000028C0000010F803E9A16A682091E.png" xlink:type="simple" xlink:show="embed" xlink:actuate="onLoad" loext:mime-type="image/png"/></draw:frame><text:soft-page-break/><text:span text:style-name="Source_20_Text"><text:span text:style-name="T25"/></text:span></text:p>
      <text:p text:style-name="Standard"><text:span text:style-name="Source_20_Text"><text:span text:style-name="T25">So now we can look at the difference in our history between running a merge and running a rebase:</text:span></text:span></text:p>
      <text:p text:style-name="Standard"><text:span text:style-name="Source_20_Text"><text:span text:style-name="T25"/></text:span></text:p>
      <text:p text:style-name="Standard"><text:span text:style-name="Source_20_Text"><text:span text:style-name="T25"/></text:span></text:p>
      <text:p text:style-name="Standard"><draw:frame draw:style-name="fr2" draw:name="Image6" text:anchor-type="paragraph" svg:width="17cm" svg:height="9.107cm" draw:z-index="5"><draw:image xlink:href="Pictures/10000201000002DC000002889BA90C00A0ED1CEF.png" xlink:type="simple" xlink:show="embed" xlink:actuate="onLoad" loext:mime-type="image/png"/></draw:frame><text:span text:style-name="Source_20_Text"><text:span text:style-name="T25"/></text:span></text:p>
      <text:p text:style-name="P53"><text:span text:style-name="Source_20_Text"><text:span text:style-name="T25"/></text:span></text:p>
      <text:p text:style-name="Standard"><text:span text:style-name="Source_20_Text"><text:span text:style-name="T25">In the process of the rebase, it may discover conflicts. In that case it will stop and allow you to fix the conflicts; after fixing conflicts, use "git-add" to update the index with those contents, and then, instead of running git-commit, just run</text:span></text:span></text:p>
      <text:p text:style-name="Standard"><text:span text:style-name="Source_20_Text"><text:span text:style-name="T25"/></text:span></text:p>
      <text:p text:style-name="Standard"><text:span text:style-name="Source_20_Text"><text:span text:style-name="T60">$ git rebase –-continu</text:span></text:span><text:span text:style-name="Source_20_Text"><text:span text:style-name="T63">e</text:span></text:span></text:p>
      <text:p text:style-name="Standard"><text:span text:style-name="Source_20_Text"><text:span text:style-name="T28"/></text:span></text:p>
      <text:p text:style-name="Standard"><text:span text:style-name="Source_20_Text"><text:span text:style-name="T28">and git will continue applying the rest of the patches.</text:span></text:span></text:p>
      <text:p text:style-name="Standard"><text:span text:style-name="Source_20_Text"><text:span text:style-name="T28"/></text:span></text:p>
      <text:p text:style-name="Standard"><text:span text:style-name="Source_20_Text"><text:span text:style-name="T28">At any point you may use the --abort option to abort this process and return mywork to the state it had before you started the rebase:</text:span></text:span></text:p>
      <text:p text:style-name="Standard"><text:span text:style-name="Source_20_Text"><text:span text:style-name="T28"/></text:span></text:p>
      <text:p text:style-name="Standard"><text:span text:style-name="Source_20_Text"><text:span text:style-name="T63">$ git rebase --abort</text:span></text:span></text:p>
      <text:p text:style-name="Standard"><text:span text:style-name="Source_20_Text"><text:span text:style-name="T28"/></text:span></text:p>
      <text:p text:style-name="Standard"><text:span text:style-name="Source_20_Text"><text:span text:style-name="T28"/></text:span></text:p>
      <text:h text:style-name="Heading_20_2" text:outline-level="2"><text:bookmark-start text:name="__RefHeading___Toc5010_883239861"/><text:soft-page-break/><text:span text:style-name="Source_20_Text"><text:span text:style-name="T118">ADDITIONAL NOTES ON REBASE:</text:span></text:span><text:bookmark-end text:name="__RefHeading___Toc5010_883239861"/></text:h>
      <text:p text:style-name="P35"><text:span text:style-name="Source_20_Text"><text:span text:style-name="T30">The first thing to understand about git rebase is that it solves the same problem as git merge. Both of these commands are designed to integrate changes from one branch into another branch—they just do it in very different ways.</text:span></text:span></text:p>
      <text:p text:style-name="P35"><text:span text:style-name="Source_20_Text"><text:span text:style-name="T30"/></text:span></text:p>
      <text:p text:style-name="P35"><text:span text:style-name="Source_20_Text"><text:span text:style-name="T30">Consider what happens when you start working on a new feature in a dedicated branch, then another team member updates the master branch with new commits. This results in a forked history, which should be familiar to anyone who has used Git as a collaboration tool.</text:span></text:span></text:p>
      <text:p text:style-name="P35"><text:span text:style-name="Source_20_Text"><text:span text:style-name="T30"/></text:span></text:p>
      <text:p text:style-name="P35"><text:span text:style-name="Source_20_Text"><text:span text:style-name="T30"><draw:frame draw:style-name="fr3" draw:name="Image7" text:anchor-type="as-char" svg:width="14.243cm" svg:height="4.477cm" draw:z-index="6"><draw:image xlink:href="Pictures/10001DF00000516A00002EA77EF417D795CC9096.svg" xlink:type="simple" xlink:show="embed" xlink:actuate="onLoad" loext:mime-type="image/svg+xml"/><draw:image xlink:href="Pictures/1000020100000314000001C32FCB7F15CA0B14B6.png" xlink:type="simple" xlink:show="embed" xlink:actuate="onLoad"/><svg:title>A forked commit history</svg:title></draw:frame></text:span></text:span></text:p>
      <text:p text:style-name="P35"><text:span text:style-name="Source_20_Text"><text:span text:style-name="T30"/></text:span></text:p>
      <text:p text:style-name="P35"><text:span text:style-name="Source_20_Text"><text:span text:style-name="T30">Now, let’s say that the new commits in master are relevant to the feature that you’re working on. To incorporate the new commits into your feature branch, you have two options: merging or rebasing.</text:span></text:span></text:p>
      <text:p text:style-name="P35"><text:span text:style-name="Source_20_Text"><text:span text:style-name="T30"/></text:span></text:p>
      <text:p text:style-name="P35"><text:span text:style-name="Source_20_Text"><text:span text:style-name="T30">The easiest option is to merge the master branch into the feature branch using something like the following:</text:span></text:span></text:p>
      <text:p text:style-name="P35"><text:span text:style-name="Source_20_Text"><text:span text:style-name="T30"/></text:span></text:p>
      <text:p text:style-name="Standard"><text:span text:style-name="Source_20_Text"><text:span text:style-name="T65">git checkout feature</text:span></text:span></text:p>
      <text:p text:style-name="Standard"><text:span text:style-name="Source_20_Text"><text:span text:style-name="T65">git merge master</text:span></text:span></text:p>
      <text:p text:style-name="Standard"><text:span text:style-name="Source_20_Text"><text:span text:style-name="T65"/></text:span></text:p>
      <text:p text:style-name="P35"><text:span text:style-name="Source_20_Text"><text:span text:style-name="T30">This creates a new “merge commit” in the feature branch that ties together the histories of both branches, giving you a branch structure that looks like this:</text:span></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oft-page-break/><text:span text:style-name="Source_20_Text"><text:span text:style-name="T30"><draw:frame draw:style-name="fr3" draw:name="Image8" text:anchor-type="as-char" svg:width="15.196cm" svg:height="6.703cm" draw:z-index="7"><draw:image xlink:href="Pictures/1000308A0000513E0000367801753F1206647781.svg" xlink:type="simple" xlink:show="embed" xlink:actuate="onLoad" loext:mime-type="image/svg+xml"/><draw:image xlink:href="Pictures/10000201000003120000020F898807A528500F1B.png" xlink:type="simple" xlink:show="embed" xlink:actuate="onLoad"/><svg:title>Merging master into the feature branch</svg:title></draw:frame></text:span></text:span></text:p>
      <text:p text:style-name="P35"><text:span text:style-name="Source_20_Text"><text:span text:style-name="T30"/></text:span></text:p>
      <text:p text:style-name="P35"><text:span text:style-name="Source_20_Text"><text:span text:style-name="T30">Merging is nice because it’s a </text:span></text:span><text:span text:style-name="Source_20_Text"><text:span text:style-name="Emphasis"><text:span text:style-name="T83">non-destructive</text:span></text:span></text:span><text:span text:style-name="Source_20_Text"><text:span text:style-name="T30"> operation. The existing branches are not changed in any way.</text:span></text:span></text:p>
      <text:p text:style-name="P35"><text:span text:style-name="Source_20_Text"><text:span text:style-name="T30"/></text:span></text:p>
      <text:p text:style-name="P35"><text:span text:style-name="Source_20_Text"><text:span text:style-name="T30">On the other hand, this also means that the feature branch will have an extraneous merge commit every time you need to incorporate upstream changes. If master is very active, this can pollute your feature branch’s history quite a bit. While it’s possible to mitigate this issue with advanced git log options, it can make it hard for other developers to understand the history of the project.</text:span></text:span></text:p>
      <text:p text:style-name="P35"><text:span text:style-name="Source_20_Text"><text:span text:style-name="T30"/></text:span></text:p>
      <text:p text:style-name="P35"><text:span text:style-name="Source_20_Text"><text:span text:style-name="T30">As an alternative to merging, you can rebase the feature branch onto master branch using the following commands:</text:span></text:span></text:p>
      <text:p text:style-name="P35"><text:span text:style-name="Source_20_Text"><text:span text:style-name="T30"/></text:span></text:p>
      <text:p text:style-name="Standard"><text:span text:style-name="Source_20_Text"><text:span text:style-name="T65">git checkout feature</text:span></text:span></text:p>
      <text:p text:style-name="Standard"><text:span text:style-name="Source_20_Text"><text:span text:style-name="T65">git rebase master</text:span></text:span></text:p>
      <text:p text:style-name="Standard"><text:span text:style-name="Source_20_Text"><text:span text:style-name="T65"/></text:span></text:p>
      <text:p text:style-name="Standard"><text:span text:style-name="Source_20_Text"><text:span text:style-name="T30">This moves the entire feature branch to begin on the tip of the master branch, effectively incorporating all of the new commits in master. But, instead of using a merge commit, rebasing re-writes the project history by creating brand new commits for each commit in the original branch.</text:span></text:span></text:p>
      <text:p text:style-name="P35"><text:span text:style-name="Source_20_Text"><text:span text:style-name="T30"><draw:frame draw:style-name="fr3" draw:name="Image9" text:anchor-type="as-char" svg:width="15.064cm" svg:height="7.23cm" draw:z-index="8"><draw:image xlink:href="Pictures/10003442000050A6000036F9C011D2B03080E052.svg" xlink:type="simple" xlink:show="embed" xlink:actuate="onLoad" loext:mime-type="image/svg+xml"/><draw:image xlink:href="Pictures/100002010000030C000002142EFB069064135851.png" xlink:type="simple" xlink:show="embed" xlink:actuate="onLoad"/><svg:title>Rebasing the feature branch onto master</svg:title></draw:frame></text:span></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he major benefit of rebasing is that you get a much cleaner project history. First, it eliminates the unnecessary merge commits required by git merge. Second, as you can see in the above diagram, rebasing also </text:span></text:span><text:soft-page-break/><text:span text:style-name="Source_20_Text"><text:span text:style-name="T30">results in a perfectly linear project history—you can follow the tip of feature all the way to the beginning of the project without any forks. This makes it easier to navigate your project with commands like git log, git bisect, and gitk.</text:span></text:span></text:p>
      <text:p text:style-name="P35"><text:span text:style-name="Source_20_Text"><text:span text:style-name="T30"/></text:span></text:p>
      <text:p text:style-name="P35"><text:span text:style-name="Source_20_Text"><text:span text:style-name="T30">But, there are two trade-offs for this pristine commit history: safety and traceability.</text:span></text:span></text:p>
      <text:p text:style-name="P35"><text:span text:style-name="Source_20_Text"><text:span text:style-name="T30"/></text:span></text:p>
      <text:h text:style-name="Heading_20_2" text:outline-level="2"><text:bookmark text:name="the-golden-rule-of-rebasing"/><text:bookmark-start text:name="__RefHeading___Toc5012_883239861"/><text:span text:style-name="Source_20_Text"><text:span text:style-name="T118">THE GOLDEN RULE OF REBASING – </text:span></text:span><text:span text:style-name="Source_20_Text"><text:span text:style-name="T120">GIT REVERT</text:span></text:span><text:span text:style-name="Source_20_Text"><text:span text:style-name="T118">:</text:span></text:span><text:bookmark-end text:name="__RefHeading___Toc5012_883239861"/></text:h>
      <text:p text:style-name="P35"><text:span text:style-name="Source_20_Text"><text:span text:style-name="T30">Once you understand what rebasing is, the most important thing to learn is when </text:span></text:span><text:span text:style-name="Source_20_Text"><text:span text:style-name="Emphasis"><text:span text:style-name="T83">not</text:span></text:span></text:span><text:span text:style-name="Source_20_Text"><text:span text:style-name="T30"> to do it. The golden rule of git rebase is to never use it on </text:span></text:span><text:span text:style-name="Source_20_Text"><text:span text:style-name="Emphasis"><text:span text:style-name="T83">public</text:span></text:span></text:span><text:span text:style-name="Source_20_Text"><text:span text:style-name="T30"> branches.</text:span></text:span></text:p>
      <text:p text:style-name="P35"><text:span text:style-name="Source_20_Text"><text:span text:style-name="T30"/></text:span></text:p>
      <text:p text:style-name="P35"><text:span text:style-name="Source_20_Text"><text:span text:style-name="T30">For example, think about what would happen if you rebased master onto your feature branch:</text:span></text:span></text:p>
      <text:p text:style-name="P35"><text:span text:style-name="Source_20_Text"><text:span text:style-name="T30"><draw:frame draw:style-name="fr3" draw:name="Image10" text:anchor-type="as-char" svg:width="15.619cm" svg:height="6.352cm" draw:z-index="9"><draw:image xlink:href="Pictures/10004E690000518400003672888927602FAE09BA.svg" xlink:type="simple" xlink:show="embed" xlink:actuate="onLoad" loext:mime-type="image/svg+xml"/><draw:image xlink:href="Pictures/10000201000003150000020FF02CC39A8F156671.png" xlink:type="simple" xlink:show="embed" xlink:actuate="onLoad"/><svg:title>Rebasing the master branch</svg:title></draw:frame></text:span></text:span></text:p>
      <text:p text:style-name="P35"><text:span text:style-name="Source_20_Text"><text:span text:style-name="T30"/></text:span></text:p>
      <text:p text:style-name="P35"><text:span text:style-name="Source_20_Text"><text:span text:style-name="T30">The rebase moves all of the commits in master onto the tip of feature. The problem is that this only happened in </text:span></text:span><text:span text:style-name="Source_20_Text"><text:span text:style-name="Emphasis"><text:span text:style-name="T83">your</text:span></text:span></text:span><text:span text:style-name="Source_20_Text"><text:span text:style-name="T30"> repository. All of the other developers are still working with the original master. Since rebasing results in brand new commits, Git will think that your master branch’s history has diverged from everybody else’s.</text:span></text:span></text:p>
      <text:p text:style-name="P35"><text:span text:style-name="Source_20_Text"><text:span text:style-name="T30"/></text:span></text:p>
      <text:p text:style-name="P35"><text:span text:style-name="Source_20_Text"><text:span text:style-name="T30">The only way to synchronize the two master branches is to merge them back together, resulting in an extra merge commit </text:span></text:span><text:span text:style-name="Source_20_Text"><text:span text:style-name="Emphasis"><text:span text:style-name="T83">and</text:span></text:span></text:span><text:span text:style-name="Source_20_Text"><text:span text:style-name="T30"> two sets of commits that contain the same changes (the original ones, and the ones from your rebased branch). Needless to say, this is a very confusing situation.</text:span></text:span></text:p>
      <text:p text:style-name="P35"><text:span text:style-name="Source_20_Text"><text:span text:style-name="T30"/></text:span></text:p>
      <text:p text:style-name="P35"><text:span text:style-name="Source_20_Text"><text:span text:style-name="T30">So, before you run git rebase, always ask yourself, “Is anyone else looking at this branch?” If the answer is yes, take your hands off the keyboard and start thinking about a non-destructive way to make your changes (e.g., the </text:span></text:span><text:span text:style-name="Source_20_Text"><text:span text:style-name="T65">git revert</text:span></text:span><text:span text:style-name="Source_20_Text"><text:span text:style-name="T30"> command). Otherwise, you’re safe to re-write history as much as you like.</text:span></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h text:style-name="P58" text:outline-level="1"><text:bookmark-start text:name="__RefHeading___Toc5014_883239861"/><text:span text:style-name="Source_20_Text"><text:span text:style-name="T108">STASHING – </text:span></text:span><text:span text:style-name="Source_20_Text"><text:span text:style-name="T114">GIT STASH</text:span></text:span><text:bookmark-end text:name="__RefHeading___Toc5014_883239861"/></text:h>
      <text:p text:style-name="P34"><text:span text:style-name="Source_20_Text"><text:span text:style-name="T29">While you are in the middle of working on something complicated, you find an unrelated but obvious and trivial bug. You would like to fix it before continuing. You can use git stash to save the current state of your work, </text:span></text:span><text:soft-page-break/><text:span text:style-name="Source_20_Text"><text:span text:style-name="T29">and after fixing the bug (or, optionally after doing so on a different branch and then coming back), unstash the work-in-progress changes.</text:span></text:span></text:p>
      <text:p text:style-name="Standard"><text:span text:style-name="Source_20_Text"><text:span text:style-name="T28"/></text:span></text:p>
      <text:p text:style-name="Standard"><text:span text:style-name="Source_20_Text"><text:span text:style-name="T64">$ git stash save "work in progress for foo feature"</text:span></text:span></text:p>
      <text:p text:style-name="Standard"><text:span text:style-name="Source_20_Text"><text:span text:style-name="T29"/></text:span></text:p>
      <text:p text:style-name="Standard"><text:span text:style-name="Source_20_Text"><text:span text:style-name="T29">This command will save your changes away to the stash, and reset your working tree and the index to match the tip of your current branch. Then you can make your fix as usual.</text:span></text:span></text:p>
      <text:p text:style-name="Standard"><text:span text:style-name="Source_20_Text"><text:span text:style-name="T29"/></text:span></text:p>
      <text:p text:style-name="Standard"><text:span text:style-name="Source_20_Text"><text:span text:style-name="T64">... edit and test ...</text:span></text:span></text:p>
      <text:p text:style-name="Standard"><text:span text:style-name="Source_20_Text"><text:span text:style-name="T64">$ git commit -a -m "blorpl: typofix"</text:span></text:span></text:p>
      <text:p text:style-name="Standard"><text:span text:style-name="Source_20_Text"><text:span text:style-name="T64"/></text:span></text:p>
      <text:p text:style-name="Standard"><text:span text:style-name="Source_20_Text"><text:span text:style-name="T29">After that, you can go back to what you were working on with git stash apply:</text:span></text:span></text:p>
      <text:p text:style-name="Standard"><text:span text:style-name="Source_20_Text"><text:span text:style-name="T29"/></text:span></text:p>
      <text:p text:style-name="Standard"><text:span text:style-name="Source_20_Text"><text:span text:style-name="T64">$ git stash apply</text:span></text:span></text:p>
      <text:p text:style-name="Standard"><text:span text:style-name="Source_20_Text"><text:span text:style-name="T64"/></text:span></text:p>
      <text:p text:style-name="Standard"><text:span text:style-name="Source_20_Text"><text:span text:style-name="T29">You can also use stashing to queue up stashed changes.<text:line-break/>If you run 'git stash list' you can see which stashes you have saved:</text:span></text:span></text:p>
      <text:p text:style-name="Standard"><text:span text:style-name="Source_20_Text"><text:span text:style-name="T29"/></text:span></text:p>
      <text:p text:style-name="Standard"><text:span text:style-name="Source_20_Text"><text:span text:style-name="T64">$&gt;git stash list</text:span></text:span></text:p>
      <text:p text:style-name="Standard"><text:span text:style-name="Source_20_Text"><text:span text:style-name="T64">stash@{0}: WIP on book: 51bea1d... fixed images</text:span></text:span></text:p>
      <text:p text:style-name="Standard"><text:span text:style-name="Source_20_Text"><text:span text:style-name="T64">stash@{1}: WIP on master: 9705ae6... changed the browse code to the official repo</text:span></text:span></text:p>
      <text:p text:style-name="Standard"><text:span text:style-name="Source_20_Text"><text:span text:style-name="T64"/></text:span></text:p>
      <text:p text:style-name="Standard"><text:span text:style-name="Source_20_Text"><text:span text:style-name="T29">Then you can apply them individually with 'git stash apply stash@{1}'. You can clear out the list with '</text:span></text:span><text:span text:style-name="Source_20_Text"><text:span text:style-name="T64">git stash clear</text:span></text:span><text:span text:style-name="Source_20_Text"><text:span text:style-name="T29">'.</text:span></text:span></text:p>
      <text:p text:style-name="Standard"><text:span text:style-name="Source_20_Text"><text:span text:style-name="T29"/></text:span></text:p>
      <text:p text:style-name="Standard"><text:span text:style-name="Source_20_Text"><text:span text:style-name="T64"/></text:span></text:p>
      <text:h text:style-name="P58" text:outline-level="1"><text:bookmark-start text:name="__RefHeading___Toc5016_883239861"/><text:span text:style-name="Source_20_Text"><text:span text:style-name="T108">PARTIAL SHA</text:span></text:span><text:bookmark-end text:name="__RefHeading___Toc5016_883239861"/></text:h>
      <text:p text:style-name="Standard"><text:span text:style-name="Source_20_Text"><text:span text:style-name="T29">If your commit sha is '980e3ccdaac54a0d4de358f3fe5d718027d96aae', git will recognize any of the following identically:</text:span></text:span></text:p>
      <text:p text:style-name="Standard"><text:span text:style-name="Source_20_Text"><text:span text:style-name="T29"/></text:span></text:p>
      <text:p text:style-name="Standard"><text:span text:style-name="Source_20_Text"><text:span text:style-name="T64">980e3ccdaac54a0d4de358f3fe5d718027d96aae</text:span></text:span></text:p>
      <text:p text:style-name="Standard"><text:span text:style-name="Source_20_Text"><text:span text:style-name="T64">980e3ccdaac54a0d4</text:span></text:span></text:p>
      <text:p text:style-name="Standard"><text:span text:style-name="Source_20_Text"><text:span text:style-name="T64">980e3cc</text:span></text:span></text:p>
      <text:p text:style-name="Standard"><text:span text:style-name="Source_20_Text"><text:span text:style-name="T64"/></text:span></text:p>
      <text:p text:style-name="Standard"><text:span text:style-name="Source_20_Text"><text:span text:style-name="T29">As long as the partial sha is unique - it can't be confused with another (which is incredibly unlikely if you use at least 5 characters), git will expand a partial sha for you.</text:span></text:span></text:p>
      <text:p text:style-name="Standard"><text:span text:style-name="Source_20_Text"><text:span text:style-name="T29"/></text:span></text:p>
      <text:p text:style-name="P36"><text:span text:style-name="Source_20_Text"><text:span text:style-name="T66"/></text:span></text:p>
      <text:h text:style-name="P58" text:outline-level="1"><text:bookmark-start text:name="__RefHeading___Toc5018_883239861"/><text:span text:style-name="Source_20_Text"><text:span text:style-name="T101">BRANCH, REMO</text:span></text:span><text:span text:style-name="Source_20_Text"><text:span text:style-name="T102">T</text:span></text:span><text:span text:style-name="Source_20_Text"><text:span text:style-name="T101">E OR TAG NAME INSTEAD OF SHA</text:span></text:span><text:bookmark-end text:name="__RefHeading___Toc5018_883239861"/></text:h>
      <text:p text:style-name="P36"><text:span text:style-name="Source_20_Text"><text:span text:style-name="T31">You can always use a branch, remote or tag name instead of a sha, since they are simply pointers anyhow. If your master branch is on the 980e3 commit and you've pushed it to origin and have tagged it 'v1.0', then all of the following are equivalent:</text:span></text:span></text:p>
      <text:p text:style-name="P36"><text:span text:style-name="Source_20_Text"><text:span text:style-name="T31"/></text:span></text:p>
      <text:p text:style-name="Standard"><text:span text:style-name="Source_20_Text"><text:span text:style-name="T66">980e3ccdaac54a0d4de358f3fe5d718027d96aae</text:span></text:span></text:p>
      <text:p text:style-name="Standard"><text:span text:style-name="Source_20_Text"><text:span text:style-name="T66">origin/master</text:span></text:span></text:p>
      <text:p text:style-name="Standard"><text:span text:style-name="Source_20_Text"><text:span text:style-name="T66">refs/remotes/origin/master</text:span></text:span></text:p>
      <text:p text:style-name="Standard"><text:span text:style-name="Source_20_Text"><text:span text:style-name="T66">master</text:span></text:span></text:p>
      <text:p text:style-name="Standard"><text:span text:style-name="Source_20_Text"><text:span text:style-name="T66">refs/heads/master</text:span></text:span></text:p>
      <text:p text:style-name="Standard"><text:soft-page-break/><text:span text:style-name="Source_20_Text"><text:span text:style-name="T66">v1.0</text:span></text:span></text:p>
      <text:p text:style-name="Standard"><text:span text:style-name="Source_20_Text"><text:span text:style-name="T66">refs/tags/v1.0</text:span></text:span></text:p>
      <text:p text:style-name="Standard"><text:span text:style-name="Source_20_Text"><text:span text:style-name="T66"/></text:span></text:p>
      <text:p text:style-name="Standard"><text:span text:style-name="Source_20_Text"><text:span text:style-name="T31">Which means the following will give you identical output:</text:span></text:span></text:p>
      <text:p text:style-name="Standard"><text:span text:style-name="Source_20_Text"><text:span text:style-name="T31"/></text:span></text:p>
      <text:p text:style-name="Standard"><text:span text:style-name="Source_20_Text"><text:span text:style-name="T66">$ git log master</text:span></text:span></text:p>
      <text:p text:style-name="Standard"><text:span text:style-name="Source_20_Text"><text:span text:style-name="T66"/></text:span></text:p>
      <text:p text:style-name="Standard"><text:span text:style-name="Source_20_Text"><text:span text:style-name="T66">$ git log refs/tags/v1.0</text:span></text:span></text:p>
      <text:p text:style-name="Standard"><text:span text:style-name="Source_20_Text"><text:span text:style-name="T66"/></text:span></text:p>
      <text:p text:style-name="Standard"><text:span text:style-name="Source_20_Text"><text:span text:style-name="T31"/></text:span></text:p>
      <text:h text:style-name="P58" text:outline-level="1"><text:bookmark-start text:name="__RefHeading___Toc5020_883239861"/><text:span text:style-name="Source_20_Text"><text:span text:style-name="T108">TRACKING BRANCHES</text:span></text:span><text:bookmark-end text:name="__RefHeading___Toc5020_883239861"/></text:h>
      <text:p text:style-name="P37"><text:span text:style-name="Source_20_Text"><text:span text:style-name="T31">A 'tracking branch' in Git is a local branch that is connected to a remote branch. When you push and pull on that branch, it automatically pushes and pulls to the remote branch that it is connected with.</text:span></text:span></text:p>
      <text:p text:style-name="P37"><text:span text:style-name="Source_20_Text"><text:span text:style-name="T31"/></text:span></text:p>
      <text:p text:style-name="P37"><text:span text:style-name="Source_20_Text"><text:span text:style-name="T31">Use this if you always pull from the same upstream branch into the new branch, and if you don't want to use "git pull” </text:span></text:span><text:span text:style-name="Source_20_Text"><text:span text:style-name="T32">explicitly.</text:span></text:span></text:p>
      <text:p text:style-name="P37"><text:span text:style-name="Source_20_Text"><text:span text:style-name="T32"/></text:span></text:p>
      <text:p text:style-name="P37"><text:span text:style-name="Source_20_Text"><text:span text:style-name="T32">The '</text:span></text:span><text:span text:style-name="Source_20_Text"><text:span text:style-name="T67">git clone</text:span></text:span><text:span text:style-name="Source_20_Text"><text:span text:style-name="T32">' command automatically sets up a 'master' branch that is a tracking branch for 'origin/master' - the master branch on the cloned repository.</text:span></text:span></text:p>
      <text:p text:style-name="P37"><text:span text:style-name="Source_20_Text"><text:span text:style-name="T32"/></text:span></text:p>
      <text:p text:style-name="P37"><text:span text:style-name="Source_20_Text"><text:span text:style-name="T31">You can create a tracking branch manually by adding the '--track' option to the 'branch' command in Git.</text:span></text:span></text:p>
      <text:p text:style-name="P37"><text:span text:style-name="Source_20_Text"><text:span text:style-name="T31"/></text:span></text:p>
      <text:p text:style-name="Standard"><text:span text:style-name="Source_20_Text"><text:span text:style-name="T66">git branch --track experimental origin/experimental</text:span></text:span></text:p>
      <text:p text:style-name="Standard"><text:span text:style-name="Source_20_Text"><text:span text:style-name="T31"/></text:span></text:p>
      <text:p text:style-name="Standard"><text:span text:style-name="Source_20_Text"><text:span text:style-name="T31">Then when you run:</text:span></text:span></text:p>
      <text:p text:style-name="Standard"><text:span text:style-name="Source_20_Text"><text:span text:style-name="T31"/></text:span></text:p>
      <text:p text:style-name="Standard"><text:span text:style-name="Source_20_Text"><text:span text:style-name="T66">$ git pull experimental</text:span></text:span></text:p>
      <text:p text:style-name="Standard"><text:span text:style-name="Source_20_Text"><text:span text:style-name="T31"/></text:span></text:p>
      <text:p text:style-name="Standard"><text:span text:style-name="Source_20_Text"><text:span text:style-name="T31">It will automatically fetch from 'origin' and merge 'origin/experimental' into your local 'experimental' branch.</text:span></text:span></text:p>
      <text:p text:style-name="Standard"><text:span text:style-name="Source_20_Text"><text:span text:style-name="T31"/></text:span></text:p>
      <text:p text:style-name="Standard"><text:span text:style-name="Source_20_Text"><text:span text:style-name="T31">Likewise, when you push to origin, it will push what your 'experimental' points to to origins 'experimental', without having to specify it.</text:span></text:span></text:p>
      <text:p text:style-name="Standard"><text:span text:style-name="Source_20_Text"/></text:p>
      <text:p text:style-name="Standard"><text:span text:style-name="Source_20_Text"/></text:p>
      <text:h text:style-name="P58" text:outline-level="1"><text:bookmark-start text:name="__RefHeading___Toc5022_883239861"/><text:span text:style-name="Source_20_Text"><text:span text:style-name="T108">FINDING WITH GIT GREP</text:span></text:span><text:bookmark-end text:name="__RefHeading___Toc5022_883239861"/></text:h>
      <text:p text:style-name="P38"><text:span text:style-name="Source_20_Text"><text:span text:style-name="T31">Finding files with words or phrases in Git is really easy with the git grep command. It is possible to do this with the normal unix 'grep' command, but with 'git grep' you can also search through previous versions of the project without having to check them out.</text:span></text:span></text:p>
      <text:p text:style-name="P38"><text:span text:style-name="Source_20_Text"><text:span text:style-name="T31"/></text:span></text:p>
      <text:p text:style-name="P38"><text:span text:style-name="Source_20_Text"><text:span text:style-name="T31">For example, if I wanted to see every place that used the 'xmmap' call in my git.git repository, I could run this:</text:span></text:span></text:p>
      <text:p text:style-name="P38"><text:span text:style-name="Source_20_Text"><text:span text:style-name="T31"/></text:span></text:p>
      <text:p text:style-name="Standard"><text:span text:style-name="Source_20_Text"><text:span text:style-name="T66">$ git grep xmmap</text:span></text:span></text:p>
      <text:p text:style-name="Standard"><text:span text:style-name="Source_20_Text"><text:span text:style-name="T66"/></text:span></text:p>
      <text:p text:style-name="P38"><text:span text:style-name="Source_20_Text"><text:span text:style-name="T33">Git Grep has many other options, check them out, if you want to use it deeper.</text:span></text:span></text:p>
      <text:p text:style-name="P38"><text:span text:style-name="Source_20_Text"><text:span text:style-name="T33"/></text:span></text:p>
      <text:p text:style-name="Standard"><text:soft-page-break/><text:span text:style-name="Source_20_Text"><text:span text:style-name="T66"/></text:span></text:p>
      <text:h text:style-name="P58" text:outline-level="1"><text:bookmark-start text:name="__RefHeading___Toc5024_883239861"/><text:span text:style-name="Source_20_Text"><text:span text:style-name="T108">FIXING UN-COMMITTED MISTAKES – </text:span></text:span><text:span text:style-name="Source_20_Text"><text:span text:style-name="T115">GIT RESET, CHECKOUT</text:span></text:span><text:bookmark-end text:name="__RefHeading___Toc5024_883239861"/></text:h>
      <text:p text:style-name="Standard"><text:span text:style-name="Source_20_Text"><text:span text:style-name="T31">If you've messed up the working tree, but haven't yet committed your mistake, you can return the entire working tree to the last committed state with</text:span></text:span></text:p>
      <text:p text:style-name="Standard"><text:span text:style-name="Source_20_Text"><text:span text:style-name="T31"/></text:span></text:p>
      <text:p text:style-name="Standard"><text:span text:style-name="Source_20_Text"><text:span text:style-name="T66">$ git reset --hard HEAD</text:span></text:span></text:p>
      <text:p text:style-name="Standard"><text:span text:style-name="Source_20_Text"><text:span text:style-name="T31"/></text:span></text:p>
      <text:p text:style-name="P38"><text:span text:style-name="Source_20_Text"><text:span text:style-name="T31">This will throw away any changes you may have added to the git index and as well as any outstanding changes you have in your working tree. In other words, it causes the results of "git diff" and "git diff --cached" to both be empty.</text:span></text:span></text:p>
      <text:p text:style-name="P38"><text:span text:style-name="Source_20_Text"><text:span text:style-name="T31"/></text:span></text:p>
      <text:p text:style-name="P38"><text:span text:style-name="Source_20_Text"><text:span text:style-name="T31">If you just want to restore just one file, say your hello.rb, use git checkout instead</text:span></text:span></text:p>
      <text:p text:style-name="P38"><text:span text:style-name="Source_20_Text"><text:span text:style-name="T31"/></text:span></text:p>
      <text:p text:style-name="Standard"><text:span text:style-name="Source_20_Text"><text:span text:style-name="T66">$ git checkout -- hello.rb</text:span></text:span></text:p>
      <text:p text:style-name="Standard"><text:span text:style-name="Source_20_Text"><text:span text:style-name="T66">$ git checkout HEAD hello.rb</text:span></text:span></text:p>
      <text:p text:style-name="Standard"><text:span text:style-name="Source_20_Text"><text:span text:style-name="T31"/></text:span></text:p>
      <text:p text:style-name="Standard"><text:span text:style-name="Source_20_Text"><text:span text:style-name="T31">The first command restores hello.rb to the version in the index, so that "git diff hello.rb" returns no differences. The second command will restore hello.rb to the version in the HEAD revision, so that both "git diff hello.rb" and "git diff --cached hello.rb" return no differences.</text:span></text:span></text:p>
      <text:p text:style-name="Standard"><text:span text:style-name="Source_20_Text"><text:span text:style-name="T31"/></text:span></text:p>
      <text:p text:style-name="Standard"><text:span text:style-name="Source_20_Text"><text:span text:style-name="T31"/></text:span></text:p>
      <text:h text:style-name="P58" text:outline-level="1"><text:bookmark-start text:name="__RefHeading___Toc5026_883239861"/><text:span text:style-name="Source_20_Text"><text:span text:style-name="T108">FIXING COMMITTED MISTAKES – </text:span></text:span><text:span text:style-name="Source_20_Text"><text:span text:style-name="T115">GIT REVERT</text:span></text:span><text:bookmark-end text:name="__RefHeading___Toc5026_883239861"/></text:h>
      <text:p text:style-name="P39"><text:span text:style-name="Source_20_Text"><text:span text:style-name="T31">If you make a commit that you later wish you hadn't, there are two fundamentally different ways to fix the problem:</text:span></text:span></text:p>
      <text:p text:style-name="P39"><text:span text:style-name="Source_20_Text"><text:span text:style-name="T31"/></text:span></text:p>
      <text:p text:style-name="P40"><text:span text:style-name="Source_20_Text"><text:span text:style-name="T34">a.You can create a new commit that undoes whatever was done by the old commit. This is the correct thing if your mistake has already been made public.</text:span></text:span></text:p>
      <text:p text:style-name="P40"><text:span text:style-name="Source_20_Text"><text:span text:style-name="T34"/></text:span></text:p>
      <text:p text:style-name="P40"><text:span text:style-name="Source_20_Text"><text:span text:style-name="T34">Creating a new commit that reverts an earlier change is very easy; just pass the git revert command a reference to the bad commit; for example, to revert the most recent commit:</text:span></text:span></text:p>
      <text:p text:style-name="P40"><text:span text:style-name="Source_20_Text"><text:span text:style-name="T34"/></text:span></text:p>
      <text:p text:style-name="Standard"><text:span text:style-name="Source_20_Text"><text:span text:style-name="T68">$ git revert HEAD</text:span></text:span></text:p>
      <text:p text:style-name="Standard"><text:span text:style-name="Source_20_Text"><text:span text:style-name="T34"/></text:span></text:p>
      <text:p text:style-name="Standard"><text:span text:style-name="Source_20_Text"><text:span text:style-name="T34">This will create a new commit which undoes the change in HEAD. You will be given a chance to edit the commit message for the new commit.</text:span></text:span></text:p>
      <text:p text:style-name="Standard"><text:span text:style-name="Source_20_Text"><text:span text:style-name="T34"/></text:span></text:p>
      <text:p text:style-name="Standard"><text:span text:style-name="Source_20_Text"><text:span text:style-name="T34">You can also revert an earlier change, for example, the next-to-last:</text:span></text:span></text:p>
      <text:p text:style-name="Standard"><text:span text:style-name="Source_20_Text"><text:span text:style-name="T34"/></text:span></text:p>
      <text:p text:style-name="Standard"><text:span text:style-name="Source_20_Text"><text:span text:style-name="T68">$ git revert HEAD^</text:span></text:span></text:p>
      <text:p text:style-name="Standard"><text:span text:style-name="Source_20_Text"><text:span text:style-name="T34"/></text:span></text:p>
      <text:p text:style-name="Standard"><text:span text:style-name="Source_20_Text"><text:span text:style-name="T34">In this case git will attempt to undo the old change while leaving intact any changes made since then. If more recent changes overlap with the changes to be reverted, then you will be asked to fix conflicts manually, just as in the case of resolving a merge.</text:span></text:span></text:p>
      <text:p text:style-name="P40"><text:span text:style-name="Source_20_Text"><text:span text:style-name="T34"/></text:span></text:p>
      <text:p text:style-name="P40"><text:span text:style-name="Source_20_Text"><text:span text:style-name="T34">b.You can go back and modify the old commit. You should never do this if you have already made the history public; git does not normally expect </text:span></text:span><text:soft-page-break/><text:span text:style-name="Source_20_Text"><text:span text:style-name="T34">the "history" of a project to change, and cannot correctly perform repeated merges from a branch that has had its history changed.</text:span></text:span></text:p>
      <text:p text:style-name="P40"><text:span text:style-name="Source_20_Text"><text:span text:style-name="T34"/></text:span></text:p>
      <text:p text:style-name="P40"><text:span text:style-name="Source_20_Text"><text:span text:style-name="T34">If you have just committed something but realize you need to fix up that commit, recent versions of git commit support an </text:span></text:span><text:span text:style-name="Source_20_Text"><text:span text:style-name="Strong_20_Emphasis"><text:span text:style-name="T78">--amend</text:span></text:span></text:span><text:span text:style-name="Source_20_Text"><text:span text:style-name="T34"> flag which instructs git to replace the HEAD commit with a new one, based on the current contents of the index. This gives you an opportunity to add files that you forgot to add or correct typos in a commit message, prior to pushing the change out for the world to see.</text:span></text:span></text:p>
      <text:p text:style-name="P38"><text:span text:style-name="Source_20_Text"><text:span text:style-name="T31"/></text:span></text:p>
      <text:p text:style-name="P38"><text:span text:style-name="Source_20_Text"><text:span text:style-name="T31">If you find a mistake in an older commit, but still one that you have not yet published to the world, you use git rebase in interactive mode, with "git rebase -i" marking the change that requires correction with </text:span></text:span><text:span text:style-name="Source_20_Text"><text:span text:style-name="Strong_20_Emphasis"><text:span text:style-name="T77">edit</text:span></text:span></text:span><text:span text:style-name="Source_20_Text"><text:span text:style-name="T31">. This will allow you to amend the commit during the rebasing process.</text:span></text:span></text:p>
      <text:p text:style-name="P37"><text:span text:style-name="Source_20_Text"><text:span text:style-name="T31"/></text:span></text:p>
      <text:h text:style-name="P58" text:outline-level="1"><text:bookmark-start text:name="__RefHeading___Toc5028_883239861"/><text:span text:style-name="Source_20_Text"><text:span text:style-name="T103">ENSURING GOOD PERFORMANCE – </text:span></text:span><text:span text:style-name="Source_20_Text"><text:span text:style-name="T104">GIT GC</text:span></text:span><text:bookmark-end text:name="__RefHeading___Toc5028_883239861"/></text:h>
      <text:p text:style-name="P37"><text:span text:style-name="Source_20_Text"><text:span text:style-name="T31">On large repositories, git depends on compression to keep the history information from taking up too much space on disk or in memory.</text:span></text:span></text:p>
      <text:p text:style-name="P37"><text:span text:style-name="Source_20_Text"><text:span text:style-name="T31"/></text:span></text:p>
      <text:p text:style-name="P37"><text:span text:style-name="Source_20_Text"><text:span text:style-name="T31">This compression is not performed automatically. Therefore you should occasionally run git gc:</text:span></text:span></text:p>
      <text:p text:style-name="P37"><text:span text:style-name="Source_20_Text"><text:span text:style-name="T31"/></text:span></text:p>
      <text:p text:style-name="Standard"><text:span text:style-name="Source_20_Text"><text:span text:style-name="T66">$ git gc</text:span></text:span></text:p>
      <text:p text:style-name="Standard"><text:span text:style-name="Source_20_Text"><text:span text:style-name="T31"/></text:span></text:p>
      <text:p text:style-name="Standard"><text:span text:style-name="Source_20_Text"><text:span text:style-name="T31">to recompress the archive. This can be very time-consuming, so you may prefer to run git-gc when you are not doing other work.</text:span></text:span></text:p>
      <text:p text:style-name="P37"><text:span text:style-name="Source_20_Text"><text:span text:style-name="T31"/></text:span></text:p>
      <text:p text:style-name="P37"><text:span text:style-name="Source_20_Text"><text:span text:style-name="T31"/></text:span></text:p>
      <text:h text:style-name="P58" text:outline-level="1"><text:bookmark-start text:name="__RefHeading___Toc5030_883239861"/><text:span text:style-name="Source_20_Text"><text:span text:style-name="T108">ENSURING REALIABILITY – </text:span></text:span><text:span text:style-name="Source_20_Text"><text:span text:style-name="T115">GIT FSCK</text:span></text:span><text:bookmark-end text:name="__RefHeading___Toc5030_883239861"/></text:h>
      <text:p text:style-name="P41"><text:span text:style-name="Source_20_Text"><text:span text:style-name="T35">The git fsck command runs a number of self-consistency checks on the repository, and reports on any problems. This may take some time. The most common warning by far is about "dangling" objects:</text:span></text:span></text:p>
      <text:p text:style-name="P41"><text:span text:style-name="Source_20_Text"><text:span text:style-name="T35"/></text:span></text:p>
      <text:p text:style-name="Standard"><text:span text:style-name="Source_20_Text"><text:span text:style-name="T69">$ git fsck</text:span></text:span></text:p>
      <text:p text:style-name="Standard"><text:span text:style-name="Source_20_Text"><text:span text:style-name="T69">dangling commit 7281251ddd2a61e38657c827739c57015671a6b3</text:span></text:span></text:p>
      <text:p text:style-name="Standard"><text:span text:style-name="Source_20_Text"><text:span text:style-name="T69">dangling commit 2706a059f258c6b245f298dc4ff2ccd30ec21a63</text:span></text:span></text:p>
      <text:p text:style-name="Standard"><text:span text:style-name="Source_20_Text"><text:span text:style-name="T35"/></text:span></text:p>
      <text:p text:style-name="Standard"><text:span text:style-name="Source_20_Text"><text:span text:style-name="T35">Dangling objects are not a problem. At worst they may take up a little extra disk space. They can sometimes provide a last-resort method for recovering lost work.</text:span></text:span></text:p>
      <text:p text:style-name="Standard"><text:span text:style-name="Source_20_Text"><text:span text:style-name="T35"/></text:span></text:p>
      <text:p text:style-name="Standard"><text:span text:style-name="Source_20_Text"><text:span text:style-name="T31"/></text:span></text:p>
      <text:h text:style-name="P58" text:outline-level="1"><text:bookmark-start text:name="__RefHeading___Toc5032_883239861"/><text:span text:style-name="Source_20_Text"><text:span text:style-name="T115">FINDING OUT WHO CHANGED FILE - </text:span></text:span><text:span text:style-name="Source_20_Text"><text:span text:style-name="T108">GIT BLAME</text:span></text:span><text:bookmark-end text:name="__RefHeading___Toc5032_883239861"/></text:h>
      <text:p text:style-name="P42"><text:span text:style-name="Source_20_Text"><text:span text:style-name="T36">The git blame command is really helpful for figuring out who changed which sections of a file. If you simple run 'git blame [filename]' you'll get an output of the entire file with the last commit sha, date and author for every line in the file.</text:span></text:span></text:p>
      <text:p text:style-name="P42"><text:span text:style-name="Source_20_Text"><text:span text:style-name="T36"/></text:span></text:p>
      <text:p text:style-name="Standard"><text:span text:style-name="Source_20_Text"><text:span text:style-name="T70">$ git blame sha1_file.c</text:span></text:span></text:p>
      <text:p text:style-name="Standard"><text:span text:style-name="Source_20_Text"><text:span text:style-name="T36"/></text:span></text:p>
      <text:p text:style-name="Standard"><text:soft-page-break/><text:span text:style-name="Source_20_Text"><text:span text:style-name="T36">This is often helpful if a file had a line reverted or a mistake that broke the build to help you see who changed that line last.</text:span></text:span></text:p>
      <text:p text:style-name="Standard"><text:span text:style-name="Source_20_Text"><text:span text:style-name="T36"/></text:span></text:p>
      <text:p text:style-name="Standard"><text:span text:style-name="Source_20_Text"><text:span text:style-name="T36">You can also specify a start and end line for the blame:</text:span></text:span></text:p>
      <text:p text:style-name="Standard"><text:span text:style-name="Source_20_Text"><text:span text:style-name="T36"/></text:span></text:p>
      <text:p text:style-name="Standard"><text:span text:style-name="Source_20_Text"><text:span text:style-name="T70">$&gt;git blame -L 160,+10 sha1_file.c </text:span></text:span></text:p>
      <text:p text:style-name="Standard"><text:span text:style-name="Source_20_Text"><text:span text:style-name="T36"/></text:span></text:p>
      <text:p text:style-name="Standard"><text:span text:style-name="Source_20_Text"><text:span text:style-name="T36"/></text:span></text:p>
      <text:h text:style-name="P58" text:outline-level="1"><text:bookmark-start text:name="__RefHeading___Toc5034_883239861"/><text:span text:style-name="Source_20_Text"><text:span text:style-name="T108">HOW GIT STORES OBJECTS</text:span></text:span><text:bookmark-end text:name="__RefHeading___Toc5034_883239861"/></text:h>
      <text:p text:style-name="P43"><text:span text:style-name="Source_20_Text"><text:span text:style-name="T37">All objects are stored as compressed contents by their sha values. They contain the object type, size and contents in a gzipped format.</text:span></text:span></text:p>
      <text:p text:style-name="P43"><text:span text:style-name="Source_20_Text"><text:span text:style-name="T37"/></text:span></text:p>
      <text:p text:style-name="P43"><text:span text:style-name="Source_20_Text"><text:span text:style-name="T37">There are two formats that Git keeps objects in - loose objects and packed objects.</text:span></text:span></text:p>
      <text:p text:style-name="P43"><text:span text:style-name="Source_20_Text"><text:span text:style-name="T37"/></text:span></text:p>
      <text:h text:style-name="Heading_20_2" text:outline-level="2"><text:bookmark-start text:name="__RefHeading___Toc5036_883239861"/><text:span text:style-name="Source_20_Text"><text:span text:style-name="T108">LOOSE OBJECTS:</text:span></text:span><text:bookmark-end text:name="__RefHeading___Toc5036_883239861"/></text:h>
      <text:p text:style-name="P43"><text:span text:style-name="Source_20_Text"><text:span text:style-name="T37">Loose objects are the simpler format. It is simply the compressed data stored in a single file on disk. Every object written to a seperate file.</text:span></text:span></text:p>
      <text:p text:style-name="P43"><text:span text:style-name="Source_20_Text"><text:span text:style-name="T37"/></text:span></text:p>
      <text:p text:style-name="P43"><text:span text:style-name="Source_20_Text"><text:span text:style-name="T37">If the sha of your object is </text:span></text:span><text:span text:style-name="Source_20_Text"><text:span text:style-name="T71">ab04d884140f7b0cf8bbf86d6883869f16a46f65</text:span></text:span><text:span text:style-name="Source_20_Text"><text:span text:style-name="T37">, then the file will be stored in the following path:</text:span></text:span></text:p>
      <text:p text:style-name="P43"><text:span text:style-name="Source_20_Text"><text:span text:style-name="T37"/></text:span></text:p>
      <text:p text:style-name="Standard"><text:span text:style-name="Source_20_Text"><text:span text:style-name="T71">GIT_DIR/objects/ab/04d884140f7b0cf8bbf86d6883869f16a46f65</text:span></text:span></text:p>
      <text:p text:style-name="Standard"><text:span text:style-name="Source_20_Text"><text:span text:style-name="T37"/></text:span></text:p>
      <text:p text:style-name="Standard"><text:span text:style-name="Source_20_Text"><text:span text:style-name="T37">It pulls the first two characters off and uses that as the subdirectory, so that there are never too many objects in one directory. The actual file name is the remaining 38 characters.</text:span></text:span></text:p>
      <text:p text:style-name="Standard"><text:span text:style-name="Source_20_Text"><text:span text:style-name="T37"/></text:span></text:p>
      <text:h text:style-name="Heading_20_2" text:outline-level="2"><text:bookmark-start text:name="__RefHeading___Toc5038_883239861"/><text:span text:style-name="Source_20_Text"><text:span text:style-name="T118">PACKED OBJECTS:</text:span></text:span><text:bookmark-end text:name="__RefHeading___Toc5038_883239861"/></text:h>
      <text:p text:style-name="P44"><text:span text:style-name="Source_20_Text"><text:span text:style-name="T38">The other format for object storage is the packfile. Since Git stores each version of each file as a seperate object, it can get pretty inefficient. Imagine having a file several thousand lines long and changing a single line. Git will store the second file in it's entirety, which is a great big waste of space.</text:span></text:span></text:p>
      <text:p text:style-name="P44"><text:span text:style-name="Source_20_Text"><text:span text:style-name="T38"/></text:span></text:p>
      <text:p text:style-name="P44"><text:span text:style-name="Source_20_Text"><text:span text:style-name="T38">In order to save that space, Git utilizes the packfile. This is a format where Git will only save the part that has changed in the second file, with a pointer to the file it is similar to.</text:span></text:span></text:p>
      <text:p text:style-name="P44"><text:span text:style-name="Source_20_Text"><text:span text:style-name="T38"/></text:span></text:p>
      <text:p text:style-name="P44"><text:span text:style-name="Source_20_Text"><text:span text:style-name="T38">When objects are written to disk, it is often in the loose format, since that format is less expensive to access. However, eventually you'll want to save the space by packing up the objects - this is done with the git gc command. It will use a rather complicated heuristic to determine which files are likely most similar and base the deltas off that analysis. There can be multiple packfiles, they can be repacked if neccesary (git repack) or unpacked back into loose files (git unpack-objects) relatively easily.</text:span></text:span></text:p>
      <text:p text:style-name="Standard"><text:span text:style-name="Source_20_Text"><text:span text:style-name="T37"/></text:span></text:p>
      <text:p text:style-name="Standard"><text:span text:style-name="Source_20_Text"><text:span text:style-name="T37">Git will also write out an index file for each packfile that is much smaller and contains offsets into the packfile to more quickly find specific objects by sh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5"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5"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Liberation Mono1" fo:font-family="'Liberation Mono'" style:font-style-name="Bold" style:font-family-generic="modern" style:font-pitch="fixed" fo:font-size="13pt" fo:letter-spacing="0.007cm"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29T00:37:04.150476636</dc:date>
    <meta:editing-cycles>2433</meta:editing-cycles>
    <meta:editing-duration>P9DT18H54M27S</meta:editing-duration>
    <meta:generator>LibreOffice/6.0.7.3$Linux_X86_64 LibreOffice_project/00m0$Build-3</meta:generator>
    <meta:document-statistic meta:table-count="0" meta:image-count="10" meta:object-count="0" meta:page-count="31" meta:paragraph-count="544" meta:word-count="9471" meta:character-count="54468" meta:non-whitespace-character-count="45439"/>
  </office:meta>
</office:document-meta>
</file>